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2" table:default-cell-style-name="Default"/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table:number-columns-repeated="2"/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[.B115]" office:value-type="float" office:value="36120538.46" calcext:value-type="float">
            <text:p>36120538,46</text:p>
          </table:table-cell>
          <table:table-cell table:formula="of:=[.G115]" office:value-type="float" office:value="28358078.56" calcext:value-type="float">
            <text:p>28358078,56</text:p>
          </table:table-cell>
          <table:table-cell table:formula="of:=[.L115]" office:value-type="float" office:value="42552628.8" calcext:value-type="float">
            <text:p>42552628,8</text:p>
          </table:table-cell>
          <table:table-cell office:value-type="float" office:value="50000" calcext:value-type="float">
            <text:p>50000</text:p>
          </table:table-cell>
          <table:table-cell table:formula="of:=[.C115]" office:value-type="float" office:value="12.17" calcext:value-type="float">
            <text:p>12,17</text:p>
          </table:table-cell>
          <table:table-cell table:formula="of:=[.H115]" office:value-type="float" office:value="30.698" calcext:value-type="float">
            <text:p>30,698</text:p>
          </table:table-cell>
          <table:table-cell table:formula="of:=[.M115]" office:value-type="float" office:value="11.986" calcext:value-type="float">
            <text:p>11,986</text:p>
          </table:table-cell>
          <table:table-cell office:value-type="float" office:value="50000" calcext:value-type="float">
            <text:p>50000</text:p>
          </table:table-cell>
          <table:table-cell table:formula="of:=[.D115]" office:value-type="float" office:value="1.964" calcext:value-type="float">
            <text:p>1,964</text:p>
          </table:table-cell>
          <table:table-cell table:formula="of:=[.I115]" office:value-type="float" office:value="1.8" calcext:value-type="float">
            <text:p>1,8</text:p>
          </table:table-cell>
          <table:table-cell table:formula="of:=[.N115]" office:value-type="float" office:value="9.53" calcext:value-type="float">
            <text:p>9,53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formula="of:=[.B116]" office:value-type="float" office:value="17127232.6975744" calcext:value-type="float">
            <text:p>17127232,6975744</text:p>
          </table:table-cell>
          <table:table-cell table:formula="of:=[.G116]" office:value-type="float" office:value="12358526.3516184" calcext:value-type="float">
            <text:p>12358526,3516184</text:p>
          </table:table-cell>
          <table:table-cell table:formula="of:=[.L116]" office:value-type="float" office:value="9907265.58353675" calcext:value-type="float">
            <text:p>9907265,58353675</text:p>
          </table:table-cell>
          <table:table-cell office:value-type="float" office:value="50000" calcext:value-type="float">
            <text:p>50000</text:p>
          </table:table-cell>
          <table:table-cell table:formula="of:=[.C116]" office:value-type="float" office:value="2.97323056623599" calcext:value-type="float">
            <text:p>2,97323056623599</text:p>
          </table:table-cell>
          <table:table-cell table:formula="of:=[.H116]" office:value-type="float" office:value="3.40314501601093" calcext:value-type="float">
            <text:p>3,40314501601093</text:p>
          </table:table-cell>
          <table:table-cell table:formula="of:=[.M116]" office:value-type="float" office:value="3.65918078263428" calcext:value-type="float">
            <text:p>3,65918078263428</text:p>
          </table:table-cell>
          <table:table-cell office:value-type="float" office:value="50000" calcext:value-type="float">
            <text:p>50000</text:p>
          </table:table-cell>
          <table:table-cell table:formula="of:=[.D116]" office:value-type="float" office:value="0.0480000000000001" calcext:value-type="float">
            <text:p>0,048</text:p>
          </table:table-cell>
          <table:table-cell table:formula="of:=[.I116]" office:value-type="float" office:value="0" calcext:value-type="float">
            <text:p>0</text:p>
          </table:table-cell>
          <table:table-cell table:formula="of:=[.N116]" office:value-type="float" office:value="0.774144689318476" calcext:value-type="float">
            <text:p>0,77414468931847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B225]" office:value-type="float" office:value="21411724.34" calcext:value-type="float">
            <text:p>21411724,34</text:p>
          </table:table-cell>
          <table:table-cell table:formula="of:=[.G225]" office:value-type="float" office:value="14907910.16" calcext:value-type="float">
            <text:p>14907910,16</text:p>
          </table:table-cell>
          <table:table-cell table:formula="of:=[.L225]" office:value-type="float" office:value="22223717.06" calcext:value-type="float">
            <text:p>22223717,06</text:p>
          </table:table-cell>
          <table:table-cell office:value-type="float" office:value="100000" calcext:value-type="float">
            <text:p>100000</text:p>
          </table:table-cell>
          <table:table-cell table:formula="of:=[.C225]" office:value-type="float" office:value="26.868" calcext:value-type="float">
            <text:p>26,868</text:p>
          </table:table-cell>
          <table:table-cell table:formula="of:=[.H225]" office:value-type="float" office:value="62.802" calcext:value-type="float">
            <text:p>62,802</text:p>
          </table:table-cell>
          <table:table-cell table:formula="of:=[.M225]" office:value-type="float" office:value="26.35" calcext:value-type="float">
            <text:p>26,35</text:p>
          </table:table-cell>
          <table:table-cell office:value-type="float" office:value="100000" calcext:value-type="float">
            <text:p>100000</text:p>
          </table:table-cell>
          <table:table-cell table:formula="of:=[.D225]" office:value-type="float" office:value="3.16" calcext:value-type="float">
            <text:p>3,16</text:p>
          </table:table-cell>
          <table:table-cell table:formula="of:=[.I225]" office:value-type="float" office:value="1.8" calcext:value-type="float">
            <text:p>1,8</text:p>
          </table:table-cell>
          <table:table-cell table:formula="of:=[.N225]" office:value-type="float" office:value="5.01" calcext:value-type="float">
            <text:p>5,01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[.B226]" office:value-type="float" office:value="6243528.26670859" calcext:value-type="float">
            <text:p>6243528,26670859</text:p>
          </table:table-cell>
          <table:table-cell table:formula="of:=[.G226]" office:value-type="float" office:value="7939815.89709156" calcext:value-type="float">
            <text:p>7939815,89709156</text:p>
          </table:table-cell>
          <table:table-cell table:formula="of:=[.L226]" office:value-type="float" office:value="5696351.08156711" calcext:value-type="float">
            <text:p>5696351,08156711</text:p>
          </table:table-cell>
          <table:table-cell office:value-type="float" office:value="100000" calcext:value-type="float">
            <text:p>100000</text:p>
          </table:table-cell>
          <table:table-cell table:formula="of:=[.C226]" office:value-type="float" office:value="5.41292674992005" calcext:value-type="float">
            <text:p>5,41292674992005</text:p>
          </table:table-cell>
          <table:table-cell table:formula="of:=[.H226]" office:value-type="float" office:value="3.83105677326766" calcext:value-type="float">
            <text:p>3,83105677326766</text:p>
          </table:table-cell>
          <table:table-cell table:formula="of:=[.M226]" office:value-type="float" office:value="4.97124732838751" calcext:value-type="float">
            <text:p>4,97124732838751</text:p>
          </table:table-cell>
          <table:table-cell office:value-type="float" office:value="100000" calcext:value-type="float">
            <text:p>100000</text:p>
          </table:table-cell>
          <table:table-cell table:formula="of:=[.D226]" office:value-type="float" office:value="0.0565685424949238" calcext:value-type="float">
            <text:p>0,056568542494924</text:p>
          </table:table-cell>
          <table:table-cell table:formula="of:=[.I226]" office:value-type="float" office:value="0" calcext:value-type="float">
            <text:p>0</text:p>
          </table:table-cell>
          <table:table-cell table:formula="of:=[.N226]" office:value-type="float" office:value="0.0299999999999999" calcext:value-type="float">
            <text:p>0,0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[.B340]" office:value-type="float" office:value="8825421.16" calcext:value-type="float">
            <text:p>8825421,16</text:p>
          </table:table-cell>
          <table:table-cell table:formula="of:=[.G340]" office:value-type="float" office:value="6014697.96" calcext:value-type="float">
            <text:p>6014697,96</text:p>
          </table:table-cell>
          <table:table-cell table:formula="of:=[.L340]" office:value-type="float" office:value="6871218.56" calcext:value-type="float">
            <text:p>6871218,56</text:p>
          </table:table-cell>
          <table:table-cell office:value-type="float" office:value="200000" calcext:value-type="float">
            <text:p>200000</text:p>
          </table:table-cell>
          <table:table-cell table:formula="of:=[.C340]" office:value-type="float" office:value="42.722" calcext:value-type="float">
            <text:p>42,722</text:p>
          </table:table-cell>
          <table:table-cell table:formula="of:=[.H340]" office:value-type="float" office:value="96.244" calcext:value-type="float">
            <text:p>96,244</text:p>
          </table:table-cell>
          <table:table-cell table:formula="of:=[.M340]" office:value-type="float" office:value="46.376" calcext:value-type="float">
            <text:p>46,376</text:p>
          </table:table-cell>
          <table:table-cell office:value-type="float" office:value="200000" calcext:value-type="float">
            <text:p>200000</text:p>
          </table:table-cell>
          <table:table-cell table:formula="of:=[.D340]" office:value-type="float" office:value="2.956" calcext:value-type="float">
            <text:p>2,956</text:p>
          </table:table-cell>
          <table:table-cell table:formula="of:=[.I340]" office:value-type="float" office:value="1.8" calcext:value-type="float">
            <text:p>1,8</text:p>
          </table:table-cell>
          <table:table-cell table:formula="of:=[.N340]" office:value-type="float" office:value="6.868" calcext:value-type="float">
            <text:p>6,868</text:p>
          </table:table-cell>
          <table:table-cell table:number-columns-repeated="2"/>
          <table:table-cell office:value-type="float" office:value="200000" calcext:value-type="float">
            <text:p>200000</text:p>
          </table:table-cell>
          <table:table-cell table:formula="of:=[.B341]" office:value-type="float" office:value="4005612.92192951" calcext:value-type="float">
            <text:p>4005612,92192951</text:p>
          </table:table-cell>
          <table:table-cell table:formula="of:=[.G341]" office:value-type="float" office:value="1953095.96351583" calcext:value-type="float">
            <text:p>1953095,96351583</text:p>
          </table:table-cell>
          <table:table-cell table:formula="of:=[.L341]" office:value-type="float" office:value="4469173.97644528" calcext:value-type="float">
            <text:p>4469173,97644528</text:p>
          </table:table-cell>
          <table:table-cell office:value-type="float" office:value="200000" calcext:value-type="float">
            <text:p>200000</text:p>
          </table:table-cell>
          <table:table-cell table:formula="of:=[.C341]" office:value-type="float" office:value="4.63021770546483" calcext:value-type="float">
            <text:p>4,63021770546483</text:p>
          </table:table-cell>
          <table:table-cell table:formula="of:=[.H341]" office:value-type="float" office:value="3.53622171250616" calcext:value-type="float">
            <text:p>3,53622171250616</text:p>
          </table:table-cell>
          <table:table-cell table:formula="of:=[.M341]" office:value-type="float" office:value="5.84573553969045" calcext:value-type="float">
            <text:p>5,84573553969045</text:p>
          </table:table-cell>
          <table:table-cell office:value-type="float" office:value="200000" calcext:value-type="float">
            <text:p>200000</text:p>
          </table:table-cell>
          <table:table-cell table:formula="of:=[.D341]" office:value-type="float" office:value="0.0697423830966509" calcext:value-type="float">
            <text:p>0,069742383096651</text:p>
          </table:table-cell>
          <table:table-cell table:formula="of:=[.I341]" office:value-type="float" office:value="0" calcext:value-type="float">
            <text:p>0</text:p>
          </table:table-cell>
          <table:table-cell table:formula="of:=[.N341]" office:value-type="float" office:value="0.0466476151587627" calcext:value-type="float">
            <text:p>0,046647615158763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formula="of:=[.B455]" office:value-type="float" office:value="3221470.46" calcext:value-type="float">
            <text:p>3221470,46</text:p>
          </table:table-cell>
          <table:table-cell table:formula="of:=[.G455]" office:value-type="float" office:value="5241288.54" calcext:value-type="float">
            <text:p>5241288,54</text:p>
          </table:table-cell>
          <table:table-cell table:formula="of:=[.L455]" office:value-type="float" office:value="3467752.58" calcext:value-type="float">
            <text:p>3467752,58</text:p>
          </table:table-cell>
          <table:table-cell office:value-type="float" office:value="400000" calcext:value-type="float">
            <text:p>400000</text:p>
          </table:table-cell>
          <table:table-cell table:formula="of:=[.C455]" office:value-type="float" office:value="83.424" calcext:value-type="float">
            <text:p>83,424</text:p>
          </table:table-cell>
          <table:table-cell table:formula="of:=[.H455]" office:value-type="float" office:value="101.52" calcext:value-type="float">
            <text:p>101,52</text:p>
          </table:table-cell>
          <table:table-cell table:formula="of:=[.M455]" office:value-type="float" office:value="81.062" calcext:value-type="float">
            <text:p>81,062</text:p>
          </table:table-cell>
          <table:table-cell office:value-type="float" office:value="400000" calcext:value-type="float">
            <text:p>400000</text:p>
          </table:table-cell>
          <table:table-cell table:formula="of:=[.D455]" office:value-type="float" office:value="4.592" calcext:value-type="float">
            <text:p>4,592</text:p>
          </table:table-cell>
          <table:table-cell table:formula="of:=[.I455]" office:value-type="float" office:value="1.8" calcext:value-type="float">
            <text:p>1,8</text:p>
          </table:table-cell>
          <table:table-cell table:formula="of:=[.N455]" office:value-type="float" office:value="8.19999999999999" calcext:value-type="float">
            <text:p>8,19999999999999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  <table:table-cell table:formula="of:=[.B456]" office:value-type="float" office:value="1403147.28614582" calcext:value-type="float">
            <text:p>1403147,28614582</text:p>
          </table:table-cell>
          <table:table-cell table:formula="of:=[.G456]" office:value-type="float" office:value="1511777.9404232" calcext:value-type="float">
            <text:p>1511777,9404232</text:p>
          </table:table-cell>
          <table:table-cell table:formula="of:=[.L456]" office:value-type="float" office:value="1693957.9287888" calcext:value-type="float">
            <text:p>1693957,9287888</text:p>
          </table:table-cell>
          <table:table-cell office:value-type="float" office:value="400000" calcext:value-type="float">
            <text:p>400000</text:p>
          </table:table-cell>
          <table:table-cell table:formula="of:=[.C456]" office:value-type="float" office:value="2.8497410408667" calcext:value-type="float">
            <text:p>2,8497410408667</text:p>
          </table:table-cell>
          <table:table-cell table:formula="of:=[.H456]" office:value-type="float" office:value="0.805977667184395" calcext:value-type="float">
            <text:p>0,805977667184395</text:p>
          </table:table-cell>
          <table:table-cell table:formula="of:=[.M456]" office:value-type="float" office:value="6.58762142203087" calcext:value-type="float">
            <text:p>6,58762142203087</text:p>
          </table:table-cell>
          <table:table-cell office:value-type="float" office:value="400000" calcext:value-type="float">
            <text:p>400000</text:p>
          </table:table-cell>
          <table:table-cell table:formula="of:=[.D456]" office:value-type="float" office:value="0.027129319932501" calcext:value-type="float">
            <text:p>0,027129319932501</text:p>
          </table:table-cell>
          <table:table-cell table:formula="of:=[.I456]" office:value-type="float" office:value="0" calcext:value-type="float">
            <text:p>0</text:p>
          </table:table-cell>
          <table:table-cell table:formula="of:=[.N4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formula="of:=[.B570]" office:value-type="float" office:value="2332566.32" calcext:value-type="float">
            <text:p>2332566,32</text:p>
          </table:table-cell>
          <table:table-cell table:formula="of:=[.G570]" office:value-type="float" office:value="4783873.44" calcext:value-type="float">
            <text:p>4783873,44</text:p>
          </table:table-cell>
          <table:table-cell table:formula="of:=[.L570]" office:value-type="float" office:value="2025238.38" calcext:value-type="float">
            <text:p>2025238,38</text:p>
          </table:table-cell>
          <table:table-cell office:value-type="float" office:value="800000" calcext:value-type="float">
            <text:p>800000</text:p>
          </table:table-cell>
          <table:table-cell table:formula="of:=[.C570]" office:value-type="float" office:value="101.74" calcext:value-type="float">
            <text:p>101,74</text:p>
          </table:table-cell>
          <table:table-cell table:formula="of:=[.H570]" office:value-type="float" office:value="101.68" calcext:value-type="float">
            <text:p>101,68</text:p>
          </table:table-cell>
          <table:table-cell table:formula="of:=[.M570]" office:value-type="float" office:value="101.94" calcext:value-type="float">
            <text:p>101,94</text:p>
          </table:table-cell>
          <table:table-cell office:value-type="float" office:value="800000" calcext:value-type="float">
            <text:p>800000</text:p>
          </table:table-cell>
          <table:table-cell table:formula="of:=[.D570]" office:value-type="float" office:value="6.494" calcext:value-type="float">
            <text:p>6,494</text:p>
          </table:table-cell>
          <table:table-cell table:formula="of:=[.I570]" office:value-type="float" office:value="1.8" calcext:value-type="float">
            <text:p>1,8</text:p>
          </table:table-cell>
          <table:table-cell table:formula="of:=[.N570]" office:value-type="float" office:value="7.72999999999999" calcext:value-type="float">
            <text:p>7,72999999999999</text:p>
          </table:table-cell>
          <table:table-cell table:number-columns-repeated="2"/>
          <table:table-cell office:value-type="float" office:value="800000" calcext:value-type="float">
            <text:p>800000</text:p>
          </table:table-cell>
          <table:table-cell table:formula="of:=[.B571]" office:value-type="float" office:value="887204.440212141" calcext:value-type="float">
            <text:p>887204,440212141</text:p>
          </table:table-cell>
          <table:table-cell table:formula="of:=[.G571]" office:value-type="float" office:value="2042979.77186874" calcext:value-type="float">
            <text:p>2042979,77186874</text:p>
          </table:table-cell>
          <table:table-cell table:formula="of:=[.L571]" office:value-type="float" office:value="737629.544340461" calcext:value-type="float">
            <text:p>737629,544340461</text:p>
          </table:table-cell>
          <table:table-cell office:value-type="float" office:value="800000" calcext:value-type="float">
            <text:p>800000</text:p>
          </table:table-cell>
          <table:table-cell table:formula="of:=[.C571]" office:value-type="float" office:value="2.79864252808393" calcext:value-type="float">
            <text:p>2,79864252808393</text:p>
          </table:table-cell>
          <table:table-cell table:formula="of:=[.H571]" office:value-type="float" office:value="0.76" calcext:value-type="float">
            <text:p>0,76</text:p>
          </table:table-cell>
          <table:table-cell table:formula="of:=[.M571]" office:value-type="float" office:value="2.12988262587402" calcext:value-type="float">
            <text:p>2,12988262587402</text:p>
          </table:table-cell>
          <table:table-cell office:value-type="float" office:value="800000" calcext:value-type="float">
            <text:p>800000</text:p>
          </table:table-cell>
          <table:table-cell table:formula="of:=[.D571]" office:value-type="float" office:value="0.0704556598152339" calcext:value-type="float">
            <text:p>0,070455659815234</text:p>
          </table:table-cell>
          <table:table-cell table:formula="of:=[.I571]" office:value-type="float" office:value="0" calcext:value-type="float">
            <text:p>0</text:p>
          </table:table-cell>
          <table:table-cell table:formula="of:=[.N571]" office:value-type="float" office:value="0.053851648071345" calcext:value-type="float">
            <text:p>0,053851648071345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5"/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td Dev 51-100</text:p>
          </table:table-cell>
          <table:table-cell table:number-columns-repeated="11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_J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NI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6414557" calcext:value-type="float">
            <text:p>16414557</text:p>
          </table:table-cell>
          <table:table-cell office:value-type="float" office:value="188.2" calcext:value-type="float">
            <text:p>188,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40217161" calcext:value-type="float">
            <text:p>40217161</text:p>
          </table:table-cell>
          <table:table-cell office:value-type="float" office:value="33.3" calcext:value-type="float">
            <text:p>33,3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7482056" calcext:value-type="float">
            <text:p>17482056</text:p>
          </table:table-cell>
          <table:table-cell office:value-type="float" office:value="166.7" calcext:value-type="float">
            <text:p>166,7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629720" calcext:value-type="float">
            <text:p>40629720</text:p>
          </table:table-cell>
          <table:table-cell office:value-type="float" office:value="164" calcext:value-type="float">
            <text:p>164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34003370" calcext:value-type="float">
            <text:p>34003370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532993" calcext:value-type="float">
            <text:p>45532993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242679" calcext:value-type="float">
            <text:p>40242679</text:p>
          </table:table-cell>
          <table:table-cell office:value-type="float" office:value="50" calcext:value-type="float">
            <text:p>50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46046323" calcext:value-type="float">
            <text:p>46046323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383722" calcext:value-type="float">
            <text:p>7383722</text:p>
          </table:table-cell>
          <table:table-cell office:value-type="float" office:value="79" calcext:value-type="float">
            <text:p>7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36724" calcext:value-type="float">
            <text:p>3636724</text:p>
          </table:table-cell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37353058" calcext:value-type="float">
            <text:p>37353058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423435" calcext:value-type="float">
            <text:p>51423435</text:p>
          </table:table-cell>
          <table:table-cell office:value-type="float" office:value="34" calcext:value-type="float">
            <text:p>34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89173" calcext:value-type="float">
            <text:p>2189173</text:p>
          </table:table-cell>
          <table:table-cell office:value-type="float" office:value="23" calcext:value-type="float">
            <text:p>23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34448921" calcext:value-type="float">
            <text:p>34448921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2570654" calcext:value-type="float">
            <text:p>52570654</text:p>
          </table:table-cell>
          <table:table-cell office:value-type="float" office:value="24" calcext:value-type="float">
            <text:p>24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124843" calcext:value-type="float">
            <text:p>47124843</text:p>
          </table:table-cell>
          <table:table-cell office:value-type="float" office:value="19" calcext:value-type="float">
            <text:p>19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3498694" calcext:value-type="float">
            <text:p>3498694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933046" calcext:value-type="float">
            <text:p>48933046</text:p>
          </table:table-cell>
          <table:table-cell office:value-type="float" office:value="27.7" calcext:value-type="float">
            <text:p>27,7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756350" calcext:value-type="float">
            <text:p>41756350</text:p>
          </table:table-cell>
          <table:table-cell office:value-type="float" office:value="21" calcext:value-type="float">
            <text:p>21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44978468" calcext:value-type="float">
            <text:p>44978468</text:p>
          </table:table-cell>
          <table:table-cell office:value-type="float" office:value="24.8" calcext:value-type="float">
            <text:p>24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9680875" calcext:value-type="float">
            <text:p>39680875</text:p>
          </table:table-cell>
          <table:table-cell office:value-type="float" office:value="18" calcext:value-type="float">
            <text:p>1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645879" calcext:value-type="float">
            <text:p>48645879</text:p>
          </table:table-cell>
          <table:table-cell office:value-type="float" office:value="21.8" calcext:value-type="float">
            <text:p>21,8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45843428" calcext:value-type="float">
            <text:p>45843428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978351" calcext:value-type="float">
            <text:p>50978351</text:p>
          </table:table-cell>
          <table:table-cell office:value-type="float" office:value="28" calcext:value-type="float">
            <text:p>2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645506" calcext:value-type="float">
            <text:p>39645506</text:p>
          </table:table-cell>
          <table:table-cell office:value-type="float" office:value="19" calcext:value-type="float">
            <text:p>19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48372639" calcext:value-type="float">
            <text:p>48372639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501143" calcext:value-type="float">
            <text:p>42501143</text:p>
          </table:table-cell>
          <table:table-cell office:value-type="float" office:value="17" calcext:value-type="float">
            <text:p>17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654741" calcext:value-type="float">
            <text:p>51654741</text:p>
          </table:table-cell>
          <table:table-cell office:value-type="float" office:value="17" calcext:value-type="float">
            <text:p>17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37260848" calcext:value-type="float">
            <text:p>37260848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065762" calcext:value-type="float">
            <text:p>46065762</text:p>
          </table:table-cell>
          <table:table-cell office:value-type="float" office:value="15" calcext:value-type="float">
            <text:p>15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452539" calcext:value-type="float">
            <text:p>40452539</text:p>
          </table:table-cell>
          <table:table-cell office:value-type="float" office:value="19" calcext:value-type="float">
            <text:p>19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46995509" calcext:value-type="float">
            <text:p>46995509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188454" calcext:value-type="float">
            <text:p>51188454</text:p>
          </table:table-cell>
          <table:table-cell office:value-type="float" office:value="20" calcext:value-type="float">
            <text:p>20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723262" calcext:value-type="float">
            <text:p>43723262</text:p>
          </table:table-cell>
          <table:table-cell office:value-type="float" office:value="17" calcext:value-type="float">
            <text:p>17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36786981" calcext:value-type="float">
            <text:p>36786981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5767444" calcext:value-type="float">
            <text:p>45767444</text:p>
          </table:table-cell>
          <table:table-cell office:value-type="float" office:value="19" calcext:value-type="float">
            <text:p>1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874419" calcext:value-type="float">
            <text:p>40874419</text:p>
          </table:table-cell>
          <table:table-cell office:value-type="float" office:value="13" calcext:value-type="float">
            <text:p>13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45076102" calcext:value-type="float">
            <text:p>45076102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213822" calcext:value-type="float">
            <text:p>37213822</text:p>
          </table:table-cell>
          <table:table-cell office:value-type="float" office:value="17" calcext:value-type="float">
            <text:p>17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600870" calcext:value-type="float">
            <text:p>43600870</text:p>
          </table:table-cell>
          <table:table-cell office:value-type="float" office:value="18" calcext:value-type="float">
            <text:p>18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33494503" calcext:value-type="float">
            <text:p>33494503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481559" calcext:value-type="float">
            <text:p>44481559</text:p>
          </table:table-cell>
          <table:table-cell office:value-type="float" office:value="16.8" calcext:value-type="float">
            <text:p>16,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937727" calcext:value-type="float">
            <text:p>48937727</text:p>
          </table:table-cell>
          <table:table-cell office:value-type="float" office:value="22" calcext:value-type="float">
            <text:p>22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43829130" calcext:value-type="float">
            <text:p>43829130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886742" calcext:value-type="float">
            <text:p>5088674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89691" calcext:value-type="float">
            <text:p>8189691</text:p>
          </table:table-cell>
          <table:table-cell office:value-type="float" office:value="28" calcext:value-type="float">
            <text:p>2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955206" calcext:value-type="float">
            <text:p>39955206</text:p>
          </table:table-cell>
          <table:table-cell office:value-type="float" office:value="19.8" calcext:value-type="float">
            <text:p>19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737070" calcext:value-type="float">
            <text:p>50737070</text:p>
          </table:table-cell>
          <table:table-cell office:value-type="float" office:value="22" calcext:value-type="float">
            <text:p>2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82558" calcext:value-type="float">
            <text:p>6682558</text:p>
          </table:table-cell>
          <table:table-cell office:value-type="float" office:value="15.8" calcext:value-type="float">
            <text:p>15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312249" calcext:value-type="float">
            <text:p>40312249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573432" calcext:value-type="float">
            <text:p>49573432</text:p>
          </table:table-cell>
          <table:table-cell office:value-type="float" office:value="35" calcext:value-type="float">
            <text:p>35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15238" calcext:value-type="float">
            <text:p>1815238</text:p>
          </table:table-cell>
          <table:table-cell office:value-type="float" office:value="14" calcext:value-type="float">
            <text:p>1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712648" calcext:value-type="float">
            <text:p>40712648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512174" calcext:value-type="float">
            <text:p>50512174</text:p>
          </table:table-cell>
          <table:table-cell office:value-type="float" office:value="11" calcext:value-type="float">
            <text:p>1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50382" calcext:value-type="float">
            <text:p>2850382</text:p>
          </table:table-cell>
          <table:table-cell office:value-type="float" office:value="31" calcext:value-type="float">
            <text:p>3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604404" calcext:value-type="float">
            <text:p>34604404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1407757" calcext:value-type="float">
            <text:p>41407757</text:p>
          </table:table-cell>
          <table:table-cell office:value-type="float" office:value="39" calcext:value-type="float">
            <text:p>3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188744" calcext:value-type="float">
            <text:p>40188744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025727" calcext:value-type="float">
            <text:p>46025727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366350" calcext:value-type="float">
            <text:p>43366350</text:p>
          </table:table-cell>
          <table:table-cell office:value-type="float" office:value="21" calcext:value-type="float">
            <text:p>2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504258" calcext:value-type="float">
            <text:p>9504258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001184" calcext:value-type="float">
            <text:p>48001184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759762" calcext:value-type="float">
            <text:p>49759762</text:p>
          </table:table-cell>
          <table:table-cell office:value-type="float" office:value="16" calcext:value-type="float">
            <text:p>1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740088" calcext:value-type="float">
            <text:p>36740088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319167" calcext:value-type="float">
            <text:p>35319167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973623" calcext:value-type="float">
            <text:p>38973623</text:p>
          </table:table-cell>
          <table:table-cell office:value-type="float" office:value="36.6" calcext:value-type="float">
            <text:p>36,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389816" calcext:value-type="float">
            <text:p>50389816</text:p>
          </table:table-cell>
          <table:table-cell office:value-type="float" office:value="16" calcext:value-type="float">
            <text:p>1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2226437" calcext:value-type="float">
            <text:p>32226437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536542" calcext:value-type="float">
            <text:p>48536542</text:p>
          </table:table-cell>
          <table:table-cell office:value-type="float" office:value="10" calcext:value-type="float">
            <text:p>1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504406" calcext:value-type="float">
            <text:p>36504406</text:p>
          </table:table-cell>
          <table:table-cell office:value-type="float" office:value="16.8" calcext:value-type="float">
            <text:p>16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936729" calcext:value-type="float">
            <text:p>35936729</text:p>
          </table:table-cell>
          <table:table-cell office:value-type="float" office:value="23.8" calcext:value-type="float">
            <text:p>23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461160" calcext:value-type="float">
            <text:p>50461160</text:p>
          </table:table-cell>
          <table:table-cell office:value-type="float" office:value="16" calcext:value-type="float">
            <text:p>16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33011" calcext:value-type="float">
            <text:p>3233011</text:p>
          </table:table-cell>
          <table:table-cell office:value-type="float" office:value="16" calcext:value-type="float">
            <text:p>1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1844679" calcext:value-type="float">
            <text:p>41844679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973746" calcext:value-type="float">
            <text:p>4397374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076362" calcext:value-type="float">
            <text:p>43076362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403973" calcext:value-type="float">
            <text:p>35403973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447982" calcext:value-type="float">
            <text:p>50447982</text:p>
          </table:table-cell>
          <table:table-cell office:value-type="float" office:value="28" calcext:value-type="float">
            <text:p>28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964701" calcext:value-type="float">
            <text:p>14964701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499376" calcext:value-type="float">
            <text:p>44499376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562125" calcext:value-type="float">
            <text:p>37562125</text:p>
          </table:table-cell>
          <table:table-cell office:value-type="float" office:value="18" calcext:value-type="float">
            <text:p>18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382221" calcext:value-type="float">
            <text:p>48382221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0307787" calcext:value-type="float">
            <text:p>40307787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418161" calcext:value-type="float">
            <text:p>50418161</text:p>
          </table:table-cell>
          <table:table-cell office:value-type="float" office:value="11" calcext:value-type="float">
            <text:p>11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167684" calcext:value-type="float">
            <text:p>38167684</text:p>
          </table:table-cell>
          <table:table-cell office:value-type="float" office:value="15" calcext:value-type="float">
            <text:p>1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023368" calcext:value-type="float">
            <text:p>43023368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497458" calcext:value-type="float">
            <text:p>37497458</text:p>
          </table:table-cell>
          <table:table-cell office:value-type="float" office:value="11" calcext:value-type="float">
            <text:p>11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12968" calcext:value-type="float">
            <text:p>8212968</text:p>
          </table:table-cell>
          <table:table-cell office:value-type="float" office:value="16" calcext:value-type="float">
            <text:p>1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27527" calcext:value-type="float">
            <text:p>3827527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360052" calcext:value-type="float">
            <text:p>36360052</text:p>
          </table:table-cell>
          <table:table-cell office:value-type="float" office:value="12" calcext:value-type="float">
            <text:p>12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320225" calcext:value-type="float">
            <text:p>37320225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927378" calcext:value-type="float">
            <text:p>47927378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210785" calcext:value-type="float">
            <text:p>38210785</text:p>
          </table:table-cell>
          <table:table-cell office:value-type="float" office:value="11" calcext:value-type="float">
            <text:p>11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936832" calcext:value-type="float">
            <text:p>42936832</text:p>
          </table:table-cell>
          <table:table-cell office:value-type="float" office:value="15.8" calcext:value-type="float">
            <text:p>15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050260" calcext:value-type="float">
            <text:p>7050260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418103" calcext:value-type="float">
            <text:p>37418103</text:p>
          </table:table-cell>
          <table:table-cell office:value-type="float" office:value="10.9" calcext:value-type="float">
            <text:p>10,9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081292" calcext:value-type="float">
            <text:p>38081292</text:p>
          </table:table-cell>
          <table:table-cell office:value-type="float" office:value="17" calcext:value-type="float">
            <text:p>1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3336061" calcext:value-type="float">
            <text:p>43336061</text:p>
          </table:table-cell>
          <table:table-cell office:value-type="float" office:value="21.8" calcext:value-type="float">
            <text:p>21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660983" calcext:value-type="float">
            <text:p>38660983</text:p>
          </table:table-cell>
          <table:table-cell office:value-type="float" office:value="10" calcext:value-type="float">
            <text:p>10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351062" calcext:value-type="float">
            <text:p>36351062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5428029" calcext:value-type="float">
            <text:p>45428029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2650" calcext:value-type="float">
            <text:p>2342650</text:p>
          </table:table-cell>
          <table:table-cell office:value-type="float" office:value="10" calcext:value-type="float">
            <text:p>10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261047" calcext:value-type="float">
            <text:p>49261047</text:p>
          </table:table-cell>
          <table:table-cell office:value-type="float" office:value="14" calcext:value-type="float">
            <text:p>1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3982216" calcext:value-type="float">
            <text:p>33982216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873823" calcext:value-type="float">
            <text:p>43873823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066574" calcext:value-type="float">
            <text:p>40066574</text:p>
          </table:table-cell>
          <table:table-cell office:value-type="float" office:value="24" calcext:value-type="float">
            <text:p>2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6639450" calcext:value-type="float">
            <text:p>46639450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937069" calcext:value-type="float">
            <text:p>37937069</text:p>
          </table:table-cell>
          <table:table-cell office:value-type="float" office:value="15" calcext:value-type="float">
            <text:p>15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78378" calcext:value-type="float">
            <text:p>1978378</text:p>
          </table:table-cell>
          <table:table-cell office:value-type="float" office:value="18" calcext:value-type="float">
            <text:p>1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9174971" calcext:value-type="float">
            <text:p>39174971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159692" calcext:value-type="float">
            <text:p>51159692</text:p>
          </table:table-cell>
          <table:table-cell office:value-type="float" office:value="17" calcext:value-type="float">
            <text:p>17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999647" calcext:value-type="float">
            <text:p>48999647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7186459" calcext:value-type="float">
            <text:p>47186459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760595" calcext:value-type="float">
            <text:p>51760595</text:p>
          </table:table-cell>
          <table:table-cell office:value-type="float" office:value="8" calcext:value-type="float">
            <text:p>8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397369" calcext:value-type="float">
            <text:p>49397369</text:p>
          </table:table-cell>
          <table:table-cell office:value-type="float" office:value="14" calcext:value-type="float">
            <text:p>1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3361688" calcext:value-type="float">
            <text:p>33361688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398612" calcext:value-type="float">
            <text:p>49398612</text:p>
          </table:table-cell>
          <table:table-cell office:value-type="float" office:value="11" calcext:value-type="float">
            <text:p>11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508094" calcext:value-type="float">
            <text:p>50508094</text:p>
          </table:table-cell>
          <table:table-cell office:value-type="float" office:value="13" calcext:value-type="float">
            <text:p>1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976857" calcext:value-type="float">
            <text:p>7976857</text:p>
          </table:table-cell>
          <table:table-cell office:value-type="float" office:value="32" calcext:value-type="float">
            <text:p>3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885885" calcext:value-type="float">
            <text:p>48885885</text:p>
          </table:table-cell>
          <table:table-cell office:value-type="float" office:value="10" calcext:value-type="float">
            <text:p>10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315247" calcext:value-type="float">
            <text:p>39315247</text:p>
          </table:table-cell>
          <table:table-cell office:value-type="float" office:value="14.9" calcext:value-type="float">
            <text:p>14,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2999386" calcext:value-type="float">
            <text:p>32999386</text:p>
          </table:table-cell>
          <table:table-cell office:value-type="float" office:value="31" calcext:value-type="float">
            <text:p>3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206636" calcext:value-type="float">
            <text:p>50206636</text:p>
          </table:table-cell>
          <table:table-cell office:value-type="float" office:value="8.9" calcext:value-type="float">
            <text:p>8,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429066" calcext:value-type="float">
            <text:p>47429066</text:p>
          </table:table-cell>
          <table:table-cell office:value-type="float" office:value="16" calcext:value-type="float">
            <text:p>1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2089224" calcext:value-type="float">
            <text:p>32089224</text:p>
          </table:table-cell>
          <table:table-cell office:value-type="float" office:value="33.7" calcext:value-type="float">
            <text:p>33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30196" calcext:value-type="float">
            <text:p>1430196</text:p>
          </table:table-cell>
          <table:table-cell office:value-type="float" office:value="10" calcext:value-type="float">
            <text:p>10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008368" calcext:value-type="float">
            <text:p>36008368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8801599" calcext:value-type="float">
            <text:p>28801599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914096" calcext:value-type="float">
            <text:p>36914096</text:p>
          </table:table-cell>
          <table:table-cell office:value-type="float" office:value="9" calcext:value-type="float">
            <text:p>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662450" calcext:value-type="float">
            <text:p>42662450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7377848" calcext:value-type="float">
            <text:p>47377848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808902" calcext:value-type="float">
            <text:p>37808902</text:p>
          </table:table-cell>
          <table:table-cell office:value-type="float" office:value="9" calcext:value-type="float">
            <text:p>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261062" calcext:value-type="float">
            <text:p>37261062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5491338" calcext:value-type="float">
            <text:p>45491338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005450" calcext:value-type="float">
            <text:p>37005450</text:p>
          </table:table-cell>
          <table:table-cell office:value-type="float" office:value="14" calcext:value-type="float">
            <text:p>14</text:p>
          </table:table-cell>
          <table:table-cell office:value-type="float" office:value="7.6" calcext:value-type="float">
            <text:p>7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04956" calcext:value-type="float">
            <text:p>2604956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2792512" calcext:value-type="float">
            <text:p>42792512</text:p>
          </table:table-cell>
          <table:table-cell office:value-type="float" office:value="31" calcext:value-type="float">
            <text:p>3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904285" calcext:value-type="float">
            <text:p>50904285</text:p>
          </table:table-cell>
          <table:table-cell office:value-type="float" office:value="10" calcext:value-type="float">
            <text:p>10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853853" calcext:value-type="float">
            <text:p>49853853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597784" calcext:value-type="float">
            <text:p>7597784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170329" calcext:value-type="float">
            <text:p>38170329</text:p>
          </table:table-cell>
          <table:table-cell office:value-type="float" office:value="18" calcext:value-type="float">
            <text:p>18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438382" calcext:value-type="float">
            <text:p>43438382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6996893" calcext:value-type="float">
            <text:p>46996893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991783" calcext:value-type="float">
            <text:p>49991783</text:p>
          </table:table-cell>
          <table:table-cell office:value-type="float" office:value="16" calcext:value-type="float">
            <text:p>16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71262" calcext:value-type="float">
            <text:p>3871262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813871" calcext:value-type="float">
            <text:p>3813871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87620" calcext:value-type="float">
            <text:p>1487620</text:p>
          </table:table-cell>
          <table:table-cell office:value-type="float" office:value="13" calcext:value-type="float">
            <text:p>13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057715" calcext:value-type="float">
            <text:p>51057715</text:p>
          </table:table-cell>
          <table:table-cell office:value-type="float" office:value="12.9" calcext:value-type="float">
            <text:p>12,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2598386" calcext:value-type="float">
            <text:p>42598386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438234" calcext:value-type="float">
            <text:p>48438234</text:p>
          </table:table-cell>
          <table:table-cell office:value-type="float" office:value="10" calcext:value-type="float">
            <text:p>10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613984" calcext:value-type="float">
            <text:p>37613984</text:p>
          </table:table-cell>
          <table:table-cell office:value-type="float" office:value="11" calcext:value-type="float">
            <text:p>1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3124504" calcext:value-type="float">
            <text:p>43124504</text:p>
          </table:table-cell>
          <table:table-cell office:value-type="float" office:value="28.7" calcext:value-type="float">
            <text:p>28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711503" calcext:value-type="float">
            <text:p>48711503</text:p>
          </table:table-cell>
          <table:table-cell office:value-type="float" office:value="17.8" calcext:value-type="float">
            <text:p>17,8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162892" calcext:value-type="float">
            <text:p>37162892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1789536" calcext:value-type="float">
            <text:p>41789536</text:p>
          </table:table-cell>
          <table:table-cell office:value-type="float" office:value="33" calcext:value-type="float">
            <text:p>3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151307" calcext:value-type="float">
            <text:p>43151307</text:p>
          </table:table-cell>
          <table:table-cell office:value-type="float" office:value="10" calcext:value-type="float">
            <text:p>10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916110" calcext:value-type="float">
            <text:p>34916110</text:p>
          </table:table-cell>
          <table:table-cell office:value-type="float" office:value="14" calcext:value-type="float">
            <text:p>1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018728" calcext:value-type="float">
            <text:p>7018728</text:p>
          </table:table-cell>
          <table:table-cell office:value-type="float" office:value="35" calcext:value-type="float">
            <text:p>3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384133" calcext:value-type="float">
            <text:p>51384133</text:p>
          </table:table-cell>
          <table:table-cell office:value-type="float" office:value="12" calcext:value-type="float">
            <text:p>12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09346" calcext:value-type="float">
            <text:p>6709346</text:p>
          </table:table-cell>
          <table:table-cell office:value-type="float" office:value="19" calcext:value-type="float">
            <text:p>1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7796571" calcext:value-type="float">
            <text:p>47796571</text:p>
          </table:table-cell>
          <table:table-cell office:value-type="float" office:value="36" calcext:value-type="float">
            <text:p>3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402293" calcext:value-type="float">
            <text:p>50402293</text:p>
          </table:table-cell>
          <table:table-cell office:value-type="float" office:value="21" calcext:value-type="float">
            <text:p>21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153299" calcext:value-type="float">
            <text:p>48153299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487073" calcext:value-type="float">
            <text:p>8487073</text:p>
          </table:table-cell>
          <table:table-cell office:value-type="float" office:value="34" calcext:value-type="float">
            <text:p>3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789099" calcext:value-type="float">
            <text:p>48789099</text:p>
          </table:table-cell>
          <table:table-cell office:value-type="float" office:value="10" calcext:value-type="float">
            <text:p>10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695993" calcext:value-type="float">
            <text:p>51695993</text:p>
          </table:table-cell>
          <table:table-cell office:value-type="float" office:value="18" calcext:value-type="float">
            <text:p>1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4736062" calcext:value-type="float">
            <text:p>34736062</text:p>
          </table:table-cell>
          <table:table-cell office:value-type="float" office:value="33" calcext:value-type="float">
            <text:p>3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079326" calcext:value-type="float">
            <text:p>37079326</text:p>
          </table:table-cell>
          <table:table-cell office:value-type="float" office:value="11" calcext:value-type="float">
            <text:p>11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75271" calcext:value-type="float">
            <text:p>6075271</text:p>
          </table:table-cell>
          <table:table-cell office:value-type="float" office:value="16" calcext:value-type="float">
            <text:p>1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8620256" calcext:value-type="float">
            <text:p>28620256</text:p>
          </table:table-cell>
          <table:table-cell office:value-type="float" office:value="34" calcext:value-type="float">
            <text:p>3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282617" calcext:value-type="float">
            <text:p>44282617</text:p>
          </table:table-cell>
          <table:table-cell office:value-type="float" office:value="19" calcext:value-type="float">
            <text:p>19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022164" calcext:value-type="float">
            <text:p>49022164</text:p>
          </table:table-cell>
          <table:table-cell office:value-type="float" office:value="12.9" calcext:value-type="float">
            <text:p>12,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4424782" calcext:value-type="float">
            <text:p>14424782</text:p>
          </table:table-cell>
          <table:table-cell office:value-type="float" office:value="36" calcext:value-type="float">
            <text:p>3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095449" calcext:value-type="float">
            <text:p>48095449</text:p>
          </table:table-cell>
          <table:table-cell office:value-type="float" office:value="9" calcext:value-type="float">
            <text:p>9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697084" calcext:value-type="float">
            <text:p>43697084</text:p>
          </table:table-cell>
          <table:table-cell office:value-type="float" office:value="13" calcext:value-type="float">
            <text:p>1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4908766" calcext:value-type="float">
            <text:p>14908766</text:p>
          </table:table-cell>
          <table:table-cell office:value-type="float" office:value="34" calcext:value-type="float">
            <text:p>3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059977" calcext:value-type="float">
            <text:p>37059977</text:p>
          </table:table-cell>
          <table:table-cell office:value-type="float" office:value="7.9" calcext:value-type="float">
            <text:p>7,9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23276" calcext:value-type="float">
            <text:p>3123276</text:p>
          </table:table-cell>
          <table:table-cell office:value-type="float" office:value="14" calcext:value-type="float">
            <text:p>1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4656009" calcext:value-type="float">
            <text:p>44656009</text:p>
          </table:table-cell>
          <table:table-cell office:value-type="float" office:value="27.7" calcext:value-type="float">
            <text:p>27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140316" calcext:value-type="float">
            <text:p>43140316</text:p>
          </table:table-cell>
          <table:table-cell office:value-type="float" office:value="10" calcext:value-type="float">
            <text:p>10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101630" calcext:value-type="float">
            <text:p>51101630</text:p>
          </table:table-cell>
          <table:table-cell office:value-type="float" office:value="13" calcext:value-type="float">
            <text:p>1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2964755" calcext:value-type="float">
            <text:p>12964755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750167" calcext:value-type="float">
            <text:p>36750167</text:p>
          </table:table-cell>
          <table:table-cell office:value-type="float" office:value="12" calcext:value-type="float">
            <text:p>12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82477" calcext:value-type="float">
            <text:p>7482477</text:p>
          </table:table-cell>
          <table:table-cell office:value-type="float" office:value="14" calcext:value-type="float">
            <text:p>1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0262879" calcext:value-type="float">
            <text:p>10262879</text:p>
          </table:table-cell>
          <table:table-cell office:value-type="float" office:value="34" calcext:value-type="float">
            <text:p>3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871115" calcext:value-type="float">
            <text:p>51871115</text:p>
          </table:table-cell>
          <table:table-cell office:value-type="float" office:value="17" calcext:value-type="float">
            <text:p>17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391018" calcext:value-type="float">
            <text:p>49391018</text:p>
          </table:table-cell>
          <table:table-cell office:value-type="float" office:value="25" calcext:value-type="float">
            <text:p>2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1977976" calcext:value-type="float">
            <text:p>31977976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426826" calcext:value-type="float">
            <text:p>38426826</text:p>
          </table:table-cell>
          <table:table-cell office:value-type="float" office:value="8" calcext:value-type="float">
            <text:p>8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085693" calcext:value-type="float">
            <text:p>48085693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3789019" calcext:value-type="float">
            <text:p>43789019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310583" calcext:value-type="float">
            <text:p>51310583</text:p>
          </table:table-cell>
          <table:table-cell office:value-type="float" office:value="18" calcext:value-type="float">
            <text:p>18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105894" calcext:value-type="float">
            <text:p>50105894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1124758" calcext:value-type="float">
            <text:p>31124758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913900" calcext:value-type="float">
            <text:p>37913900</text:p>
          </table:table-cell>
          <table:table-cell office:value-type="float" office:value="14" calcext:value-type="float">
            <text:p>14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371354" calcext:value-type="float">
            <text:p>43371354</text:p>
          </table:table-cell>
          <table:table-cell office:value-type="float" office:value="14.9" calcext:value-type="float">
            <text:p>14,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4524298" calcext:value-type="float">
            <text:p>34524298</text:p>
          </table:table-cell>
          <table:table-cell office:value-type="float" office:value="32" calcext:value-type="float">
            <text:p>3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717568" calcext:value-type="float">
            <text:p>50717568</text:p>
          </table:table-cell>
          <table:table-cell office:value-type="float" office:value="14" calcext:value-type="float">
            <text:p>14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36384" calcext:value-type="float">
            <text:p>3736384</text:p>
          </table:table-cell>
          <table:table-cell office:value-type="float" office:value="11" calcext:value-type="float">
            <text:p>1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8144719" calcext:value-type="float">
            <text:p>28144719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368131" calcext:value-type="float">
            <text:p>44368131</text:p>
          </table:table-cell>
          <table:table-cell office:value-type="float" office:value="9" calcext:value-type="float">
            <text:p>9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459855" calcext:value-type="float">
            <text:p>51459855</text:p>
          </table:table-cell>
          <table:table-cell office:value-type="float" office:value="8" calcext:value-type="float">
            <text:p>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7322837" calcext:value-type="float">
            <text:p>37322837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160372" calcext:value-type="float">
            <text:p>49160372</text:p>
          </table:table-cell>
          <table:table-cell office:value-type="float" office:value="11.9" calcext:value-type="float">
            <text:p>11,9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53483" calcext:value-type="float">
            <text:p>755348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375909" calcext:value-type="float">
            <text:p>8375909</text:p>
          </table:table-cell>
          <table:table-cell office:value-type="float" office:value="30.7" calcext:value-type="float">
            <text:p>30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753209" calcext:value-type="float">
            <text:p>37753209</text:p>
          </table:table-cell>
          <table:table-cell office:value-type="float" office:value="10" calcext:value-type="float">
            <text:p>10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556246" calcext:value-type="float">
            <text:p>3755624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8527040" calcext:value-type="float">
            <text:p>38527040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754578" calcext:value-type="float">
            <text:p>35754578</text:p>
          </table:table-cell>
          <table:table-cell office:value-type="float" office:value="10" calcext:value-type="float">
            <text:p>10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079901" calcext:value-type="float">
            <text:p>5007990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559360" calcext:value-type="float">
            <text:p>31559360</text:p>
          </table:table-cell>
          <table:table-cell office:value-type="float" office:value="35" calcext:value-type="float">
            <text:p>3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694538" calcext:value-type="float">
            <text:p>37694538</text:p>
          </table:table-cell>
          <table:table-cell office:value-type="float" office:value="14" calcext:value-type="float">
            <text:p>14</text:p>
          </table:table-cell>
          <table:table-cell office:value-type="float" office:value="9.2" calcext:value-type="float">
            <text:p>9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872986" calcext:value-type="float">
            <text:p>368729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458715" calcext:value-type="float">
            <text:p>36458715</text:p>
          </table:table-cell>
          <table:table-cell office:value-type="float" office:value="32" calcext:value-type="float">
            <text:p>3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056260" calcext:value-type="float">
            <text:p>37056260</text:p>
          </table:table-cell>
          <table:table-cell office:value-type="float" office:value="13" calcext:value-type="float">
            <text:p>13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55359" calcext:value-type="float">
            <text:p>255535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988095" calcext:value-type="float">
            <text:p>35988095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239477" calcext:value-type="float">
            <text:p>49239477</text:p>
          </table:table-cell>
          <table:table-cell office:value-type="float" office:value="11" calcext:value-type="float">
            <text:p>1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048212" calcext:value-type="float">
            <text:p>360482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428570" calcext:value-type="float">
            <text:p>31428570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533088" calcext:value-type="float">
            <text:p>38533088</text:p>
          </table:table-cell>
          <table:table-cell office:value-type="float" office:value="8" calcext:value-type="float">
            <text:p>8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572739" calcext:value-type="float">
            <text:p>37572739</text:p>
          </table:table-cell>
          <table:table-cell office:value-type="float" office:value="10.9" calcext:value-type="float">
            <text:p>10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2201144" calcext:value-type="float">
            <text:p>42201144</text:p>
          </table:table-cell>
          <table:table-cell office:value-type="float" office:value="32" calcext:value-type="float">
            <text:p>3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556492" calcext:value-type="float">
            <text:p>43556492</text:p>
          </table:table-cell>
          <table:table-cell office:value-type="float" office:value="19" calcext:value-type="float">
            <text:p>19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000380" calcext:value-type="float">
            <text:p>5000038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65352" calcext:value-type="float">
            <text:p>7365352</text:p>
          </table:table-cell>
          <table:table-cell office:value-type="float" office:value="25.7" calcext:value-type="float">
            <text:p>25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2237032" calcext:value-type="float">
            <text:p>52237032</text:p>
          </table:table-cell>
          <table:table-cell office:value-type="float" office:value="7.9" calcext:value-type="float">
            <text:p>7,9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652753" calcext:value-type="float">
            <text:p>3665275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264184" calcext:value-type="float">
            <text:p>27264184</text:p>
          </table:table-cell>
          <table:table-cell office:value-type="float" office:value="34" calcext:value-type="float">
            <text:p>3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940184" calcext:value-type="float">
            <text:p>42940184</text:p>
          </table:table-cell>
          <table:table-cell office:value-type="float" office:value="16" calcext:value-type="float">
            <text:p>16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825344" calcext:value-type="float">
            <text:p>5082534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768241" calcext:value-type="float">
            <text:p>11768241</text:p>
          </table:table-cell>
          <table:table-cell office:value-type="float" office:value="33" calcext:value-type="float">
            <text:p>3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354650" calcext:value-type="float">
            <text:p>51354650</text:p>
          </table:table-cell>
          <table:table-cell office:value-type="float" office:value="14" calcext:value-type="float">
            <text:p>14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679802" calcext:value-type="float">
            <text:p>486798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035585" calcext:value-type="float">
            <text:p>32035585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803343" calcext:value-type="float">
            <text:p>48803343</text:p>
          </table:table-cell>
          <table:table-cell office:value-type="float" office:value="10" calcext:value-type="float">
            <text:p>1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318469" calcext:value-type="float">
            <text:p>4931846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696507" calcext:value-type="float">
            <text:p>37696507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124074" calcext:value-type="float">
            <text:p>48124074</text:p>
          </table:table-cell>
          <table:table-cell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964564" calcext:value-type="float">
            <text:p>5096456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2510720" calcext:value-type="float">
            <text:p>42510720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264199" calcext:value-type="float">
            <text:p>36264199</text:p>
          </table:table-cell>
          <table:table-cell office:value-type="float" office:value="9" calcext:value-type="float">
            <text:p>9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495776" calcext:value-type="float">
            <text:p>3749577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213397" calcext:value-type="float">
            <text:p>36213397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68108" calcext:value-type="float">
            <text:p>1368108</text:p>
          </table:table-cell>
          <table:table-cell office:value-type="float" office:value="11" calcext:value-type="float">
            <text:p>1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206364" calcext:value-type="float">
            <text:p>49206364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140650" calcext:value-type="float">
            <text:p>34140650</text:p>
          </table:table-cell>
          <table:table-cell office:value-type="float" office:value="31" calcext:value-type="float">
            <text:p>3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599883" calcext:value-type="float">
            <text:p>37599883</text:p>
          </table:table-cell>
          <table:table-cell office:value-type="float" office:value="9" calcext:value-type="float">
            <text:p>9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611960" calcext:value-type="float">
            <text:p>3761196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803686" calcext:value-type="float">
            <text:p>24803686</text:p>
          </table:table-cell>
          <table:table-cell office:value-type="float" office:value="31.7" calcext:value-type="float">
            <text:p>31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715522" calcext:value-type="float">
            <text:p>50715522</text:p>
          </table:table-cell>
          <table:table-cell office:value-type="float" office:value="11" calcext:value-type="float">
            <text:p>1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368213" calcext:value-type="float">
            <text:p>383682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486665" calcext:value-type="float">
            <text:p>37486665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831407" calcext:value-type="float">
            <text:p>44831407</text:p>
          </table:table-cell>
          <table:table-cell office:value-type="float" office:value="10.9" calcext:value-type="float">
            <text:p>10,9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50556" calcext:value-type="float">
            <text:p>365055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881501" calcext:value-type="float">
            <text:p>32881501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992511" calcext:value-type="float">
            <text:p>37992511</text:p>
          </table:table-cell>
          <table:table-cell office:value-type="float" office:value="13" calcext:value-type="float">
            <text:p>13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967852" calcext:value-type="float">
            <text:p>4996785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885177" calcext:value-type="float">
            <text:p>3885177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49217" calcext:value-type="float">
            <text:p>2949217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741107" calcext:value-type="float">
            <text:p>5174110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640601" calcext:value-type="float">
            <text:p>32640601</text:p>
          </table:table-cell>
          <table:table-cell office:value-type="float" office:value="37" calcext:value-type="float">
            <text:p>3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744852" calcext:value-type="float">
            <text:p>38744852</text:p>
          </table:table-cell>
          <table:table-cell office:value-type="float" office:value="14" calcext:value-type="float">
            <text:p>14</text:p>
          </table:table-cell>
          <table:table-cell office:value-type="float" office:value="10.3" calcext:value-type="float">
            <text:p>10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892684" calcext:value-type="float">
            <text:p>438926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3250783" calcext:value-type="float">
            <text:p>23250783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663092" calcext:value-type="float">
            <text:p>49663092</text:p>
          </table:table-cell>
          <table:table-cell office:value-type="float" office:value="11" calcext:value-type="float">
            <text:p>11</text:p>
          </table:table-cell>
          <table:table-cell office:value-type="float" office:value="10.3" calcext:value-type="float">
            <text:p>10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60733" calcext:value-type="float">
            <text:p>256073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421372" calcext:value-type="float">
            <text:p>36421372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023009" calcext:value-type="float">
            <text:p>44023009</text:p>
          </table:table-cell>
          <table:table-cell office:value-type="float" office:value="8" calcext:value-type="float">
            <text:p>8</text:p>
          </table:table-cell>
          <table:table-cell office:value-type="float" office:value="10.3" calcext:value-type="float">
            <text:p>10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447063" calcext:value-type="float">
            <text:p>3844706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406864" calcext:value-type="float">
            <text:p>9406864</text:p>
          </table:table-cell>
          <table:table-cell office:value-type="float" office:value="31" calcext:value-type="float">
            <text:p>3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902504" calcext:value-type="float">
            <text:p>47902504</text:p>
          </table:table-cell>
          <table:table-cell office:value-type="float" office:value="11" calcext:value-type="float">
            <text:p>11</text:p>
          </table:table-cell>
          <table:table-cell office:value-type="float" office:value="10.3" calcext:value-type="float">
            <text:p>10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98708" calcext:value-type="float">
            <text:p>8798708</text:p>
          </table:table-cell>
          <table:table-cell office:value-type="float" office:value="8.9" calcext:value-type="float">
            <text:p>8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683996" calcext:value-type="float">
            <text:p>36683996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272002" calcext:value-type="float">
            <text:p>50272002</text:p>
          </table:table-cell>
          <table:table-cell office:value-type="float" office:value="9" calcext:value-type="float">
            <text:p>9</text:p>
          </table:table-cell>
          <table:table-cell office:value-type="float" office:value="10.3" calcext:value-type="float">
            <text:p>10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221837" calcext:value-type="float">
            <text:p>3722183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3441677" calcext:value-type="float">
            <text:p>23441677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060230" calcext:value-type="float">
            <text:p>43060230</text:p>
          </table:table-cell>
          <table:table-cell office:value-type="float" office:value="20" calcext:value-type="float">
            <text:p>20</text:p>
          </table:table-cell>
          <table:table-cell office:value-type="float" office:value="10.3" calcext:value-type="float">
            <text:p>10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748597" calcext:value-type="float">
            <text:p>4774859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3155430" calcext:value-type="float">
            <text:p>33155430</text:p>
          </table:table-cell>
          <table:table-cell office:value-type="float" office:value="25.7" calcext:value-type="float">
            <text:p>25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928259" calcext:value-type="float">
            <text:p>50928259</text:p>
          </table:table-cell>
          <table:table-cell office:value-type="float" office:value="11.9" calcext:value-type="float">
            <text:p>11,9</text:p>
          </table:table-cell>
          <table:table-cell office:value-type="float" office:value="10.3" calcext:value-type="float">
            <text:p>10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535495" calcext:value-type="float">
            <text:p>4353549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691289" calcext:value-type="float">
            <text:p>6691289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570736" calcext:value-type="float">
            <text:p>36570736</text:p>
          </table:table-cell>
          <table:table-cell office:value-type="float" office:value="9" calcext:value-type="float">
            <text:p>9</text:p>
          </table:table-cell>
          <table:table-cell office:value-type="float" office:value="10.3" calcext:value-type="float">
            <text:p>10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708657" calcext:value-type="float">
            <text:p>3670865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054549" calcext:value-type="float">
            <text:p>39054549</text:p>
          </table:table-cell>
          <table:table-cell office:value-type="float" office:value="35" calcext:value-type="float">
            <text:p>3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999523" calcext:value-type="float">
            <text:p>49999523</text:p>
          </table:table-cell>
          <table:table-cell office:value-type="float" office:value="10" calcext:value-type="float">
            <text:p>10</text:p>
          </table:table-cell>
          <table:table-cell office:value-type="float" office:value="10.3" calcext:value-type="float">
            <text:p>10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948145" calcext:value-type="float">
            <text:p>5094814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281486" calcext:value-type="float">
            <text:p>32281486</text:p>
          </table:table-cell>
          <table:table-cell office:value-type="float" office:value="38" calcext:value-type="float">
            <text:p>3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885755" calcext:value-type="float">
            <text:p>37885755</text:p>
          </table:table-cell>
          <table:table-cell office:value-type="float" office:value="10" calcext:value-type="float">
            <text:p>10</text:p>
          </table:table-cell>
          <table:table-cell office:value-type="float" office:value="10.3" calcext:value-type="float">
            <text:p>10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99136" calcext:value-type="float">
            <text:p>889913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0900540" calcext:value-type="float">
            <text:p>30900540</text:p>
          </table:table-cell>
          <table:table-cell office:value-type="float" office:value="34.7" calcext:value-type="float">
            <text:p>34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170096" calcext:value-type="float">
            <text:p>49170096</text:p>
          </table:table-cell>
          <table:table-cell office:value-type="float" office:value="8" calcext:value-type="float">
            <text:p>8</text:p>
          </table:table-cell>
          <table:table-cell office:value-type="float" office:value="10.3" calcext:value-type="float">
            <text:p>10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115875" calcext:value-type="float">
            <text:p>5011587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8172232" calcext:value-type="float">
            <text:p>38172232</text:p>
          </table:table-cell>
          <table:table-cell office:value-type="float" office:value="33" calcext:value-type="float">
            <text:p>3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543666" calcext:value-type="float">
            <text:p>38543666</text:p>
          </table:table-cell>
          <table:table-cell office:value-type="float" office:value="9" calcext:value-type="float">
            <text:p>9</text:p>
          </table:table-cell>
          <table:table-cell office:value-type="float" office:value="10.3" calcext:value-type="float">
            <text:p>10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524203" calcext:value-type="float">
            <text:p>5152420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539083" calcext:value-type="float">
            <text:p>7539083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485262" calcext:value-type="float">
            <text:p>43485262</text:p>
          </table:table-cell>
          <table:table-cell office:value-type="float" office:value="9" calcext:value-type="float">
            <text:p>9</text:p>
          </table:table-cell>
          <table:table-cell office:value-type="float" office:value="10.3" calcext:value-type="float">
            <text:p>10,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1:.B110])" office:value-type="float" office:value="34528609.21" calcext:value-type="float">
            <text:p>34528609,21</text:p>
          </table:table-cell>
          <table:table-cell table:formula="of:=AVERAGE([.C11:.C110])" office:value-type="float" office:value="18.567" calcext:value-type="float">
            <text:p>18,567</text:p>
          </table:table-cell>
          <table:table-cell table:formula="of:=AVERAGE([.D11:.D110])" office:value-type="float" office:value="1.832" calcext:value-type="float">
            <text:p>1,832</text:p>
          </table:table-cell>
          <table:table-cell table:number-columns-repeated="2"/>
          <table:table-cell table:formula="of:=AVERAGE([.G11:.G110])" office:value-type="float" office:value="32407317.34" calcext:value-type="float">
            <text:p>32407317,34</text:p>
          </table:table-cell>
          <table:table-cell table:formula="of:=AVERAGE([.H11:.H110])" office:value-type="float" office:value="27.651" calcext:value-type="float">
            <text:p>27,651</text:p>
          </table:table-cell>
          <table:table-cell table:formula="of:=AVERAGE([.I11:.I110])" office:value-type="float" office:value="1.797" calcext:value-type="float">
            <text:p>1,797</text:p>
          </table:table-cell>
          <table:table-cell table:number-columns-repeated="2"/>
          <table:table-cell table:formula="of:=AVERAGE([.L11:.L110])" office:value-type="float" office:value="41913146.2" calcext:value-type="float">
            <text:p>41913146,2</text:p>
          </table:table-cell>
          <table:table-cell table:formula="of:=AVERAGE([.M11:.M110])" office:value-type="float" office:value="18.549" calcext:value-type="float">
            <text:p>18,549</text:p>
          </table:table-cell>
          <table:table-cell table:formula="of:=AVERAGE([.N11:.N110])" office:value-type="float" office:value="7.693" calcext:value-type="float">
            <text:p>7,6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1:.B110])" office:value-type="float" office:value="17339240.8379646" calcext:value-type="float">
            <text:p>17339240,8379646</text:p>
          </table:table-cell>
          <table:table-cell table:formula="of:=STDEVP([.C11:.C110])" office:value-type="float" office:value="23.6166299670381" calcext:value-type="float">
            <text:p>23,6166299670381</text:p>
          </table:table-cell>
          <table:table-cell table:formula="of:=STDEVP([.D11:.D110])" office:value-type="float" office:value="0.219034243898072" calcext:value-type="float">
            <text:p>0,219034243898072</text:p>
          </table:table-cell>
          <table:table-cell table:number-columns-repeated="2"/>
          <table:table-cell table:formula="of:=STDEVP([.G11:.G110])" office:value-type="float" office:value="13075488.0267082" calcext:value-type="float">
            <text:p>13075488,0267082</text:p>
          </table:table-cell>
          <table:table-cell table:formula="of:=STDEVP([.H11:.H110])" office:value-type="float" office:value="4.62816367472024" calcext:value-type="float">
            <text:p>4,62816367472024</text:p>
          </table:table-cell>
          <table:table-cell table:formula="of:=STDEVP([.I11:.I110])" office:value-type="float" office:value="0.0170587221092319" calcext:value-type="float">
            <text:p>0,017058722109232</text:p>
          </table:table-cell>
          <table:table-cell table:number-columns-repeated="2"/>
          <table:table-cell table:formula="of:=STDEVP([.L11:.L110])" office:value-type="float" office:value="11595180.9550635" calcext:value-type="float">
            <text:p>11595180,9550635</text:p>
          </table:table-cell>
          <table:table-cell table:formula="of:=STDEVP([.M11:.M110])" office:value-type="float" office:value="25.5072832540041" calcext:value-type="float">
            <text:p>25,5072832540041</text:p>
          </table:table-cell>
          <table:table-cell table:formula="of:=STDEVP([.N11:.N110])" office:value-type="float" office:value="2.24148410656868" calcext:value-type="float">
            <text:p>2,241484106568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1:.B110])" office:value-type="float" office:value="40127659" calcext:value-type="float">
            <text:p>40127659</text:p>
          </table:table-cell>
          <table:table-cell table:formula="of:=MEDIAN([.C11:.C110])" office:value-type="float" office:value="14" calcext:value-type="float">
            <text:p>14</text:p>
          </table:table-cell>
          <table:table-cell table:formula="of:=MEDIAN([.D11:.D110])" office:value-type="float" office:value="1.9" calcext:value-type="float">
            <text:p>1,9</text:p>
          </table:table-cell>
          <table:table-cell table:number-columns-repeated="2"/>
          <table:table-cell table:formula="of:=MEDIAN([.G11:.G110])" office:value-type="float" office:value="35670351" calcext:value-type="float">
            <text:p>35670351</text:p>
          </table:table-cell>
          <table:table-cell table:formula="of:=MEDIAN([.H11:.H110])" office:value-type="float" office:value="27" calcext:value-type="float">
            <text:p>27</text:p>
          </table:table-cell>
          <table:table-cell table:formula="of:=MEDIAN([.I11:.I110])" office:value-type="float" office:value="1.8" calcext:value-type="float">
            <text:p>1,8</text:p>
          </table:table-cell>
          <table:table-cell table:number-columns-repeated="2"/>
          <table:table-cell table:formula="of:=MEDIAN([.L11:.L110])" office:value-type="float" office:value="44152813" calcext:value-type="float">
            <text:p>44152813</text:p>
          </table:table-cell>
          <table:table-cell table:formula="of:=MEDIAN([.M11:.M110])" office:value-type="float" office:value="12" calcext:value-type="float">
            <text:p>12</text:p>
          </table:table-cell>
          <table:table-cell table:formula="of:=MEDIAN([.N11:.N110])"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1:.B60])" office:value-type="float" office:value="32936679.96" calcext:value-type="float">
            <text:p>32936679,96</text:p>
          </table:table-cell>
          <table:table-cell table:formula="of:=AVERAGE([.C11:.C60])" office:value-type="float" office:value="24.964" calcext:value-type="float">
            <text:p>24,964</text:p>
          </table:table-cell>
          <table:table-cell table:formula="of:=AVERAGE([.D11:.D60])" office:value-type="float" office:value="1.7" calcext:value-type="float">
            <text:p>1,7</text:p>
          </table:table-cell>
          <table:table-cell table:number-columns-repeated="2"/>
          <table:table-cell table:formula="of:=AVERAGE([.G11:.G60])" office:value-type="float" office:value="36456556.12" calcext:value-type="float">
            <text:p>36456556,12</text:p>
          </table:table-cell>
          <table:table-cell table:formula="of:=AVERAGE([.H11:.H60])" office:value-type="float" office:value="24.604" calcext:value-type="float">
            <text:p>24,604</text:p>
          </table:table-cell>
          <table:table-cell table:formula="of:=AVERAGE([.I11:.I60])" office:value-type="float" office:value="1.794" calcext:value-type="float">
            <text:p>1,794</text:p>
          </table:table-cell>
          <table:table-cell table:number-columns-repeated="2"/>
          <table:table-cell table:formula="of:=AVERAGE([.L11:.L60])" office:value-type="float" office:value="41273663.6" calcext:value-type="float">
            <text:p>41273663,6</text:p>
          </table:table-cell>
          <table:table-cell table:formula="of:=AVERAGE([.M11:.M60])" office:value-type="float" office:value="25.112" calcext:value-type="float">
            <text:p>25,112</text:p>
          </table:table-cell>
          <table:table-cell table:formula="of:=AVERAGE([.N11:.N60])" office:value-type="float" office:value="5.856" calcext:value-type="float">
            <text:p>5,8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61:.B110])" office:value-type="float" office:value="36120538.46" calcext:value-type="float">
            <text:p>36120538,46</text:p>
          </table:table-cell>
          <table:table-cell table:formula="of:=AVERAGE([.C61:.C110])" office:value-type="float" office:value="12.17" calcext:value-type="float">
            <text:p>12,17</text:p>
          </table:table-cell>
          <table:table-cell table:formula="of:=AVERAGE([.D61:.D110])" office:value-type="float" office:value="1.964" calcext:value-type="float">
            <text:p>1,964</text:p>
          </table:table-cell>
          <table:table-cell table:number-columns-repeated="2"/>
          <table:table-cell table:formula="of:=AVERAGE([.G61:.G110])" office:value-type="float" office:value="28358078.56" calcext:value-type="float">
            <text:p>28358078,56</text:p>
          </table:table-cell>
          <table:table-cell table:formula="of:=AVERAGE([.H61:.H110])" office:value-type="float" office:value="30.698" calcext:value-type="float">
            <text:p>30,698</text:p>
          </table:table-cell>
          <table:table-cell table:formula="of:=AVERAGE([.I61:.I110])" office:value-type="float" office:value="1.8" calcext:value-type="float">
            <text:p>1,8</text:p>
          </table:table-cell>
          <table:table-cell table:number-columns-repeated="2"/>
          <table:table-cell table:formula="of:=AVERAGE([.L61:.L110])" office:value-type="float" office:value="42552628.8" calcext:value-type="float">
            <text:p>42552628,8</text:p>
          </table:table-cell>
          <table:table-cell table:formula="of:=AVERAGE([.M61:.M110])" office:value-type="float" office:value="11.986" calcext:value-type="float">
            <text:p>11,986</text:p>
          </table:table-cell>
          <table:table-cell table:formula="of:=AVERAGE([.N61:.N110])" office:value-type="float" office:value="9.53" calcext:value-type="float">
            <text:p>9,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61:.B110])" office:value-type="float" office:value="17127232.6975744" calcext:value-type="float">
            <text:p>17127232,6975744</text:p>
          </table:table-cell>
          <table:table-cell table:formula="of:=STDEVP([.C61:.C110])" office:value-type="float" office:value="2.97323056623599" calcext:value-type="float">
            <text:p>2,97323056623599</text:p>
          </table:table-cell>
          <table:table-cell table:formula="of:=STDEVP([.D61:.D110])" office:value-type="float" office:value="0.0480000000000001" calcext:value-type="float">
            <text:p>0,048</text:p>
          </table:table-cell>
          <table:table-cell table:number-columns-repeated="2"/>
          <table:table-cell table:formula="of:=STDEVP([.G61:.G110])" office:value-type="float" office:value="12358526.3516184" calcext:value-type="float">
            <text:p>12358526,3516184</text:p>
          </table:table-cell>
          <table:table-cell table:formula="of:=STDEVP([.H61:.H110])" office:value-type="float" office:value="3.40314501601093" calcext:value-type="float">
            <text:p>3,40314501601093</text:p>
          </table:table-cell>
          <table:table-cell table:formula="of:=STDEVP([.I61:.I110])" office:value-type="float" office:value="0" calcext:value-type="float">
            <text:p>0</text:p>
          </table:table-cell>
          <table:table-cell table:number-columns-repeated="2"/>
          <table:table-cell table:formula="of:=STDEVP([.L61:.L110])" office:value-type="float" office:value="9907265.58353675" calcext:value-type="float">
            <text:p>9907265,58353675</text:p>
          </table:table-cell>
          <table:table-cell table:formula="of:=STDEVP([.M61:.M110])" office:value-type="float" office:value="3.65918078263428" calcext:value-type="float">
            <text:p>3,65918078263428</text:p>
          </table:table-cell>
          <table:table-cell table:formula="of:=STDEVP([.N61:.N110])" office:value-type="float" office:value="0.774144689318476" calcext:value-type="float">
            <text:p>0,7741446893184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1:.B60])" office:value-type="float" office:value="40127659" calcext:value-type="float">
            <text:p>40127659</text:p>
          </table:table-cell>
          <table:table-cell table:formula="of:=MEDIAN([.C11:.C60])" office:value-type="float" office:value="16" calcext:value-type="float">
            <text:p>16</text:p>
          </table:table-cell>
          <table:table-cell table:formula="of:=MEDIAN([.D11:.D60])" office:value-type="float" office:value="1.8" calcext:value-type="float">
            <text:p>1,8</text:p>
          </table:table-cell>
          <table:table-cell table:number-columns-repeated="2"/>
          <table:table-cell table:formula="of:=MEDIAN([.G11:.G60])" office:value-type="float" office:value="40262474" calcext:value-type="float">
            <text:p>40262474</text:p>
          </table:table-cell>
          <table:table-cell table:formula="of:=MEDIAN([.H11:.H60])" office:value-type="float" office:value="24" calcext:value-type="float">
            <text:p>24</text:p>
          </table:table-cell>
          <table:table-cell table:formula="of:=MEDIAN([.I11:.I60])" office:value-type="float" office:value="1.8" calcext:value-type="float">
            <text:p>1,8</text:p>
          </table:table-cell>
          <table:table-cell table:number-columns-repeated="2"/>
          <table:table-cell table:formula="of:=MEDIAN([.L11:.L60])" office:value-type="float" office:value="45007276" calcext:value-type="float">
            <text:p>45007276</text:p>
          </table:table-cell>
          <table:table-cell table:formula="of:=MEDIAN([.M11:.M60])" office:value-type="float" office:value="16" calcext:value-type="float">
            <text:p>16</text:p>
          </table:table-cell>
          <table:table-cell table:formula="of:=MEDIAN([.N11:.N60])" office:value-type="float" office:value="6.25" calcext:value-type="float">
            <text:p>6,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61:.B110])" office:value-type="float" office:value="40909208.5" calcext:value-type="float">
            <text:p>40909208,5</text:p>
          </table:table-cell>
          <table:table-cell table:formula="of:=MEDIAN([.C61:.C110])" office:value-type="float" office:value="12" calcext:value-type="float">
            <text:p>12</text:p>
          </table:table-cell>
          <table:table-cell table:formula="of:=MEDIAN([.D61:.D110])" office:value-type="float" office:value="2" calcext:value-type="float">
            <text:p>2</text:p>
          </table:table-cell>
          <table:table-cell table:number-columns-repeated="2"/>
          <table:table-cell table:formula="of:=MEDIAN([.G61:.G110])" office:value-type="float" office:value="32158535.5" calcext:value-type="float">
            <text:p>32158535,5</text:p>
          </table:table-cell>
          <table:table-cell table:formula="of:=MEDIAN([.H61:.H110])" office:value-type="float" office:value="30" calcext:value-type="float">
            <text:p>30</text:p>
          </table:table-cell>
          <table:table-cell table:formula="of:=MEDIAN([.I61:.I110])" office:value-type="float" office:value="1.8" calcext:value-type="float">
            <text:p>1,8</text:p>
          </table:table-cell>
          <table:table-cell table:number-columns-repeated="2"/>
          <table:table-cell table:formula="of:=MEDIAN([.L61:.L110])" office:value-type="float" office:value="43789750.5" calcext:value-type="float">
            <text:p>43789750,5</text:p>
          </table:table-cell>
          <table:table-cell table:formula="of:=MEDIAN([.M61:.M110])" office:value-type="float" office:value="11" calcext:value-type="float">
            <text:p>11</text:p>
          </table:table-cell>
          <table:table-cell table:formula="of:=MEDIAN([.N61:.N110])"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810459" calcext:value-type="float">
            <text:p>10810459</text:p>
          </table:table-cell>
          <table:table-cell office:value-type="float" office:value="87.5" calcext:value-type="float">
            <text:p>87,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8459213" calcext:value-type="float">
            <text:p>8459213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1367702" calcext:value-type="float">
            <text:p>11367702</text:p>
          </table:table-cell>
          <table:table-cell office:value-type="float" office:value="246.7" calcext:value-type="float">
            <text:p>246,7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53633" calcext:value-type="float">
            <text:p>5453633</text:p>
          </table:table-cell>
          <table:table-cell office:value-type="float" office:value="163.4" calcext:value-type="float">
            <text:p>163,4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7327975" calcext:value-type="float">
            <text:p>7327975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984365" calcext:value-type="float">
            <text:p>5984365</text:p>
          </table:table-cell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70084" calcext:value-type="float">
            <text:p>24770084</text:p>
          </table:table-cell>
          <table:table-cell office:value-type="float" office:value="163" calcext:value-type="float">
            <text:p>16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156934" calcext:value-type="float">
            <text:p>7156934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302433" calcext:value-type="float">
            <text:p>24302433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097021" calcext:value-type="float">
            <text:p>23097021</text:p>
          </table:table-cell>
          <table:table-cell office:value-type="float" office:value="48" calcext:value-type="float">
            <text:p>4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961153" calcext:value-type="float">
            <text:p>11961153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09751" calcext:value-type="float">
            <text:p>22909751</text:p>
          </table:table-cell>
          <table:table-cell office:value-type="float" office:value="44" calcext:value-type="float">
            <text:p>44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51124" calcext:value-type="float">
            <text:p>24051124</text:p>
          </table:table-cell>
          <table:table-cell office:value-type="float" office:value="39" calcext:value-type="float">
            <text:p>3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851617" calcext:value-type="float">
            <text:p>4851617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813080" calcext:value-type="float">
            <text:p>20813080</text:p>
          </table:table-cell>
          <table:table-cell office:value-type="float" office:value="35" calcext:value-type="float">
            <text:p>35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220602" calcext:value-type="float">
            <text:p>22220602</text:p>
          </table:table-cell>
          <table:table-cell office:value-type="float" office:value="33" calcext:value-type="float">
            <text:p>3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6437190" calcext:value-type="float">
            <text:p>26437190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714254" calcext:value-type="float">
            <text:p>23714254</text:p>
          </table:table-cell>
          <table:table-cell office:value-type="float" office:value="46.5" calcext:value-type="float">
            <text:p>46,5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180739" calcext:value-type="float">
            <text:p>22180739</text:p>
          </table:table-cell>
          <table:table-cell office:value-type="float" office:value="40" calcext:value-type="float">
            <text:p>4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6495773" calcext:value-type="float">
            <text:p>26495773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500633" calcext:value-type="float">
            <text:p>5500633</text:p>
          </table:table-cell>
          <table:table-cell office:value-type="float" office:value="34" calcext:value-type="float">
            <text:p>34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269997" calcext:value-type="float">
            <text:p>23269997</text:p>
          </table:table-cell>
          <table:table-cell office:value-type="float" office:value="34" calcext:value-type="float">
            <text:p>34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843714" calcext:value-type="float">
            <text:p>7843714</text:p>
          </table:table-cell>
          <table:table-cell office:value-type="float" office:value="57.4" calcext:value-type="float">
            <text:p>57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379929" calcext:value-type="float">
            <text:p>24379929</text:p>
          </table:table-cell>
          <table:table-cell office:value-type="float" office:value="28" calcext:value-type="float">
            <text:p>2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079970" calcext:value-type="float">
            <text:p>25079970</text:p>
          </table:table-cell>
          <table:table-cell office:value-type="float" office:value="41" calcext:value-type="float">
            <text:p>41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3578986" calcext:value-type="float">
            <text:p>3578986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153365" calcext:value-type="float">
            <text:p>26153365</text:p>
          </table:table-cell>
          <table:table-cell office:value-type="float" office:value="74" calcext:value-type="float">
            <text:p>7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305989" calcext:value-type="float">
            <text:p>24305989</text:p>
          </table:table-cell>
          <table:table-cell office:value-type="float" office:value="52.5" calcext:value-type="float">
            <text:p>52,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6672469" calcext:value-type="float">
            <text:p>16672469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58919" calcext:value-type="float">
            <text:p>23658919</text:p>
          </table:table-cell>
          <table:table-cell office:value-type="float" office:value="75" calcext:value-type="float">
            <text:p>75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960190" calcext:value-type="float">
            <text:p>21960190</text:p>
          </table:table-cell>
          <table:table-cell office:value-type="float" office:value="30" calcext:value-type="float">
            <text:p>30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1376429" calcext:value-type="float">
            <text:p>21376429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642833" calcext:value-type="float">
            <text:p>22642833</text:p>
          </table:table-cell>
          <table:table-cell office:value-type="float" office:value="44" calcext:value-type="float">
            <text:p>4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33246" calcext:value-type="float">
            <text:p>22633246</text:p>
          </table:table-cell>
          <table:table-cell office:value-type="float" office:value="65" calcext:value-type="float">
            <text:p>65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4355841" calcext:value-type="float">
            <text:p>24355841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684722" calcext:value-type="float">
            <text:p>24684722</text:p>
          </table:table-cell>
          <table:table-cell office:value-type="float" office:value="48" calcext:value-type="float">
            <text:p>48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175347" calcext:value-type="float">
            <text:p>26175347</text:p>
          </table:table-cell>
          <table:table-cell office:value-type="float" office:value="25" calcext:value-type="float">
            <text:p>25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282342" calcext:value-type="float">
            <text:p>6282342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670412" calcext:value-type="float">
            <text:p>24670412</text:p>
          </table:table-cell>
          <table:table-cell office:value-type="float" office:value="27" calcext:value-type="float">
            <text:p>27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387442" calcext:value-type="float">
            <text:p>21387442</text:p>
          </table:table-cell>
          <table:table-cell office:value-type="float" office:value="29" calcext:value-type="float">
            <text:p>29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687192" calcext:value-type="float">
            <text:p>6687192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222215" calcext:value-type="float">
            <text:p>25222215</text:p>
          </table:table-cell>
          <table:table-cell office:value-type="float" office:value="41" calcext:value-type="float">
            <text:p>41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569318" calcext:value-type="float">
            <text:p>24569318</text:p>
          </table:table-cell>
          <table:table-cell office:value-type="float" office:value="28" calcext:value-type="float">
            <text:p>28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0465394" calcext:value-type="float">
            <text:p>10465394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878780" calcext:value-type="float">
            <text:p>5878780</text:p>
          </table:table-cell>
          <table:table-cell office:value-type="float" office:value="35.6" calcext:value-type="float">
            <text:p>35,6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420721" calcext:value-type="float">
            <text:p>24420721</text:p>
          </table:table-cell>
          <table:table-cell office:value-type="float" office:value="27" calcext:value-type="float">
            <text:p>27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22088602" calcext:value-type="float">
            <text:p>22088602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36169" calcext:value-type="float">
            <text:p>22836169</text:p>
          </table:table-cell>
          <table:table-cell office:value-type="float" office:value="28" calcext:value-type="float">
            <text:p>28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56338" calcext:value-type="float">
            <text:p>2956338</text:p>
          </table:table-cell>
          <table:table-cell office:value-type="float" office:value="24.8" calcext:value-type="float">
            <text:p>24,8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26811032" calcext:value-type="float">
            <text:p>26811032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011711" calcext:value-type="float">
            <text:p>24011711</text:p>
          </table:table-cell>
          <table:table-cell office:value-type="float" office:value="24" calcext:value-type="float">
            <text:p>24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13924" calcext:value-type="float">
            <text:p>3313924</text:p>
          </table:table-cell>
          <table:table-cell office:value-type="float" office:value="27" calcext:value-type="float">
            <text:p>27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7382187" calcext:value-type="float">
            <text:p>17382187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244516" calcext:value-type="float">
            <text:p>24244516</text:p>
          </table:table-cell>
          <table:table-cell office:value-type="float" office:value="39" calcext:value-type="float">
            <text:p>39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327141" calcext:value-type="float">
            <text:p>21327141</text:p>
          </table:table-cell>
          <table:table-cell office:value-type="float" office:value="46" calcext:value-type="float">
            <text:p>46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23329670" calcext:value-type="float">
            <text:p>23329670</text:p>
          </table:table-cell>
          <table:table-cell office:value-type="float" office:value="59.4" calcext:value-type="float">
            <text:p>59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77405" calcext:value-type="float">
            <text:p>25077405</text:p>
          </table:table-cell>
          <table:table-cell office:value-type="float" office:value="29" calcext:value-type="float">
            <text:p>29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84880" calcext:value-type="float">
            <text:p>24084880</text:p>
          </table:table-cell>
          <table:table-cell office:value-type="float" office:value="32" calcext:value-type="float">
            <text:p>32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24827269" calcext:value-type="float">
            <text:p>24827269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09357" calcext:value-type="float">
            <text:p>23309357</text:p>
          </table:table-cell>
          <table:table-cell office:value-type="float" office:value="22" calcext:value-type="float">
            <text:p>22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464663" calcext:value-type="float">
            <text:p>23464663</text:p>
          </table:table-cell>
          <table:table-cell office:value-type="float" office:value="28" calcext:value-type="float">
            <text:p>28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7052111" calcext:value-type="float">
            <text:p>7052111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350582" calcext:value-type="float">
            <text:p>21350582</text:p>
          </table:table-cell>
          <table:table-cell office:value-type="float" office:value="35" calcext:value-type="float">
            <text:p>35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540822" calcext:value-type="float">
            <text:p>24540822</text:p>
          </table:table-cell>
          <table:table-cell office:value-type="float" office:value="29" calcext:value-type="float">
            <text:p>29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7512042" calcext:value-type="float">
            <text:p>7512042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801242" calcext:value-type="float">
            <text:p>24801242</text:p>
          </table:table-cell>
          <table:table-cell office:value-type="float" office:value="34.7" calcext:value-type="float">
            <text:p>34,7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772731" calcext:value-type="float">
            <text:p>22772731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4150151" calcext:value-type="float">
            <text:p>4150151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12337" calcext:value-type="float">
            <text:p>22712337</text:p>
          </table:table-cell>
          <table:table-cell office:value-type="float" office:value="26" calcext:value-type="float">
            <text:p>26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18786" calcext:value-type="float">
            <text:p>24718786</text:p>
          </table:table-cell>
          <table:table-cell office:value-type="float" office:value="27" calcext:value-type="float">
            <text:p>27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23038538" calcext:value-type="float">
            <text:p>23038538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28569" calcext:value-type="float">
            <text:p>23328569</text:p>
          </table:table-cell>
          <table:table-cell office:value-type="float" office:value="25" calcext:value-type="float">
            <text:p>25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14102" calcext:value-type="float">
            <text:p>22814102</text:p>
          </table:table-cell>
          <table:table-cell office:value-type="float" office:value="29.7" calcext:value-type="float">
            <text:p>29,7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3825310" calcext:value-type="float">
            <text:p>3825310</text:p>
          </table:table-cell>
          <table:table-cell office:value-type="float" office:value="55.4" calcext:value-type="float">
            <text:p>55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803806" calcext:value-type="float">
            <text:p>23803806</text:p>
          </table:table-cell>
          <table:table-cell office:value-type="float" office:value="40" calcext:value-type="float">
            <text:p>40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399181" calcext:value-type="float">
            <text:p>24399181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9178854" calcext:value-type="float">
            <text:p>9178854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00759" calcext:value-type="float">
            <text:p>23000759</text:p>
          </table:table-cell>
          <table:table-cell office:value-type="float" office:value="23" calcext:value-type="float">
            <text:p>23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00679" calcext:value-type="float">
            <text:p>24000679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4342543" calcext:value-type="float">
            <text:p>4342543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51948" calcext:value-type="float">
            <text:p>23351948</text:p>
          </table:table-cell>
          <table:table-cell office:value-type="float" office:value="37" calcext:value-type="float">
            <text:p>37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859546" calcext:value-type="float">
            <text:p>24859546</text:p>
          </table:table-cell>
          <table:table-cell office:value-type="float" office:value="33" calcext:value-type="float">
            <text:p>33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21693743" calcext:value-type="float">
            <text:p>21693743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88567" calcext:value-type="float">
            <text:p>23088567</text:p>
          </table:table-cell>
          <table:table-cell office:value-type="float" office:value="48" calcext:value-type="float">
            <text:p>4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803717" calcext:value-type="float">
            <text:p>24803717</text:p>
          </table:table-cell>
          <table:table-cell office:value-type="float" office:value="30" calcext:value-type="float">
            <text:p>30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27264578" calcext:value-type="float">
            <text:p>27264578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690385" calcext:value-type="float">
            <text:p>24690385</text:p>
          </table:table-cell>
          <table:table-cell office:value-type="float" office:value="28" calcext:value-type="float">
            <text:p>2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547251" calcext:value-type="float">
            <text:p>24547251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6604731" calcext:value-type="float">
            <text:p>6604731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833232" calcext:value-type="float">
            <text:p>23833232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594479" calcext:value-type="float">
            <text:p>22594479</text:p>
          </table:table-cell>
          <table:table-cell office:value-type="float" office:value="21" calcext:value-type="float">
            <text:p>21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20219721" calcext:value-type="float">
            <text:p>20219721</text:p>
          </table:table-cell>
          <table:table-cell office:value-type="float" office:value="63.4" calcext:value-type="float">
            <text:p>63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52965" calcext:value-type="float">
            <text:p>23152965</text:p>
          </table:table-cell>
          <table:table-cell office:value-type="float" office:value="37.6" calcext:value-type="float">
            <text:p>37,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902623" calcext:value-type="float">
            <text:p>22902623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5953499" calcext:value-type="float">
            <text:p>5953499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29536" calcext:value-type="float">
            <text:p>24929536</text:p>
          </table:table-cell>
          <table:table-cell office:value-type="float" office:value="29" calcext:value-type="float">
            <text:p>2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56495" calcext:value-type="float">
            <text:p>24756495</text:p>
          </table:table-cell>
          <table:table-cell office:value-type="float" office:value="20.8" calcext:value-type="float">
            <text:p>20,8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6993972" calcext:value-type="float">
            <text:p>6993972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40413" calcext:value-type="float">
            <text:p>22940413</text:p>
          </table:table-cell>
          <table:table-cell office:value-type="float" office:value="32" calcext:value-type="float">
            <text:p>3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637828" calcext:value-type="float">
            <text:p>23637828</text:p>
          </table:table-cell>
          <table:table-cell office:value-type="float" office:value="29" calcext:value-type="float">
            <text:p>29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27059419" calcext:value-type="float">
            <text:p>27059419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27572" calcext:value-type="float">
            <text:p>24927572</text:p>
          </table:table-cell>
          <table:table-cell office:value-type="float" office:value="29" calcext:value-type="float">
            <text:p>2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359472" calcext:value-type="float">
            <text:p>21359472</text:p>
          </table:table-cell>
          <table:table-cell office:value-type="float" office:value="25" calcext:value-type="float">
            <text:p>25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24265405" calcext:value-type="float">
            <text:p>24265405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22303" calcext:value-type="float">
            <text:p>23322303</text:p>
          </table:table-cell>
          <table:table-cell office:value-type="float" office:value="21" calcext:value-type="float">
            <text:p>2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287623" calcext:value-type="float">
            <text:p>21287623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21702962" calcext:value-type="float">
            <text:p>21702962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577418" calcext:value-type="float">
            <text:p>24577418</text:p>
          </table:table-cell>
          <table:table-cell office:value-type="float" office:value="22" calcext:value-type="float">
            <text:p>2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594564" calcext:value-type="float">
            <text:p>2259456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9838123" calcext:value-type="float">
            <text:p>19838123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612099" calcext:value-type="float">
            <text:p>22612099</text:p>
          </table:table-cell>
          <table:table-cell office:value-type="float" office:value="20" calcext:value-type="float">
            <text:p>2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80556" calcext:value-type="float">
            <text:p>268055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86077" calcext:value-type="float">
            <text:p>7286077</text:p>
          </table:table-cell>
          <table:table-cell office:value-type="float" office:value="66.3" calcext:value-type="float">
            <text:p>66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20915" calcext:value-type="float">
            <text:p>24920915</text:p>
          </table:table-cell>
          <table:table-cell office:value-type="float" office:value="21" calcext:value-type="float">
            <text:p>2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101885" calcext:value-type="float">
            <text:p>2410188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166358" calcext:value-type="float">
            <text:p>8166358</text:p>
          </table:table-cell>
          <table:table-cell office:value-type="float" office:value="69" calcext:value-type="float">
            <text:p>6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85554" calcext:value-type="float">
            <text:p>24985554</text:p>
          </table:table-cell>
          <table:table-cell office:value-type="float" office:value="52.5" calcext:value-type="float">
            <text:p>52,5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848885" calcext:value-type="float">
            <text:p>21848885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534022" calcext:value-type="float">
            <text:p>8534022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84811" calcext:value-type="float">
            <text:p>25084811</text:p>
          </table:table-cell>
          <table:table-cell office:value-type="float" office:value="28" calcext:value-type="float">
            <text:p>2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989082" calcext:value-type="float">
            <text:p>2398908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604830" calcext:value-type="float">
            <text:p>8604830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28798" calcext:value-type="float">
            <text:p>2228798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40072" calcext:value-type="float">
            <text:p>24040072</text:p>
          </table:table-cell>
          <table:table-cell office:value-type="float" office:value="25.7" calcext:value-type="float">
            <text:p>25,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872505" calcext:value-type="float">
            <text:p>12872505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79984" calcext:value-type="float">
            <text:p>23279984</text:p>
          </table:table-cell>
          <table:table-cell office:value-type="float" office:value="21" calcext:value-type="float">
            <text:p>2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558331" calcext:value-type="float">
            <text:p>2655833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297479" calcext:value-type="float">
            <text:p>9297479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707628" calcext:value-type="float">
            <text:p>24707628</text:p>
          </table:table-cell>
          <table:table-cell office:value-type="float" office:value="23" calcext:value-type="float">
            <text:p>23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328342" calcext:value-type="float">
            <text:p>2432834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769529" calcext:value-type="float">
            <text:p>7769529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23019" calcext:value-type="float">
            <text:p>23323019</text:p>
          </table:table-cell>
          <table:table-cell office:value-type="float" office:value="25" calcext:value-type="float">
            <text:p>25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137263" calcext:value-type="float">
            <text:p>2413726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739296" calcext:value-type="float">
            <text:p>7739296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97967" calcext:value-type="float">
            <text:p>22797967</text:p>
          </table:table-cell>
          <table:table-cell office:value-type="float" office:value="21" calcext:value-type="float">
            <text:p>2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15999" calcext:value-type="float">
            <text:p>24715999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886356" calcext:value-type="float">
            <text:p>6886356</text:p>
          </table:table-cell>
          <table:table-cell office:value-type="float" office:value="57.4" calcext:value-type="float">
            <text:p>57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05106" calcext:value-type="float">
            <text:p>25005106</text:p>
          </table:table-cell>
          <table:table-cell office:value-type="float" office:value="39" calcext:value-type="float">
            <text:p>3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014199" calcext:value-type="float">
            <text:p>2501419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47520" calcext:value-type="float">
            <text:p>8947520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999210" calcext:value-type="float">
            <text:p>23999210</text:p>
          </table:table-cell>
          <table:table-cell office:value-type="float" office:value="41" calcext:value-type="float">
            <text:p>4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594300" calcext:value-type="float">
            <text:p>2459430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394755" calcext:value-type="float">
            <text:p>7394755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96536" calcext:value-type="float">
            <text:p>22896536</text:p>
          </table:table-cell>
          <table:table-cell office:value-type="float" office:value="26" calcext:value-type="float">
            <text:p>2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49791" calcext:value-type="float">
            <text:p>2264979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897323" calcext:value-type="float">
            <text:p>15897323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82664" calcext:value-type="float">
            <text:p>1482664</text:p>
          </table:table-cell>
          <table:table-cell office:value-type="float" office:value="23.8" calcext:value-type="float">
            <text:p>23,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008835" calcext:value-type="float">
            <text:p>2200883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1671740" calcext:value-type="float">
            <text:p>21671740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87834" calcext:value-type="float">
            <text:p>23387834</text:p>
          </table:table-cell>
          <table:table-cell office:value-type="float" office:value="21" calcext:value-type="float">
            <text:p>2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07434" calcext:value-type="float">
            <text:p>2470743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170740" calcext:value-type="float">
            <text:p>7170740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109943" calcext:value-type="float">
            <text:p>22109943</text:p>
          </table:table-cell>
          <table:table-cell office:value-type="float" office:value="23" calcext:value-type="float">
            <text:p>23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104374" calcext:value-type="float">
            <text:p>22104374</text:p>
          </table:table-cell>
          <table:table-cell office:value-type="float" office:value="39.6" calcext:value-type="float">
            <text:p>39,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35805" calcext:value-type="float">
            <text:p>6635805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53065" calcext:value-type="float">
            <text:p>23253065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638821" calcext:value-type="float">
            <text:p>23638821</text:p>
          </table:table-cell>
          <table:table-cell office:value-type="float" office:value="32" calcext:value-type="float">
            <text:p>32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23361458" calcext:value-type="float">
            <text:p>23361458</text:p>
          </table:table-cell>
          <table:table-cell office:value-type="float" office:value="63.4" calcext:value-type="float">
            <text:p>63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202099" calcext:value-type="float">
            <text:p>24202099</text:p>
          </table:table-cell>
          <table:table-cell office:value-type="float" office:value="35" calcext:value-type="float">
            <text:p>35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49339" calcext:value-type="float">
            <text:p>2649339</text:p>
          </table:table-cell>
          <table:table-cell office:value-type="float" office:value="28" calcext:value-type="float">
            <text:p>28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22990400" calcext:value-type="float">
            <text:p>22990400</text:p>
          </table:table-cell>
          <table:table-cell office:value-type="float" office:value="69" calcext:value-type="float">
            <text:p>6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626154" calcext:value-type="float">
            <text:p>24626154</text:p>
          </table:table-cell>
          <table:table-cell office:value-type="float" office:value="30" calcext:value-type="float">
            <text:p>3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12194" calcext:value-type="float">
            <text:p>22612194</text:p>
          </table:table-cell>
          <table:table-cell office:value-type="float" office:value="45" calcext:value-type="float">
            <text:p>45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14461866" calcext:value-type="float">
            <text:p>14461866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895092" calcext:value-type="float">
            <text:p>24895092</text:p>
          </table:table-cell>
          <table:table-cell office:value-type="float" office:value="29" calcext:value-type="float">
            <text:p>2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316528" calcext:value-type="float">
            <text:p>22316528</text:p>
          </table:table-cell>
          <table:table-cell office:value-type="float" office:value="45" calcext:value-type="float">
            <text:p>45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10223610" calcext:value-type="float">
            <text:p>10223610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508245" calcext:value-type="float">
            <text:p>2250824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779857" calcext:value-type="float">
            <text:p>21779857</text:p>
          </table:table-cell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15267363" calcext:value-type="float">
            <text:p>15267363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83786" calcext:value-type="float">
            <text:p>23383786</text:p>
          </table:table-cell>
          <table:table-cell office:value-type="float" office:value="26.7" calcext:value-type="float">
            <text:p>26,7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782348" calcext:value-type="float">
            <text:p>22782348</text:p>
          </table:table-cell>
          <table:table-cell office:value-type="float" office:value="23" calcext:value-type="float">
            <text:p>23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22591722" calcext:value-type="float">
            <text:p>22591722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748423" calcext:value-type="float">
            <text:p>2374842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514939" calcext:value-type="float">
            <text:p>24514939</text:p>
          </table:table-cell>
          <table:table-cell office:value-type="float" office:value="22.8" calcext:value-type="float">
            <text:p>22,8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21373119" calcext:value-type="float">
            <text:p>21373119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346992" calcext:value-type="float">
            <text:p>2434699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467693" calcext:value-type="float">
            <text:p>21467693</text:p>
          </table:table-cell>
          <table:table-cell office:value-type="float" office:value="27" calcext:value-type="float">
            <text:p>27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15641031" calcext:value-type="float">
            <text:p>15641031</text:p>
          </table:table-cell>
          <table:table-cell office:value-type="float" office:value="64.4" calcext:value-type="float">
            <text:p>64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244840" calcext:value-type="float">
            <text:p>2524484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129791" calcext:value-type="float">
            <text:p>23129791</text:p>
          </table:table-cell>
          <table:table-cell office:value-type="float" office:value="26" calcext:value-type="float">
            <text:p>26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8718868" calcext:value-type="float">
            <text:p>8718868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302479" calcext:value-type="float">
            <text:p>2530247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266593" calcext:value-type="float">
            <text:p>24266593</text:p>
          </table:table-cell>
          <table:table-cell office:value-type="float" office:value="27" calcext:value-type="float">
            <text:p>27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5052826" calcext:value-type="float">
            <text:p>5052826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10341" calcext:value-type="float">
            <text:p>23210341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595904" calcext:value-type="float">
            <text:p>22595904</text:p>
          </table:table-cell>
          <table:table-cell office:value-type="float" office:value="26" calcext:value-type="float">
            <text:p>26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22787653" calcext:value-type="float">
            <text:p>22787653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889230" calcext:value-type="float">
            <text:p>2388923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529608" calcext:value-type="float">
            <text:p>23529608</text:p>
          </table:table-cell>
          <table:table-cell office:value-type="float" office:value="27" calcext:value-type="float">
            <text:p>27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19539372" calcext:value-type="float">
            <text:p>19539372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74470" calcext:value-type="float">
            <text:p>237447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03620" calcext:value-type="float">
            <text:p>3403620</text:p>
          </table:table-cell>
          <table:table-cell office:value-type="float" office:value="30" calcext:value-type="float">
            <text:p>30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23865771" calcext:value-type="float">
            <text:p>23865771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01184" calcext:value-type="float">
            <text:p>23001184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939556" calcext:value-type="float">
            <text:p>25939556</text:p>
          </table:table-cell>
          <table:table-cell office:value-type="float" office:value="30" calcext:value-type="float">
            <text:p>30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10190996" calcext:value-type="float">
            <text:p>10190996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566330" calcext:value-type="float">
            <text:p>21566330</text:p>
          </table:table-cell>
          <table:table-cell office:value-type="float" office:value="25.7" calcext:value-type="float">
            <text:p>25,7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911521" calcext:value-type="float">
            <text:p>21911521</text:p>
          </table:table-cell>
          <table:table-cell office:value-type="float" office:value="27.7" calcext:value-type="float">
            <text:p>27,7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7005101" calcext:value-type="float">
            <text:p>7005101</text:p>
          </table:table-cell>
          <table:table-cell office:value-type="float" office:value="61.4" calcext:value-type="float">
            <text:p>61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944244" calcext:value-type="float">
            <text:p>2394424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785986" calcext:value-type="float">
            <text:p>21785986</text:p>
          </table:table-cell>
          <table:table-cell office:value-type="float" office:value="40" calcext:value-type="float">
            <text:p>40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21942192" calcext:value-type="float">
            <text:p>21942192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202563" calcext:value-type="float">
            <text:p>2520256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652141" calcext:value-type="float">
            <text:p>25652141</text:p>
          </table:table-cell>
          <table:table-cell office:value-type="float" office:value="31" calcext:value-type="float">
            <text:p>31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7269163" calcext:value-type="float">
            <text:p>7269163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515174" calcext:value-type="float">
            <text:p>2551517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120154" calcext:value-type="float">
            <text:p>22120154</text:p>
          </table:table-cell>
          <table:table-cell office:value-type="float" office:value="30" calcext:value-type="float">
            <text:p>30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5785042" calcext:value-type="float">
            <text:p>5785042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083100" calcext:value-type="float">
            <text:p>2408310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54266" calcext:value-type="float">
            <text:p>3754266</text:p>
          </table:table-cell>
          <table:table-cell office:value-type="float" office:value="29" calcext:value-type="float">
            <text:p>29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7489526" calcext:value-type="float">
            <text:p>7489526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940843" calcext:value-type="float">
            <text:p>594084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27976" calcext:value-type="float">
            <text:p>3027976</text:p>
          </table:table-cell>
          <table:table-cell office:value-type="float" office:value="30" calcext:value-type="float">
            <text:p>30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9180165" calcext:value-type="float">
            <text:p>9180165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072562" calcext:value-type="float">
            <text:p>2207256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295826" calcext:value-type="float">
            <text:p>23295826</text:p>
          </table:table-cell>
          <table:table-cell office:value-type="float" office:value="27" calcext:value-type="float">
            <text:p>27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24674783" calcext:value-type="float">
            <text:p>24674783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86255" calcext:value-type="float">
            <text:p>2328625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42898" calcext:value-type="float">
            <text:p>24742898</text:p>
          </table:table-cell>
          <table:table-cell office:value-type="float" office:value="27" calcext:value-type="float">
            <text:p>27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8818587" calcext:value-type="float">
            <text:p>8818587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863230" calcext:value-type="float">
            <text:p>23863230</text:p>
          </table:table-cell>
          <table:table-cell office:value-type="float" office:value="23.8" calcext:value-type="float">
            <text:p>23,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436178" calcext:value-type="float">
            <text:p>22436178</text:p>
          </table:table-cell>
          <table:table-cell office:value-type="float" office:value="25" calcext:value-type="float">
            <text:p>25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7322512" calcext:value-type="float">
            <text:p>7322512</text:p>
          </table:table-cell>
          <table:table-cell office:value-type="float" office:value="59.4" calcext:value-type="float">
            <text:p>59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428306" calcext:value-type="float">
            <text:p>25428306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09080" calcext:value-type="float">
            <text:p>2509080</text:p>
          </table:table-cell>
          <table:table-cell office:value-type="float" office:value="22" calcext:value-type="float">
            <text:p>22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26522418" calcext:value-type="float">
            <text:p>26522418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98392" calcext:value-type="float">
            <text:p>2339839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920444" calcext:value-type="float">
            <text:p>23920444</text:p>
          </table:table-cell>
          <table:table-cell office:value-type="float" office:value="22.8" calcext:value-type="float">
            <text:p>22,8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5164830" calcext:value-type="float">
            <text:p>5164830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0199" calcext:value-type="float">
            <text:p>250019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928073" calcext:value-type="float">
            <text:p>24928073</text:p>
          </table:table-cell>
          <table:table-cell office:value-type="float" office:value="28" calcext:value-type="float">
            <text:p>28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4765427" calcext:value-type="float">
            <text:p>4765427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55861" calcext:value-type="float">
            <text:p>24955861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134507" calcext:value-type="float">
            <text:p>24134507</text:p>
          </table:table-cell>
          <table:table-cell office:value-type="float" office:value="24" calcext:value-type="float">
            <text:p>24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6910115" calcext:value-type="float">
            <text:p>6910115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82698" calcext:value-type="float">
            <text:p>2508269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021709" calcext:value-type="float">
            <text:p>25021709</text:p>
          </table:table-cell>
          <table:table-cell office:value-type="float" office:value="25" calcext:value-type="float">
            <text:p>25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5729654" calcext:value-type="float">
            <text:p>5729654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85421" calcext:value-type="float">
            <text:p>2298542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280747" calcext:value-type="float">
            <text:p>20280747</text:p>
          </table:table-cell>
          <table:table-cell office:value-type="float" office:value="23" calcext:value-type="float">
            <text:p>23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16034073" calcext:value-type="float">
            <text:p>16034073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5500" calcext:value-type="float">
            <text:p>228550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492978" calcext:value-type="float">
            <text:p>23492978</text:p>
          </table:table-cell>
          <table:table-cell office:value-type="float" office:value="23" calcext:value-type="float">
            <text:p>23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21742936" calcext:value-type="float">
            <text:p>21742936</text:p>
          </table:table-cell>
          <table:table-cell office:value-type="float" office:value="64.4" calcext:value-type="float">
            <text:p>64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65167" calcext:value-type="float">
            <text:p>23665167</text:p>
          </table:table-cell>
          <table:table-cell office:value-type="float" office:value="22.8" calcext:value-type="float">
            <text:p>22,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95013" calcext:value-type="float">
            <text:p>24095013</text:p>
          </table:table-cell>
          <table:table-cell office:value-type="float" office:value="23" calcext:value-type="float">
            <text:p>23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23008580" calcext:value-type="float">
            <text:p>23008580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49260" calcext:value-type="float">
            <text:p>2314926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202723" calcext:value-type="float">
            <text:p>23202723</text:p>
          </table:table-cell>
          <table:table-cell office:value-type="float" office:value="24" calcext:value-type="float">
            <text:p>24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4440231" calcext:value-type="float">
            <text:p>4440231</text:p>
          </table:table-cell>
          <table:table-cell office:value-type="float" office:value="64.4" calcext:value-type="float">
            <text:p>64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575457" calcext:value-type="float">
            <text:p>22575457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771013" calcext:value-type="float">
            <text:p>22771013</text:p>
          </table:table-cell>
          <table:table-cell office:value-type="float" office:value="24" calcext:value-type="float">
            <text:p>24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24386542" calcext:value-type="float">
            <text:p>24386542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41534" calcext:value-type="float">
            <text:p>2274153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635101" calcext:value-type="float">
            <text:p>26635101</text:p>
          </table:table-cell>
          <table:table-cell office:value-type="float" office:value="25.7" calcext:value-type="float">
            <text:p>25,7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18346383" calcext:value-type="float">
            <text:p>18346383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13024" calcext:value-type="float">
            <text:p>2351302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199758" calcext:value-type="float">
            <text:p>22199758</text:p>
          </table:table-cell>
          <table:table-cell office:value-type="float" office:value="25" calcext:value-type="float">
            <text:p>25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21501531" calcext:value-type="float">
            <text:p>21501531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109014" calcext:value-type="float">
            <text:p>2510901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297565" calcext:value-type="float">
            <text:p>24297565</text:p>
          </table:table-cell>
          <table:table-cell office:value-type="float" office:value="26" calcext:value-type="float">
            <text:p>26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22444192" calcext:value-type="float">
            <text:p>22444192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700542" calcext:value-type="float">
            <text:p>2470054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940926" calcext:value-type="float">
            <text:p>25940926</text:p>
          </table:table-cell>
          <table:table-cell office:value-type="float" office:value="23" calcext:value-type="float">
            <text:p>23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24153489" calcext:value-type="float">
            <text:p>24153489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95673" calcext:value-type="float">
            <text:p>2509567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119992" calcext:value-type="float">
            <text:p>24119992</text:p>
          </table:table-cell>
          <table:table-cell office:value-type="float" office:value="26" calcext:value-type="float">
            <text:p>26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24422041" calcext:value-type="float">
            <text:p>24422041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782567" calcext:value-type="float">
            <text:p>2478256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325172" calcext:value-type="float">
            <text:p>24325172</text:p>
          </table:table-cell>
          <table:table-cell office:value-type="float" office:value="22" calcext:value-type="float">
            <text:p>22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6871073" calcext:value-type="float">
            <text:p>6871073</text:p>
          </table:table-cell>
          <table:table-cell office:value-type="float" office:value="62.4" calcext:value-type="float">
            <text:p>62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79192" calcext:value-type="float">
            <text:p>23179192</text:p>
          </table:table-cell>
          <table:table-cell office:value-type="float" office:value="30.7" calcext:value-type="float">
            <text:p>30,7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017611" calcext:value-type="float">
            <text:p>23017611</text:p>
          </table:table-cell>
          <table:table-cell office:value-type="float" office:value="22" calcext:value-type="float">
            <text:p>22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23146368" calcext:value-type="float">
            <text:p>23146368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50845" calcext:value-type="float">
            <text:p>227508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447820" calcext:value-type="float">
            <text:p>22447820</text:p>
          </table:table-cell>
          <table:table-cell office:value-type="float" office:value="22" calcext:value-type="float">
            <text:p>22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5034494" calcext:value-type="float">
            <text:p>5034494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213519" calcext:value-type="float">
            <text:p>2521351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970409" calcext:value-type="float">
            <text:p>21970409</text:p>
          </table:table-cell>
          <table:table-cell office:value-type="float" office:value="24" calcext:value-type="float">
            <text:p>24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5416170" calcext:value-type="float">
            <text:p>5416170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720646" calcext:value-type="float">
            <text:p>2472064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504653" calcext:value-type="float">
            <text:p>22504653</text:p>
          </table:table-cell>
          <table:table-cell office:value-type="float" office:value="22.8" calcext:value-type="float">
            <text:p>22,8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18438817" calcext:value-type="float">
            <text:p>18438817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19533" calcext:value-type="float">
            <text:p>2361953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240346" calcext:value-type="float">
            <text:p>24240346</text:p>
          </table:table-cell>
          <table:table-cell office:value-type="float" office:value="22" calcext:value-type="float">
            <text:p>22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7280104" calcext:value-type="float">
            <text:p>7280104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71852" calcext:value-type="float">
            <text:p>2297185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280803" calcext:value-type="float">
            <text:p>23280803</text:p>
          </table:table-cell>
          <table:table-cell office:value-type="float" office:value="22" calcext:value-type="float">
            <text:p>22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21579421" calcext:value-type="float">
            <text:p>21579421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30429" calcext:value-type="float">
            <text:p>2303042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564507" calcext:value-type="float">
            <text:p>23564507</text:p>
          </table:table-cell>
          <table:table-cell office:value-type="float" office:value="25" calcext:value-type="float">
            <text:p>25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8796519" calcext:value-type="float">
            <text:p>8796519</text:p>
          </table:table-cell>
          <table:table-cell office:value-type="float" office:value="71.3" calcext:value-type="float">
            <text:p>71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130017" calcext:value-type="float">
            <text:p>2213001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649283" calcext:value-type="float">
            <text:p>24649283</text:p>
          </table:table-cell>
          <table:table-cell office:value-type="float" office:value="22" calcext:value-type="float">
            <text:p>22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33731466" calcext:value-type="float">
            <text:p>33731466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80090" calcext:value-type="float">
            <text:p>2508009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70439" calcext:value-type="float">
            <text:p>22870439</text:p>
          </table:table-cell>
          <table:table-cell office:value-type="float" office:value="22" calcext:value-type="float">
            <text:p>22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16168963" calcext:value-type="float">
            <text:p>16168963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50471" calcext:value-type="float">
            <text:p>24950471</text:p>
          </table:table-cell>
          <table:table-cell office:value-type="float" office:value="20.8" calcext:value-type="float">
            <text:p>20,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21:.B220])" office:value-type="float" office:value="21593764.84" calcext:value-type="float">
            <text:p>21593764,84</text:p>
          </table:table-cell>
          <table:table-cell table:formula="of:=AVERAGE([.C121:.C220])" office:value-type="float" office:value="31.528" calcext:value-type="float">
            <text:p>31,528</text:p>
          </table:table-cell>
          <table:table-cell table:formula="of:=AVERAGE([.D121:.D220])" office:value-type="float" office:value="2.924" calcext:value-type="float">
            <text:p>2,924</text:p>
          </table:table-cell>
          <table:table-cell table:number-columns-repeated="2"/>
          <table:table-cell table:formula="of:=AVERAGE([.G121:.G220])" office:value-type="float" office:value="14215499.82" calcext:value-type="float">
            <text:p>14215499,82</text:p>
          </table:table-cell>
          <table:table-cell table:formula="of:=AVERAGE([.H121:.H220])" office:value-type="float" office:value="62.804" calcext:value-type="float">
            <text:p>62,804</text:p>
          </table:table-cell>
          <table:table-cell table:formula="of:=AVERAGE([.I121:.I220])" office:value-type="float" office:value="1.8" calcext:value-type="float">
            <text:p>1,8</text:p>
          </table:table-cell>
          <table:table-cell table:number-columns-repeated="2"/>
          <table:table-cell table:formula="of:=AVERAGE([.L121:.L220])" office:value-type="float" office:value="21910721.63" calcext:value-type="float">
            <text:p>21910721,63</text:p>
          </table:table-cell>
          <table:table-cell table:formula="of:=AVERAGE([.M121:.M220])" office:value-type="float" office:value="34.359" calcext:value-type="float">
            <text:p>34,359</text:p>
          </table:table-cell>
          <table:table-cell table:formula="of:=AVERAGE([.N121:.N220])" office:value-type="float" office:value="4.839" calcext:value-type="float">
            <text:p>4,8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21:.B220])" office:value-type="float" office:value="6023450.625751" calcext:value-type="float">
            <text:p>6023450,625751</text:p>
          </table:table-cell>
          <table:table-cell table:formula="of:=STDEVP([.C121:.C220])" office:value-type="float" office:value="20.9745802341787" calcext:value-type="float">
            <text:p>20,9745802341787</text:p>
          </table:table-cell>
          <table:table-cell table:formula="of:=STDEVP([.D121:.D220])" office:value-type="float" office:value="0.398276286012612" calcext:value-type="float">
            <text:p>0,398276286012612</text:p>
          </table:table-cell>
          <table:table-cell table:number-columns-repeated="2"/>
          <table:table-cell table:formula="of:=STDEVP([.G121:.G220])" office:value-type="float" office:value="7948542.70129084" calcext:value-type="float">
            <text:p>7948542,70129084</text:p>
          </table:table-cell>
          <table:table-cell table:formula="of:=STDEVP([.H121:.H220])" office:value-type="float" office:value="4.9954563355113" calcext:value-type="float">
            <text:p>4,9954563355113</text:p>
          </table:table-cell>
          <table:table-cell table:formula="of:=STDEVP([.I121:.I220])" office:value-type="float" office:value="0" calcext:value-type="float">
            <text:p>0</text:p>
          </table:table-cell>
          <table:table-cell table:number-columns-repeated="2"/>
          <table:table-cell table:formula="of:=STDEVP([.L121:.L220])" office:value-type="float" office:value="5941817.56317007" calcext:value-type="float">
            <text:p>5941817,56317007</text:p>
          </table:table-cell>
          <table:table-cell table:formula="of:=STDEVP([.M121:.M220])" office:value-type="float" office:value="31.3148114955208" calcext:value-type="float">
            <text:p>31,3148114955208</text:p>
          </table:table-cell>
          <table:table-cell table:formula="of:=STDEVP([.N121:.N220])" office:value-type="float" office:value="0.480810773589777" calcext:value-type="float">
            <text:p>0,4808107735897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21:.B220])" office:value-type="float" office:value="23288314.5" calcext:value-type="float">
            <text:p>23288314,5</text:p>
          </table:table-cell>
          <table:table-cell table:formula="of:=MEDIAN([.C121:.C220])" office:value-type="float" office:value="26.5" calcext:value-type="float">
            <text:p>26,5</text:p>
          </table:table-cell>
          <table:table-cell table:formula="of:=MEDIAN([.D121:.D220])" office:value-type="float" office:value="3" calcext:value-type="float">
            <text:p>3</text:p>
          </table:table-cell>
          <table:table-cell table:number-columns-repeated="2"/>
          <table:table-cell table:formula="of:=MEDIAN([.G121:.G220])" office:value-type="float" office:value="10344502" calcext:value-type="float">
            <text:p>10344502</text:p>
          </table:table-cell>
          <table:table-cell table:formula="of:=MEDIAN([.H121:.H220])" office:value-type="float" office:value="62" calcext:value-type="float">
            <text:p>62</text:p>
          </table:table-cell>
          <table:table-cell table:formula="of:=MEDIAN([.I121:.I220])" office:value-type="float" office:value="1.8" calcext:value-type="float">
            <text:p>1,8</text:p>
          </table:table-cell>
          <table:table-cell table:number-columns-repeated="2"/>
          <table:table-cell table:formula="of:=MEDIAN([.L121:.L220])" office:value-type="float" office:value="23566278.5" calcext:value-type="float">
            <text:p>23566278,5</text:p>
          </table:table-cell>
          <table:table-cell table:formula="of:=MEDIAN([.M121:.M220])" office:value-type="float" office:value="27.5" calcext:value-type="float">
            <text:p>27,5</text:p>
          </table:table-cell>
          <table:table-cell table:formula="of:=MEDIAN([.N121:.N220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21:.B170])" office:value-type="float" office:value="21775805.34" calcext:value-type="float">
            <text:p>21775805,34</text:p>
          </table:table-cell>
          <table:table-cell table:formula="of:=AVERAGE([.C121:.C170])" office:value-type="float" office:value="36.188" calcext:value-type="float">
            <text:p>36,188</text:p>
          </table:table-cell>
          <table:table-cell table:formula="of:=AVERAGE([.D121:.D170])" office:value-type="float" office:value="2.688" calcext:value-type="float">
            <text:p>2,688</text:p>
          </table:table-cell>
          <table:table-cell table:number-columns-repeated="2"/>
          <table:table-cell table:formula="of:=AVERAGE([.G121:.G170])" office:value-type="float" office:value="13523089.48" calcext:value-type="float">
            <text:p>13523089,48</text:p>
          </table:table-cell>
          <table:table-cell table:formula="of:=AVERAGE([.H121:.H170])" office:value-type="float" office:value="62.806" calcext:value-type="float">
            <text:p>62,806</text:p>
          </table:table-cell>
          <table:table-cell table:formula="of:=AVERAGE([.I121:.I170])" office:value-type="float" office:value="1.8" calcext:value-type="float">
            <text:p>1,8</text:p>
          </table:table-cell>
          <table:table-cell table:number-columns-repeated="2"/>
          <table:table-cell table:formula="of:=AVERAGE([.L121:.L170])" office:value-type="float" office:value="21597726.2" calcext:value-type="float">
            <text:p>21597726,2</text:p>
          </table:table-cell>
          <table:table-cell table:formula="of:=AVERAGE([.M121:.M170])" office:value-type="float" office:value="42.368" calcext:value-type="float">
            <text:p>42,368</text:p>
          </table:table-cell>
          <table:table-cell table:formula="of:=AVERAGE([.N121:.N170])" office:value-type="float" office:value="4.668" calcext:value-type="float">
            <text:p>4,6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171:.B220])" office:value-type="float" office:value="21411724.34" calcext:value-type="float">
            <text:p>21411724,34</text:p>
          </table:table-cell>
          <table:table-cell table:formula="of:=AVERAGE([.C171:.C220])" office:value-type="float" office:value="26.868" calcext:value-type="float">
            <text:p>26,868</text:p>
          </table:table-cell>
          <table:table-cell table:formula="of:=AVERAGE([.D171:.D220])" office:value-type="float" office:value="3.16" calcext:value-type="float">
            <text:p>3,16</text:p>
          </table:table-cell>
          <table:table-cell table:number-columns-repeated="2"/>
          <table:table-cell table:formula="of:=AVERAGE([.G171:.G220])" office:value-type="float" office:value="14907910.16" calcext:value-type="float">
            <text:p>14907910,16</text:p>
          </table:table-cell>
          <table:table-cell table:formula="of:=AVERAGE([.H171:.H220])" office:value-type="float" office:value="62.802" calcext:value-type="float">
            <text:p>62,802</text:p>
          </table:table-cell>
          <table:table-cell table:formula="of:=AVERAGE([.I171:.I220])" office:value-type="float" office:value="1.8" calcext:value-type="float">
            <text:p>1,8</text:p>
          </table:table-cell>
          <table:table-cell table:number-columns-repeated="2"/>
          <table:table-cell table:formula="of:=AVERAGE([.L171:.L220])" office:value-type="float" office:value="22223717.06" calcext:value-type="float">
            <text:p>22223717,06</text:p>
          </table:table-cell>
          <table:table-cell table:formula="of:=AVERAGE([.M171:.M220])" office:value-type="float" office:value="26.35" calcext:value-type="float">
            <text:p>26,35</text:p>
          </table:table-cell>
          <table:table-cell table:formula="of:=AVERAGE([.N171:.N220])" office:value-type="float" office:value="5.01" calcext:value-type="float">
            <text:p>5,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171:.B220])" office:value-type="float" office:value="6243528.26670859" calcext:value-type="float">
            <text:p>6243528,26670859</text:p>
          </table:table-cell>
          <table:table-cell table:formula="of:=STDEVP([.C171:.C220])" office:value-type="float" office:value="5.41292674992005" calcext:value-type="float">
            <text:p>5,41292674992005</text:p>
          </table:table-cell>
          <table:table-cell table:formula="of:=STDEVP([.D171:.D220])" office:value-type="float" office:value="0.0565685424949238" calcext:value-type="float">
            <text:p>0,056568542494924</text:p>
          </table:table-cell>
          <table:table-cell table:number-columns-repeated="2"/>
          <table:table-cell table:formula="of:=STDEVP([.G171:.G220])" office:value-type="float" office:value="7939815.89709156" calcext:value-type="float">
            <text:p>7939815,89709156</text:p>
          </table:table-cell>
          <table:table-cell table:formula="of:=STDEVP([.H171:.H220])" office:value-type="float" office:value="3.83105677326766" calcext:value-type="float">
            <text:p>3,83105677326766</text:p>
          </table:table-cell>
          <table:table-cell table:formula="of:=STDEVP([.I171:.I220])" office:value-type="float" office:value="0" calcext:value-type="float">
            <text:p>0</text:p>
          </table:table-cell>
          <table:table-cell table:number-columns-repeated="2"/>
          <table:table-cell table:formula="of:=STDEVP([.L171:.L220])" office:value-type="float" office:value="5696351.08156711" calcext:value-type="float">
            <text:p>5696351,08156711</text:p>
          </table:table-cell>
          <table:table-cell table:formula="of:=STDEVP([.M171:.M220])" office:value-type="float" office:value="4.97124732838751" calcext:value-type="float">
            <text:p>4,97124732838751</text:p>
          </table:table-cell>
          <table:table-cell table:formula="of:=STDEVP([.N171:.N220])" office:value-type="float" office:value="0.0299999999999999" calcext:value-type="float">
            <text:p>0,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21:.B170])" office:value-type="float" office:value="23813455" calcext:value-type="float">
            <text:p>23813455</text:p>
          </table:table-cell>
          <table:table-cell table:formula="of:=MEDIAN([.C121:.C170])" office:value-type="float" office:value="27" calcext:value-type="float">
            <text:p>27</text:p>
          </table:table-cell>
          <table:table-cell table:formula="of:=MEDIAN([.D121:.D170])" office:value-type="float" office:value="2.9" calcext:value-type="float">
            <text:p>2,9</text:p>
          </table:table-cell>
          <table:table-cell table:number-columns-repeated="2"/>
          <table:table-cell table:formula="of:=MEDIAN([.G121:.G170])" office:value-type="float" office:value="9063187" calcext:value-type="float">
            <text:p>9063187</text:p>
          </table:table-cell>
          <table:table-cell table:formula="of:=MEDIAN([.H121:.H170])" office:value-type="float" office:value="63" calcext:value-type="float">
            <text:p>63</text:p>
          </table:table-cell>
          <table:table-cell table:formula="of:=MEDIAN([.I121:.I170])" office:value-type="float" office:value="1.8" calcext:value-type="float">
            <text:p>1,8</text:p>
          </table:table-cell>
          <table:table-cell table:number-columns-repeated="2"/>
          <table:table-cell table:formula="of:=MEDIAN([.L121:.L170])" office:value-type="float" office:value="23369891" calcext:value-type="float">
            <text:p>23369891</text:p>
          </table:table-cell>
          <table:table-cell table:formula="of:=MEDIAN([.M121:.M170])" office:value-type="float" office:value="29" calcext:value-type="float">
            <text:p>29</text:p>
          </table:table-cell>
          <table:table-cell table:formula="of:=MEDIAN([.N121:.N170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171:.B220])" office:value-type="float" office:value="23166257" calcext:value-type="float">
            <text:p>23166257</text:p>
          </table:table-cell>
          <table:table-cell table:formula="of:=MEDIAN([.C171:.C220])" office:value-type="float" office:value="25.85" calcext:value-type="float">
            <text:p>25,85</text:p>
          </table:table-cell>
          <table:table-cell table:formula="of:=MEDIAN([.D171:.D220])" office:value-type="float" office:value="3.2" calcext:value-type="float">
            <text:p>3,2</text:p>
          </table:table-cell>
          <table:table-cell table:number-columns-repeated="2"/>
          <table:table-cell table:formula="of:=MEDIAN([.G171:.G220])" office:value-type="float" office:value="15454197" calcext:value-type="float">
            <text:p>15454197</text:p>
          </table:table-cell>
          <table:table-cell table:formula="of:=MEDIAN([.H171:.H220])" office:value-type="float" office:value="62" calcext:value-type="float">
            <text:p>62</text:p>
          </table:table-cell>
          <table:table-cell table:formula="of:=MEDIAN([.I171:.I220])" office:value-type="float" office:value="1.8" calcext:value-type="float">
            <text:p>1,8</text:p>
          </table:table-cell>
          <table:table-cell table:number-columns-repeated="2"/>
          <table:table-cell table:formula="of:=MEDIAN([.L171:.L220])" office:value-type="float" office:value="23642350" calcext:value-type="float">
            <text:p>23642350</text:p>
          </table:table-cell>
          <table:table-cell table:formula="of:=MEDIAN([.M171:.M220])" office:value-type="float" office:value="25" calcext:value-type="float">
            <text:p>25</text:p>
          </table:table-cell>
          <table:table-cell table:formula="of:=MEDIAN([.N171:.N220])" office:value-type="float" office:value="5" calcext:value-type="float">
            <text:p>5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&amp;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1357166" calcext:value-type="float">
            <text:p>11357166</text:p>
          </table:table-cell>
          <table:table-cell office:value-type="float" office:value="260" calcext:value-type="float">
            <text:p>260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3626973" calcext:value-type="float">
            <text:p>3626973</text:p>
          </table:table-cell>
          <table:table-cell office:value-type="float" office:value="106.7" calcext:value-type="float">
            <text:p>106,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27040651" calcext:value-type="float">
            <text:p>27040651</text:p>
          </table:table-cell>
          <table:table-cell office:value-type="float" office:value="213.3" calcext:value-type="float">
            <text:p>213,3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41628" calcext:value-type="float">
            <text:p>2241628</text:p>
          </table:table-cell>
          <table:table-cell office:value-type="float" office:value="174" calcext:value-type="float">
            <text:p>174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3359754" calcext:value-type="float">
            <text:p>3359754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240007" calcext:value-type="float">
            <text:p>6240007</text:p>
          </table:table-cell>
          <table:table-cell office:value-type="float" office:value="221" calcext:value-type="float">
            <text:p>221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79689" calcext:value-type="float">
            <text:p>8979689</text:p>
          </table:table-cell>
          <table:table-cell office:value-type="float" office:value="86" calcext:value-type="float">
            <text:p>8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10534" calcext:value-type="float">
            <text:p>6510534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77640" calcext:value-type="float">
            <text:p>1877640</text:p>
          </table:table-cell>
          <table:table-cell office:value-type="float" office:value="135" calcext:value-type="float">
            <text:p>135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09732" calcext:value-type="float">
            <text:p>1809732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787383" calcext:value-type="float">
            <text:p>6787383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960987" calcext:value-type="float">
            <text:p>3960987</text:p>
          </table:table-cell>
          <table:table-cell office:value-type="float" office:value="103" calcext:value-type="float">
            <text:p>10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97237" calcext:value-type="float">
            <text:p>2897237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023405" calcext:value-type="float">
            <text:p>7023405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37108" calcext:value-type="float">
            <text:p>11137108</text:p>
          </table:table-cell>
          <table:table-cell office:value-type="float" office:value="123" calcext:value-type="float">
            <text:p>123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02684" calcext:value-type="float">
            <text:p>10802684</text:p>
          </table:table-cell>
          <table:table-cell office:value-type="float" office:value="53" calcext:value-type="float">
            <text:p>5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723019" calcext:value-type="float">
            <text:p>6723019</text:p>
          </table:table-cell>
          <table:table-cell office:value-type="float" office:value="89" calcext:value-type="float">
            <text:p>8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339210" calcext:value-type="float">
            <text:p>6339210</text:p>
          </table:table-cell>
          <table:table-cell office:value-type="float" office:value="88.1" calcext:value-type="float">
            <text:p>88,1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92754" calcext:value-type="float">
            <text:p>12092754</text:p>
          </table:table-cell>
          <table:table-cell office:value-type="float" office:value="60.4" calcext:value-type="float">
            <text:p>60,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560180" calcext:value-type="float">
            <text:p>3560180</text:p>
          </table:table-cell>
          <table:table-cell office:value-type="float" office:value="89" calcext:value-type="float">
            <text:p>8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443846" calcext:value-type="float">
            <text:p>11443846</text:p>
          </table:table-cell>
          <table:table-cell office:value-type="float" office:value="67" calcext:value-type="float">
            <text:p>67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19526" calcext:value-type="float">
            <text:p>1819526</text:p>
          </table:table-cell>
          <table:table-cell office:value-type="float" office:value="47" calcext:value-type="float">
            <text:p>4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086263" calcext:value-type="float">
            <text:p>6086263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715842" calcext:value-type="float">
            <text:p>10715842</text:p>
          </table:table-cell>
          <table:table-cell office:value-type="float" office:value="54" calcext:value-type="float">
            <text:p>54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330067" calcext:value-type="float">
            <text:p>11330067</text:p>
          </table:table-cell>
          <table:table-cell office:value-type="float" office:value="45" calcext:value-type="float">
            <text:p>45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6690393" calcext:value-type="float">
            <text:p>6690393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188871" calcext:value-type="float">
            <text:p>8188871</text:p>
          </table:table-cell>
          <table:table-cell office:value-type="float" office:value="67" calcext:value-type="float">
            <text:p>67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64873" calcext:value-type="float">
            <text:p>11064873</text:p>
          </table:table-cell>
          <table:table-cell office:value-type="float" office:value="63" calcext:value-type="float">
            <text:p>6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6654379" calcext:value-type="float">
            <text:p>6654379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543957" calcext:value-type="float">
            <text:p>11543957</text:p>
          </table:table-cell>
          <table:table-cell office:value-type="float" office:value="75" calcext:value-type="float">
            <text:p>75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26154" calcext:value-type="float">
            <text:p>11226154</text:p>
          </table:table-cell>
          <table:table-cell office:value-type="float" office:value="45" calcext:value-type="float">
            <text:p>4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3927652" calcext:value-type="float">
            <text:p>3927652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29037" calcext:value-type="float">
            <text:p>3329037</text:p>
          </table:table-cell>
          <table:table-cell office:value-type="float" office:value="66" calcext:value-type="float">
            <text:p>66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63447" calcext:value-type="float">
            <text:p>10963447</text:p>
          </table:table-cell>
          <table:table-cell office:value-type="float" office:value="46" calcext:value-type="float">
            <text:p>4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6610879" calcext:value-type="float">
            <text:p>6610879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55740" calcext:value-type="float">
            <text:p>2655740</text:p>
          </table:table-cell>
          <table:table-cell office:value-type="float" office:value="84.2" calcext:value-type="float">
            <text:p>84,2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85637" calcext:value-type="float">
            <text:p>11185637</text:p>
          </table:table-cell>
          <table:table-cell office:value-type="float" office:value="47" calcext:value-type="float">
            <text:p>47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852687" calcext:value-type="float">
            <text:p>985268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25784" calcext:value-type="float">
            <text:p>2425784</text:p>
          </table:table-cell>
          <table:table-cell office:value-type="float" office:value="69" calcext:value-type="float">
            <text:p>69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15428" calcext:value-type="float">
            <text:p>10915428</text:p>
          </table:table-cell>
          <table:table-cell office:value-type="float" office:value="52" calcext:value-type="float">
            <text:p>5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6589775" calcext:value-type="float">
            <text:p>6589775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76992" calcext:value-type="float">
            <text:p>1776992</text:p>
          </table:table-cell>
          <table:table-cell office:value-type="float" office:value="91" calcext:value-type="float">
            <text:p>91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63478" calcext:value-type="float">
            <text:p>1663478</text:p>
          </table:table-cell>
          <table:table-cell office:value-type="float" office:value="44" calcext:value-type="float">
            <text:p>4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450682" calcext:value-type="float">
            <text:p>945068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788020" calcext:value-type="float">
            <text:p>11788020</text:p>
          </table:table-cell>
          <table:table-cell office:value-type="float" office:value="84" calcext:value-type="float">
            <text:p>84</text:p>
          </table:table-cell>
          <table:table-cell office:value-type="float" office:value="6.1" calcext:value-type="float">
            <text:p>6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44111" calcext:value-type="float">
            <text:p>10844111</text:p>
          </table:table-cell>
          <table:table-cell office:value-type="float" office:value="42.6" calcext:value-type="float">
            <text:p>42,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1507889" calcext:value-type="float">
            <text:p>21507889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593517" calcext:value-type="float">
            <text:p>12593517</text:p>
          </table:table-cell>
          <table:table-cell office:value-type="float" office:value="47.5" calcext:value-type="float">
            <text:p>47,5</text:p>
          </table:table-cell>
          <table:table-cell office:value-type="float" office:value="6.1" calcext:value-type="float">
            <text:p>6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341667" calcext:value-type="float">
            <text:p>11341667</text:p>
          </table:table-cell>
          <table:table-cell office:value-type="float" office:value="42" calcext:value-type="float">
            <text:p>4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3714724" calcext:value-type="float">
            <text:p>3714724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65256" calcext:value-type="float">
            <text:p>1665256</text:p>
          </table:table-cell>
          <table:table-cell office:value-type="float" office:value="52" calcext:value-type="float">
            <text:p>52</text:p>
          </table:table-cell>
          <table:table-cell office:value-type="float" office:value="6.1" calcext:value-type="float">
            <text:p>6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50999" calcext:value-type="float">
            <text:p>11150999</text:p>
          </table:table-cell>
          <table:table-cell office:value-type="float" office:value="44" calcext:value-type="float">
            <text:p>44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3256827" calcext:value-type="float">
            <text:p>3256827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280869" calcext:value-type="float">
            <text:p>12280869</text:p>
          </table:table-cell>
          <table:table-cell office:value-type="float" office:value="48" calcext:value-type="float">
            <text:p>48</text:p>
          </table:table-cell>
          <table:table-cell office:value-type="float" office:value="6.1" calcext:value-type="float">
            <text:p>6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15732" calcext:value-type="float">
            <text:p>10915732</text:p>
          </table:table-cell>
          <table:table-cell office:value-type="float" office:value="43" calcext:value-type="float">
            <text:p>4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6586760" calcext:value-type="float">
            <text:p>6586760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261837" calcext:value-type="float">
            <text:p>11261837</text:p>
          </table:table-cell>
          <table:table-cell office:value-type="float" office:value="56" calcext:value-type="float">
            <text:p>56</text:p>
          </table:table-cell>
          <table:table-cell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24539" calcext:value-type="float">
            <text:p>2624539</text:p>
          </table:table-cell>
          <table:table-cell office:value-type="float" office:value="49" calcext:value-type="float">
            <text:p>49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3631080" calcext:value-type="float">
            <text:p>3631080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951501" calcext:value-type="float">
            <text:p>10951501</text:p>
          </table:table-cell>
          <table:table-cell office:value-type="float" office:value="42" calcext:value-type="float">
            <text:p>42</text:p>
          </table:table-cell>
          <table:table-cell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38690" calcext:value-type="float">
            <text:p>10938690</text:p>
          </table:table-cell>
          <table:table-cell office:value-type="float" office:value="51" calcext:value-type="float">
            <text:p>51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6526974" calcext:value-type="float">
            <text:p>6526974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070444" calcext:value-type="float">
            <text:p>12070444</text:p>
          </table:table-cell>
          <table:table-cell office:value-type="float" office:value="46" calcext:value-type="float">
            <text:p>46</text:p>
          </table:table-cell>
          <table:table-cell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18194" calcext:value-type="float">
            <text:p>1618194</text:p>
          </table:table-cell>
          <table:table-cell office:value-type="float" office:value="48" calcext:value-type="float">
            <text:p>4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3615232" calcext:value-type="float">
            <text:p>3615232</text:p>
          </table:table-cell>
          <table:table-cell office:value-type="float" office:value="94" calcext:value-type="float">
            <text:p>9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525012" calcext:value-type="float">
            <text:p>10525012</text:p>
          </table:table-cell>
          <table:table-cell office:value-type="float" office:value="76" calcext:value-type="float">
            <text:p>76</text:p>
          </table:table-cell>
          <table:table-cell office:value-type="float" office:value="6.6" calcext:value-type="float">
            <text:p>6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98846" calcext:value-type="float">
            <text:p>11198846</text:p>
          </table:table-cell>
          <table:table-cell office:value-type="float" office:value="42" calcext:value-type="float">
            <text:p>42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3620672" calcext:value-type="float">
            <text:p>3620672</text:p>
          </table:table-cell>
          <table:table-cell office:value-type="float" office:value="94" calcext:value-type="float">
            <text:p>9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196546" calcext:value-type="float">
            <text:p>12196546</text:p>
          </table:table-cell>
          <table:table-cell office:value-type="float" office:value="46" calcext:value-type="float">
            <text:p>46</text:p>
          </table:table-cell>
          <table:table-cell office:value-type="float" office:value="6.6" calcext:value-type="float">
            <text:p>6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749322" calcext:value-type="float">
            <text:p>12749322</text:p>
          </table:table-cell>
          <table:table-cell office:value-type="float" office:value="44" calcext:value-type="float">
            <text:p>44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3515543" calcext:value-type="float">
            <text:p>3515543</text:p>
          </table:table-cell>
          <table:table-cell office:value-type="float" office:value="93" calcext:value-type="float">
            <text:p>9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618486" calcext:value-type="float">
            <text:p>11618486</text:p>
          </table:table-cell>
          <table:table-cell office:value-type="float" office:value="46" calcext:value-type="float">
            <text:p>46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01525" calcext:value-type="float">
            <text:p>1601525</text:p>
          </table:table-cell>
          <table:table-cell office:value-type="float" office:value="41.6" calcext:value-type="float">
            <text:p>41,6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4716394" calcext:value-type="float">
            <text:p>4716394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51268" calcext:value-type="float">
            <text:p>2751268</text:p>
          </table:table-cell>
          <table:table-cell office:value-type="float" office:value="58.4" calcext:value-type="float">
            <text:p>58,4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345522" calcext:value-type="float">
            <text:p>11345522</text:p>
          </table:table-cell>
          <table:table-cell office:value-type="float" office:value="48" calcext:value-type="float">
            <text:p>48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6545590" calcext:value-type="float">
            <text:p>6545590</text:p>
          </table:table-cell>
          <table:table-cell office:value-type="float" office:value="93.1" calcext:value-type="float">
            <text:p>93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662157" calcext:value-type="float">
            <text:p>10662157</text:p>
          </table:table-cell>
          <table:table-cell office:value-type="float" office:value="56" calcext:value-type="float">
            <text:p>56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43629" calcext:value-type="float">
            <text:p>2343629</text:p>
          </table:table-cell>
          <table:table-cell office:value-type="float" office:value="56" calcext:value-type="float">
            <text:p>56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6603890" calcext:value-type="float">
            <text:p>660389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439020" calcext:value-type="float">
            <text:p>11439020</text:p>
          </table:table-cell>
          <table:table-cell office:value-type="float" office:value="51" calcext:value-type="float">
            <text:p>51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99720" calcext:value-type="float">
            <text:p>11299720</text:p>
          </table:table-cell>
          <table:table-cell office:value-type="float" office:value="66" calcext:value-type="float">
            <text:p>66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3614783" calcext:value-type="float">
            <text:p>3614783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45339" calcext:value-type="float">
            <text:p>2545339</text:p>
          </table:table-cell>
          <table:table-cell office:value-type="float" office:value="70" calcext:value-type="float">
            <text:p>70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84704" calcext:value-type="float">
            <text:p>10684704</text:p>
          </table:table-cell>
          <table:table-cell office:value-type="float" office:value="47" calcext:value-type="float">
            <text:p>4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3474121" calcext:value-type="float">
            <text:p>13474121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078768" calcext:value-type="float">
            <text:p>12078768</text:p>
          </table:table-cell>
          <table:table-cell office:value-type="float" office:value="53" calcext:value-type="float">
            <text:p>53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535022" calcext:value-type="float">
            <text:p>12535022</text:p>
          </table:table-cell>
          <table:table-cell office:value-type="float" office:value="41" calcext:value-type="float">
            <text:p>41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3689637" calcext:value-type="float">
            <text:p>3689637</text:p>
          </table:table-cell>
          <table:table-cell office:value-type="float" office:value="92" calcext:value-type="float">
            <text:p>9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298381" calcext:value-type="float">
            <text:p>11298381</text:p>
          </table:table-cell>
          <table:table-cell office:value-type="float" office:value="42" calcext:value-type="float">
            <text:p>42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514540" calcext:value-type="float">
            <text:p>11514540</text:p>
          </table:table-cell>
          <table:table-cell office:value-type="float" office:value="44" calcext:value-type="float">
            <text:p>44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3635953" calcext:value-type="float">
            <text:p>3635953</text:p>
          </table:table-cell>
          <table:table-cell office:value-type="float" office:value="94" calcext:value-type="float">
            <text:p>9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21073" calcext:value-type="float">
            <text:p>11121073</text:p>
          </table:table-cell>
          <table:table-cell office:value-type="float" office:value="45" calcext:value-type="float">
            <text:p>45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71576" calcext:value-type="float">
            <text:p>11271576</text:p>
          </table:table-cell>
          <table:table-cell office:value-type="float" office:value="41" calcext:value-type="float">
            <text:p>41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644549" calcext:value-type="float">
            <text:p>6644549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30479" calcext:value-type="float">
            <text:p>2230479</text:p>
          </table:table-cell>
          <table:table-cell office:value-type="float" office:value="64.4" calcext:value-type="float">
            <text:p>64,4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05342" calcext:value-type="float">
            <text:p>2105342</text:p>
          </table:table-cell>
          <table:table-cell office:value-type="float" office:value="42.6" calcext:value-type="float">
            <text:p>42,6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595111" calcext:value-type="float">
            <text:p>659511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413842" calcext:value-type="float">
            <text:p>12413842</text:p>
          </table:table-cell>
          <table:table-cell office:value-type="float" office:value="52" calcext:value-type="float">
            <text:p>52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487371" calcext:value-type="float">
            <text:p>11487371</text:p>
          </table:table-cell>
          <table:table-cell office:value-type="float" office:value="54" calcext:value-type="float">
            <text:p>54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573432" calcext:value-type="float">
            <text:p>6573432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56687" calcext:value-type="float">
            <text:p>11156687</text:p>
          </table:table-cell>
          <table:table-cell office:value-type="float" office:value="44" calcext:value-type="float">
            <text:p>44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98930" calcext:value-type="float">
            <text:p>11198930</text:p>
          </table:table-cell>
          <table:table-cell office:value-type="float" office:value="40" calcext:value-type="float">
            <text:p>40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3639307" calcext:value-type="float">
            <text:p>3639307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267705" calcext:value-type="float">
            <text:p>12267705</text:p>
          </table:table-cell>
          <table:table-cell office:value-type="float" office:value="40" calcext:value-type="float">
            <text:p>40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54565" calcext:value-type="float">
            <text:p>1554565</text:p>
          </table:table-cell>
          <table:table-cell office:value-type="float" office:value="41" calcext:value-type="float">
            <text:p>41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983222" calcext:value-type="float">
            <text:p>6983222</text:p>
          </table:table-cell>
          <table:table-cell office:value-type="float" office:value="94" calcext:value-type="float">
            <text:p>9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64935" calcext:value-type="float">
            <text:p>11164935</text:p>
          </table:table-cell>
          <table:table-cell office:value-type="float" office:value="63" calcext:value-type="float">
            <text:p>63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69162" calcext:value-type="float">
            <text:p>1669162</text:p>
          </table:table-cell>
          <table:table-cell office:value-type="float" office:value="44" calcext:value-type="float">
            <text:p>44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764367" calcext:value-type="float">
            <text:p>6764367</text:p>
          </table:table-cell>
          <table:table-cell office:value-type="float" office:value="94" calcext:value-type="float">
            <text:p>9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902560" calcext:value-type="float">
            <text:p>10902560</text:p>
          </table:table-cell>
          <table:table-cell office:value-type="float" office:value="58" calcext:value-type="float">
            <text:p>58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436430" calcext:value-type="float">
            <text:p>11436430</text:p>
          </table:table-cell>
          <table:table-cell office:value-type="float" office:value="41" calcext:value-type="float">
            <text:p>41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941947" calcext:value-type="float">
            <text:p>6941947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97314" calcext:value-type="float">
            <text:p>11197314</text:p>
          </table:table-cell>
          <table:table-cell office:value-type="float" office:value="47" calcext:value-type="float">
            <text:p>47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59400" calcext:value-type="float">
            <text:p>10959400</text:p>
          </table:table-cell>
          <table:table-cell office:value-type="float" office:value="44" calcext:value-type="float">
            <text:p>44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3468535" calcext:value-type="float">
            <text:p>3468535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673601" calcext:value-type="float">
            <text:p>12673601</text:p>
          </table:table-cell>
          <table:table-cell office:value-type="float" office:value="50.5" calcext:value-type="float">
            <text:p>50,5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637597" calcext:value-type="float">
            <text:p>12637597</text:p>
          </table:table-cell>
          <table:table-cell office:value-type="float" office:value="41" calcext:value-type="float">
            <text:p>41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3547952" calcext:value-type="float">
            <text:p>3547952</text:p>
          </table:table-cell>
          <table:table-cell office:value-type="float" office:value="94" calcext:value-type="float">
            <text:p>9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668760" calcext:value-type="float">
            <text:p>11668760</text:p>
          </table:table-cell>
          <table:table-cell office:value-type="float" office:value="56" calcext:value-type="float">
            <text:p>56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609304" calcext:value-type="float">
            <text:p>12609304</text:p>
          </table:table-cell>
          <table:table-cell office:value-type="float" office:value="42" calcext:value-type="float">
            <text:p>42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6127950" calcext:value-type="float">
            <text:p>6127950</text:p>
          </table:table-cell>
          <table:table-cell office:value-type="float" office:value="93" calcext:value-type="float">
            <text:p>9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75465" calcext:value-type="float">
            <text:p>2675465</text:p>
          </table:table-cell>
          <table:table-cell office:value-type="float" office:value="49" calcext:value-type="float">
            <text:p>49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416969" calcext:value-type="float">
            <text:p>11416969</text:p>
          </table:table-cell>
          <table:table-cell office:value-type="float" office:value="40.6" calcext:value-type="float">
            <text:p>40,6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9525696" calcext:value-type="float">
            <text:p>9525696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244279" calcext:value-type="float">
            <text:p>3244279</text:p>
          </table:table-cell>
          <table:table-cell office:value-type="float" office:value="50" calcext:value-type="float">
            <text:p>50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300607" calcext:value-type="float">
            <text:p>13300607</text:p>
          </table:table-cell>
          <table:table-cell office:value-type="float" office:value="41" calcext:value-type="float">
            <text:p>41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6476527" calcext:value-type="float">
            <text:p>6476527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863423" calcext:value-type="float">
            <text:p>11863423</text:p>
          </table:table-cell>
          <table:table-cell office:value-type="float" office:value="45" calcext:value-type="float">
            <text:p>45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63619" calcext:value-type="float">
            <text:p>11163619</text:p>
          </table:table-cell>
          <table:table-cell office:value-type="float" office:value="45" calcext:value-type="float">
            <text:p>45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6367330" calcext:value-type="float">
            <text:p>6367330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83423" calcext:value-type="float">
            <text:p>2483423</text:p>
          </table:table-cell>
          <table:table-cell office:value-type="float" office:value="71.3" calcext:value-type="float">
            <text:p>71,3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63809" calcext:value-type="float">
            <text:p>11263809</text:p>
          </table:table-cell>
          <table:table-cell office:value-type="float" office:value="54" calcext:value-type="float">
            <text:p>54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3659381" calcext:value-type="float">
            <text:p>3659381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341808" calcext:value-type="float">
            <text:p>12341808</text:p>
          </table:table-cell>
          <table:table-cell office:value-type="float" office:value="49" calcext:value-type="float">
            <text:p>49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536312" calcext:value-type="float">
            <text:p>10536312</text:p>
          </table:table-cell>
          <table:table-cell office:value-type="float" office:value="48" calcext:value-type="float">
            <text:p>48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3481883" calcext:value-type="float">
            <text:p>3481883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208113" calcext:value-type="float">
            <text:p>14208113</text:p>
          </table:table-cell>
          <table:table-cell office:value-type="float" office:value="43" calcext:value-type="float">
            <text:p>43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19121" calcext:value-type="float">
            <text:p>2619121</text:p>
          </table:table-cell>
          <table:table-cell office:value-type="float" office:value="41" calcext:value-type="float">
            <text:p>41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3781827" calcext:value-type="float">
            <text:p>3781827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721053" calcext:value-type="float">
            <text:p>11721053</text:p>
          </table:table-cell>
          <table:table-cell office:value-type="float" office:value="65" calcext:value-type="float">
            <text:p>65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169188" calcext:value-type="float">
            <text:p>12169188</text:p>
          </table:table-cell>
          <table:table-cell office:value-type="float" office:value="44" calcext:value-type="float">
            <text:p>44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3583766" calcext:value-type="float">
            <text:p>3583766</text:p>
          </table:table-cell>
          <table:table-cell office:value-type="float" office:value="90" calcext:value-type="float">
            <text:p>9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681619" calcext:value-type="float">
            <text:p>11681619</text:p>
          </table:table-cell>
          <table:table-cell office:value-type="float" office:value="41" calcext:value-type="float">
            <text:p>41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48302" calcext:value-type="float">
            <text:p>11048302</text:p>
          </table:table-cell>
          <table:table-cell office:value-type="float" office:value="47" calcext:value-type="float">
            <text:p>47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6446589" calcext:value-type="float">
            <text:p>6446589</text:p>
          </table:table-cell>
          <table:table-cell office:value-type="float" office:value="94" calcext:value-type="float">
            <text:p>9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30642" calcext:value-type="float">
            <text:p>1530642</text:p>
          </table:table-cell>
          <table:table-cell office:value-type="float" office:value="47" calcext:value-type="float">
            <text:p>47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985399" calcext:value-type="float">
            <text:p>11985399</text:p>
          </table:table-cell>
          <table:table-cell office:value-type="float" office:value="47" calcext:value-type="float">
            <text:p>47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3690473" calcext:value-type="float">
            <text:p>3690473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67537" calcext:value-type="float">
            <text:p>2267537</text:p>
          </table:table-cell>
          <table:table-cell office:value-type="float" office:value="47" calcext:value-type="float">
            <text:p>47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73052" calcext:value-type="float">
            <text:p>10873052</text:p>
          </table:table-cell>
          <table:table-cell office:value-type="float" office:value="43.6" calcext:value-type="float">
            <text:p>43,6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3838372" calcext:value-type="float">
            <text:p>3838372</text:p>
          </table:table-cell>
          <table:table-cell office:value-type="float" office:value="92" calcext:value-type="float">
            <text:p>9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528921" calcext:value-type="float">
            <text:p>12528921</text:p>
          </table:table-cell>
          <table:table-cell office:value-type="float" office:value="39.6" calcext:value-type="float">
            <text:p>39,6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40714" calcext:value-type="float">
            <text:p>1540714</text:p>
          </table:table-cell>
          <table:table-cell office:value-type="float" office:value="41" calcext:value-type="float">
            <text:p>41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6737135" calcext:value-type="float">
            <text:p>6737135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813202" calcext:value-type="float">
            <text:p>11813202</text:p>
          </table:table-cell>
          <table:table-cell office:value-type="float" office:value="39" calcext:value-type="float">
            <text:p>39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565863" calcext:value-type="float">
            <text:p>10565863</text:p>
          </table:table-cell>
          <table:table-cell office:value-type="float" office:value="43" calcext:value-type="float">
            <text:p>43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6825005" calcext:value-type="float">
            <text:p>6825005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513598" calcext:value-type="float">
            <text:p>9513598</text:p>
          </table:table-cell>
          <table:table-cell office:value-type="float" office:value="45" calcext:value-type="float">
            <text:p>45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210169" calcext:value-type="float">
            <text:p>12210169</text:p>
          </table:table-cell>
          <table:table-cell office:value-type="float" office:value="46" calcext:value-type="float">
            <text:p>46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6923092" calcext:value-type="float">
            <text:p>692309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212023" calcext:value-type="float">
            <text:p>9212023</text:p>
          </table:table-cell>
          <table:table-cell office:value-type="float" office:value="60" calcext:value-type="float">
            <text:p>60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18434" calcext:value-type="float">
            <text:p>1518434</text:p>
          </table:table-cell>
          <table:table-cell office:value-type="float" office:value="42" calcext:value-type="float">
            <text:p>42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3629330" calcext:value-type="float">
            <text:p>3629330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85981" calcext:value-type="float">
            <text:p>1985981</text:p>
          </table:table-cell>
          <table:table-cell office:value-type="float" office:value="44" calcext:value-type="float">
            <text:p>44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215797" calcext:value-type="float">
            <text:p>12215797</text:p>
          </table:table-cell>
          <table:table-cell office:value-type="float" office:value="41" calcext:value-type="float">
            <text:p>41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3670098" calcext:value-type="float">
            <text:p>3670098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52828" calcext:value-type="float">
            <text:p>11152828</text:p>
          </table:table-cell>
          <table:table-cell office:value-type="float" office:value="49" calcext:value-type="float">
            <text:p>49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22808" calcext:value-type="float">
            <text:p>2522808</text:p>
          </table:table-cell>
          <table:table-cell office:value-type="float" office:value="43" calcext:value-type="float">
            <text:p>43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3533422" calcext:value-type="float">
            <text:p>3533422</text:p>
          </table:table-cell>
          <table:table-cell office:value-type="float" office:value="91" calcext:value-type="float">
            <text:p>9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58325" calcext:value-type="float">
            <text:p>3058325</text:p>
          </table:table-cell>
          <table:table-cell office:value-type="float" office:value="58.4" calcext:value-type="float">
            <text:p>58,4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46968" calcext:value-type="float">
            <text:p>1546968</text:p>
          </table:table-cell>
          <table:table-cell office:value-type="float" office:value="41.6" calcext:value-type="float">
            <text:p>41,6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6133460" calcext:value-type="float">
            <text:p>6133460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335680" calcext:value-type="float">
            <text:p>10335680</text:p>
          </table:table-cell>
          <table:table-cell office:value-type="float" office:value="51" calcext:value-type="float">
            <text:p>51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41515" calcext:value-type="float">
            <text:p>11041515</text:p>
          </table:table-cell>
          <table:table-cell office:value-type="float" office:value="43" calcext:value-type="float">
            <text:p>43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3849130" calcext:value-type="float">
            <text:p>3849130</text:p>
          </table:table-cell>
          <table:table-cell office:value-type="float" office:value="91" calcext:value-type="float">
            <text:p>9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12340" calcext:value-type="float">
            <text:p>2512340</text:p>
          </table:table-cell>
          <table:table-cell office:value-type="float" office:value="45" calcext:value-type="float">
            <text:p>45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42127" calcext:value-type="float">
            <text:p>11742127</text:p>
          </table:table-cell>
          <table:table-cell office:value-type="float" office:value="39" calcext:value-type="float">
            <text:p>39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3632140" calcext:value-type="float">
            <text:p>3632140</text:p>
          </table:table-cell>
          <table:table-cell office:value-type="float" office:value="87" calcext:value-type="float">
            <text:p>8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616105" calcext:value-type="float">
            <text:p>10616105</text:p>
          </table:table-cell>
          <table:table-cell office:value-type="float" office:value="43" calcext:value-type="float">
            <text:p>43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464774" calcext:value-type="float">
            <text:p>10464774</text:p>
          </table:table-cell>
          <table:table-cell office:value-type="float" office:value="42" calcext:value-type="float">
            <text:p>42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6376495" calcext:value-type="float">
            <text:p>6376495</text:p>
          </table:table-cell>
          <table:table-cell office:value-type="float" office:value="93" calcext:value-type="float">
            <text:p>9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01522" calcext:value-type="float">
            <text:p>2401522</text:p>
          </table:table-cell>
          <table:table-cell office:value-type="float" office:value="53" calcext:value-type="float">
            <text:p>53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75492" calcext:value-type="float">
            <text:p>10675492</text:p>
          </table:table-cell>
          <table:table-cell office:value-type="float" office:value="43" calcext:value-type="float">
            <text:p>43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3859905" calcext:value-type="float">
            <text:p>3859905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643425" calcext:value-type="float">
            <text:p>10643425</text:p>
          </table:table-cell>
          <table:table-cell office:value-type="float" office:value="44" calcext:value-type="float">
            <text:p>44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753006" calcext:value-type="float">
            <text:p>10753006</text:p>
          </table:table-cell>
          <table:table-cell office:value-type="float" office:value="41" calcext:value-type="float">
            <text:p>41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6893907" calcext:value-type="float">
            <text:p>6893907</text:p>
          </table:table-cell>
          <table:table-cell office:value-type="float" office:value="92" calcext:value-type="float">
            <text:p>9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483233" calcext:value-type="float">
            <text:p>3483233</text:p>
          </table:table-cell>
          <table:table-cell office:value-type="float" office:value="45" calcext:value-type="float">
            <text:p>45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70682" calcext:value-type="float">
            <text:p>1570682</text:p>
          </table:table-cell>
          <table:table-cell office:value-type="float" office:value="43" calcext:value-type="float">
            <text:p>43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9486145" calcext:value-type="float">
            <text:p>948614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582367" calcext:value-type="float">
            <text:p>10582367</text:p>
          </table:table-cell>
          <table:table-cell office:value-type="float" office:value="52.5" calcext:value-type="float">
            <text:p>52,5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21044" calcext:value-type="float">
            <text:p>10821044</text:p>
          </table:table-cell>
          <table:table-cell office:value-type="float" office:value="41" calcext:value-type="float">
            <text:p>41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6832984" calcext:value-type="float">
            <text:p>6832984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508846" calcext:value-type="float">
            <text:p>11508846</text:p>
          </table:table-cell>
          <table:table-cell office:value-type="float" office:value="46" calcext:value-type="float">
            <text:p>46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58539" calcext:value-type="float">
            <text:p>2658539</text:p>
          </table:table-cell>
          <table:table-cell office:value-type="float" office:value="41" calcext:value-type="float">
            <text:p>41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9413115" calcext:value-type="float">
            <text:p>9413115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48844" calcext:value-type="float">
            <text:p>1448844</text:p>
          </table:table-cell>
          <table:table-cell office:value-type="float" office:value="45" calcext:value-type="float">
            <text:p>45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449173" calcext:value-type="float">
            <text:p>12449173</text:p>
          </table:table-cell>
          <table:table-cell office:value-type="float" office:value="43.6" calcext:value-type="float">
            <text:p>43,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76479" calcext:value-type="float">
            <text:p>6476479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06508" calcext:value-type="float">
            <text:p>2806508</text:p>
          </table:table-cell>
          <table:table-cell office:value-type="float" office:value="53" calcext:value-type="float">
            <text:p>53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14076" calcext:value-type="float">
            <text:p>261407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866825" calcext:value-type="float">
            <text:p>6866825</text:p>
          </table:table-cell>
          <table:table-cell office:value-type="float" office:value="91" calcext:value-type="float">
            <text:p>9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85401" calcext:value-type="float">
            <text:p>2585401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84965" calcext:value-type="float">
            <text:p>10884965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320884" calcext:value-type="float">
            <text:p>9320884</text:p>
          </table:table-cell>
          <table:table-cell office:value-type="float" office:value="91" calcext:value-type="float">
            <text:p>9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50740" calcext:value-type="float">
            <text:p>2050740</text:p>
          </table:table-cell>
          <table:table-cell office:value-type="float" office:value="43" calcext:value-type="float">
            <text:p>43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376141" calcext:value-type="float">
            <text:p>1237614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715477" calcext:value-type="float">
            <text:p>6715477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681901" calcext:value-type="float">
            <text:p>10681901</text:p>
          </table:table-cell>
          <table:table-cell office:value-type="float" office:value="44" calcext:value-type="float">
            <text:p>44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21086" calcext:value-type="float">
            <text:p>1122108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140741" calcext:value-type="float">
            <text:p>7140741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99571" calcext:value-type="float">
            <text:p>1599571</text:p>
          </table:table-cell>
          <table:table-cell office:value-type="float" office:value="51" calcext:value-type="float">
            <text:p>51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95477" calcext:value-type="float">
            <text:p>1109547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93017" calcext:value-type="float">
            <text:p>6393017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15173" calcext:value-type="float">
            <text:p>1815173</text:p>
          </table:table-cell>
          <table:table-cell office:value-type="float" office:value="43.6" calcext:value-type="float">
            <text:p>43,6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25097" calcext:value-type="float">
            <text:p>1092509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821525" calcext:value-type="float">
            <text:p>382152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789394" calcext:value-type="float">
            <text:p>12789394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86314" calcext:value-type="float">
            <text:p>10686314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755052" calcext:value-type="float">
            <text:p>6755052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30821" calcext:value-type="float">
            <text:p>2430821</text:p>
          </table:table-cell>
          <table:table-cell office:value-type="float" office:value="53" calcext:value-type="float">
            <text:p>53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4910" calcext:value-type="float">
            <text:p>1594910</text:p>
          </table:table-cell>
          <table:table-cell office:value-type="float" office:value="41.6" calcext:value-type="float">
            <text:p>41,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74777" calcext:value-type="float">
            <text:p>6674777</text:p>
          </table:table-cell>
          <table:table-cell office:value-type="float" office:value="93.1" calcext:value-type="float">
            <text:p>93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287532" calcext:value-type="float">
            <text:p>7287532</text:p>
          </table:table-cell>
          <table:table-cell office:value-type="float" office:value="56" calcext:value-type="float">
            <text:p>56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591204" calcext:value-type="float">
            <text:p>1159120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690770" calcext:value-type="float">
            <text:p>3690770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71820" calcext:value-type="float">
            <text:p>1771820</text:p>
          </table:table-cell>
          <table:table-cell office:value-type="float" office:value="50" calcext:value-type="float">
            <text:p>50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50335" calcext:value-type="float">
            <text:p>10850335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609467" calcext:value-type="float">
            <text:p>3609467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85738" calcext:value-type="float">
            <text:p>1585738</text:p>
          </table:table-cell>
          <table:table-cell office:value-type="float" office:value="50" calcext:value-type="float">
            <text:p>50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77874" calcext:value-type="float">
            <text:p>10677874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84772" calcext:value-type="float">
            <text:p>698477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60537" calcext:value-type="float">
            <text:p>1760537</text:p>
          </table:table-cell>
          <table:table-cell office:value-type="float" office:value="44" calcext:value-type="float">
            <text:p>44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436518" calcext:value-type="float">
            <text:p>1243651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549509" calcext:value-type="float">
            <text:p>3549509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2899" calcext:value-type="float">
            <text:p>2272899</text:p>
          </table:table-cell>
          <table:table-cell office:value-type="float" office:value="41" calcext:value-type="float">
            <text:p>41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44223" calcext:value-type="float">
            <text:p>1084422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850101" calcext:value-type="float">
            <text:p>6850101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0355" calcext:value-type="float">
            <text:p>2500355</text:p>
          </table:table-cell>
          <table:table-cell office:value-type="float" office:value="44.6" calcext:value-type="float">
            <text:p>44,6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46687" calcext:value-type="float">
            <text:p>1084668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58604" calcext:value-type="float">
            <text:p>4058604</text:p>
          </table:table-cell>
          <table:table-cell office:value-type="float" office:value="90" calcext:value-type="float">
            <text:p>9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444864" calcext:value-type="float">
            <text:p>11444864</text:p>
          </table:table-cell>
          <table:table-cell office:value-type="float" office:value="65" calcext:value-type="float">
            <text:p>65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00092" calcext:value-type="float">
            <text:p>1080009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368025" calcext:value-type="float">
            <text:p>7368025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081378" calcext:value-type="float">
            <text:p>9081378</text:p>
          </table:table-cell>
          <table:table-cell office:value-type="float" office:value="51" calcext:value-type="float">
            <text:p>51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93315" calcext:value-type="float">
            <text:p>10893315</text:p>
          </table:table-cell>
          <table:table-cell office:value-type="float" office:value="39.6" calcext:value-type="float">
            <text:p>39,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579401" calcext:value-type="float">
            <text:p>3579401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58690" calcext:value-type="float">
            <text:p>11058690</text:p>
          </table:table-cell>
          <table:table-cell office:value-type="float" office:value="45" calcext:value-type="float">
            <text:p>45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40554" calcext:value-type="float">
            <text:p>254055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781966" calcext:value-type="float">
            <text:p>3781966</text:p>
          </table:table-cell>
          <table:table-cell office:value-type="float" office:value="90.1" calcext:value-type="float">
            <text:p>90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39364" calcext:value-type="float">
            <text:p>1439364</text:p>
          </table:table-cell>
          <table:table-cell office:value-type="float" office:value="41" calcext:value-type="float">
            <text:p>41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285839" calcext:value-type="float">
            <text:p>12285839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314051" calcext:value-type="float">
            <text:p>9314051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869917" calcext:value-type="float">
            <text:p>11869917</text:p>
          </table:table-cell>
          <table:table-cell office:value-type="float" office:value="48" calcext:value-type="float">
            <text:p>48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73206" calcext:value-type="float">
            <text:p>4973206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87088" calcext:value-type="float">
            <text:p>6687088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61597" calcext:value-type="float">
            <text:p>1661597</text:p>
          </table:table-cell>
          <table:table-cell office:value-type="float" office:value="41" calcext:value-type="float">
            <text:p>41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4203" calcext:value-type="float">
            <text:p>15942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163379" calcext:value-type="float">
            <text:p>7163379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18612" calcext:value-type="float">
            <text:p>1718612</text:p>
          </table:table-cell>
          <table:table-cell office:value-type="float" office:value="41" calcext:value-type="float">
            <text:p>41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16813" calcext:value-type="float">
            <text:p>1081681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381090" calcext:value-type="float">
            <text:p>9381090</text:p>
          </table:table-cell>
          <table:table-cell office:value-type="float" office:value="92" calcext:value-type="float">
            <text:p>9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91131" calcext:value-type="float">
            <text:p>1891131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19419" calcext:value-type="float">
            <text:p>1519419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703564" calcext:value-type="float">
            <text:p>6703564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847807" calcext:value-type="float">
            <text:p>10847807</text:p>
          </table:table-cell>
          <table:table-cell office:value-type="float" office:value="38.6" calcext:value-type="float">
            <text:p>38,6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786328" calcext:value-type="float">
            <text:p>10786328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799045" calcext:value-type="float">
            <text:p>679904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521835" calcext:value-type="float">
            <text:p>11521835</text:p>
          </table:table-cell>
          <table:table-cell office:value-type="float" office:value="42" calcext:value-type="float">
            <text:p>42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36513" calcext:value-type="float">
            <text:p>2036513</text:p>
          </table:table-cell>
          <table:table-cell office:value-type="float" office:value="46.5" calcext:value-type="float">
            <text:p>46,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706338" calcext:value-type="float">
            <text:p>6706338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473763" calcext:value-type="float">
            <text:p>11473763</text:p>
          </table:table-cell>
          <table:table-cell office:value-type="float" office:value="39" calcext:value-type="float">
            <text:p>39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31012" calcext:value-type="float">
            <text:p>10631012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741459" calcext:value-type="float">
            <text:p>6741459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365613" calcext:value-type="float">
            <text:p>11365613</text:p>
          </table:table-cell>
          <table:table-cell office:value-type="float" office:value="49" calcext:value-type="float">
            <text:p>49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18440" calcext:value-type="float">
            <text:p>1061844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677767" calcext:value-type="float">
            <text:p>3677767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53607" calcext:value-type="float">
            <text:p>11053607</text:p>
          </table:table-cell>
          <table:table-cell office:value-type="float" office:value="41" calcext:value-type="float">
            <text:p>41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08562" calcext:value-type="float">
            <text:p>10808562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299583" calcext:value-type="float">
            <text:p>9299583</text:p>
          </table:table-cell>
          <table:table-cell office:value-type="float" office:value="92" calcext:value-type="float">
            <text:p>9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74766" calcext:value-type="float">
            <text:p>1474766</text:p>
          </table:table-cell>
          <table:table-cell office:value-type="float" office:value="41" calcext:value-type="float">
            <text:p>41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05566" calcext:value-type="float">
            <text:p>11005566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319951" calcext:value-type="float">
            <text:p>9319951</text:p>
          </table:table-cell>
          <table:table-cell office:value-type="float" office:value="94" calcext:value-type="float">
            <text:p>9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834562" calcext:value-type="float">
            <text:p>10834562</text:p>
          </table:table-cell>
          <table:table-cell office:value-type="float" office:value="51" calcext:value-type="float">
            <text:p>51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52455" calcext:value-type="float">
            <text:p>11152455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633522" calcext:value-type="float">
            <text:p>3633522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24427" calcext:value-type="float">
            <text:p>11024427</text:p>
          </table:table-cell>
          <table:table-cell office:value-type="float" office:value="38" calcext:value-type="float">
            <text:p>38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85356" calcext:value-type="float">
            <text:p>11785356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703036" calcext:value-type="float">
            <text:p>6703036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69359" calcext:value-type="float">
            <text:p>11069359</text:p>
          </table:table-cell>
          <table:table-cell office:value-type="float" office:value="39" calcext:value-type="float">
            <text:p>39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09093" calcext:value-type="float">
            <text:p>1110909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196214" calcext:value-type="float">
            <text:p>619621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53327" calcext:value-type="float">
            <text:p>2653327</text:p>
          </table:table-cell>
          <table:table-cell office:value-type="float" office:value="47.5" calcext:value-type="float">
            <text:p>47,5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566946" calcext:value-type="float">
            <text:p>11566946</text:p>
          </table:table-cell>
          <table:table-cell office:value-type="float" office:value="43.6" calcext:value-type="float">
            <text:p>43,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532851" calcext:value-type="float">
            <text:p>3532851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331125" calcext:value-type="float">
            <text:p>11331125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532282" calcext:value-type="float">
            <text:p>10532282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604833" calcext:value-type="float">
            <text:p>3604833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009554" calcext:value-type="float">
            <text:p>12009554</text:p>
          </table:table-cell>
          <table:table-cell office:value-type="float" office:value="40" calcext:value-type="float">
            <text:p>40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36:.B335])" office:value-type="float" office:value="8887603.23" calcext:value-type="float">
            <text:p>8887603,23</text:p>
          </table:table-cell>
          <table:table-cell table:formula="of:=AVERAGE([.C236:.C335])" office:value-type="float" office:value="49.209" calcext:value-type="float">
            <text:p>49,209</text:p>
          </table:table-cell>
          <table:table-cell table:formula="of:=AVERAGE([.D236:.D335])" office:value-type="float" office:value="2.684" calcext:value-type="float">
            <text:p>2,684</text:p>
          </table:table-cell>
          <table:table-cell table:number-columns-repeated="2"/>
          <table:table-cell table:formula="of:=AVERAGE([.G236:.G335])" office:value-type="float" office:value="5967447.69" calcext:value-type="float">
            <text:p>5967447,69</text:p>
          </table:table-cell>
          <table:table-cell table:formula="of:=AVERAGE([.H236:.H335])" office:value-type="float" office:value="96.43" calcext:value-type="float">
            <text:p>96,43</text:p>
          </table:table-cell>
          <table:table-cell table:formula="of:=AVERAGE([.I236:.I335])" office:value-type="float" office:value="1.8" calcext:value-type="float">
            <text:p>1,8</text:p>
          </table:table-cell>
          <table:table-cell table:number-columns-repeated="2"/>
          <table:table-cell table:formula="of:=AVERAGE([.L236:.L335])" office:value-type="float" office:value="7907773.39" calcext:value-type="float">
            <text:p>7907773,39</text:p>
          </table:table-cell>
          <table:table-cell table:formula="of:=AVERAGE([.M236:.M335])" office:value-type="float" office:value="56.765" calcext:value-type="float">
            <text:p>56,765</text:p>
          </table:table-cell>
          <table:table-cell table:formula="of:=AVERAGE([.N236:.N335])" office:value-type="float" office:value="6.488" calcext:value-type="float">
            <text:p>6,4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236:.B335])" office:value-type="float" office:value="4078716.80109279" calcext:value-type="float">
            <text:p>4078716,80109279</text:p>
          </table:table-cell>
          <table:table-cell table:formula="of:=STDEVP([.C236:.C335])" office:value-type="float" office:value="26.5095156311842" calcext:value-type="float">
            <text:p>26,5095156311842</text:p>
          </table:table-cell>
          <table:table-cell table:formula="of:=STDEVP([.D236:.D335])" office:value-type="float" office:value="0.364889024225174" calcext:value-type="float">
            <text:p>0,364889024225174</text:p>
          </table:table-cell>
          <table:table-cell table:number-columns-repeated="2"/>
          <table:table-cell table:formula="of:=STDEVP([.G236:.G335])" office:value-type="float" office:value="2566229.69601438" calcext:value-type="float">
            <text:p>2566229,69601438</text:p>
          </table:table-cell>
          <table:table-cell table:formula="of:=STDEVP([.H236:.H335])" office:value-type="float" office:value="3.48084759792784" calcext:value-type="float">
            <text:p>3,48084759792784</text:p>
          </table:table-cell>
          <table:table-cell table:formula="of:=STDEVP([.I236:.I335])" office:value-type="float" office:value="0" calcext:value-type="float">
            <text:p>0</text:p>
          </table:table-cell>
          <table:table-cell table:number-columns-repeated="2"/>
          <table:table-cell table:formula="of:=STDEVP([.L236:.L335])" office:value-type="float" office:value="4823592.85750837" calcext:value-type="float">
            <text:p>4823592,85750837</text:p>
          </table:table-cell>
          <table:table-cell table:formula="of:=STDEVP([.M236:.M335])" office:value-type="float" office:value="28.1561764982393" calcext:value-type="float">
            <text:p>28,1561764982393</text:p>
          </table:table-cell>
          <table:table-cell table:formula="of:=STDEVP([.N236:.N335])" office:value-type="float" office:value="0.847617838415404" calcext:value-type="float">
            <text:p>0,8476178384154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36:.B335])" office:value-type="float" office:value="10889140" calcext:value-type="float">
            <text:p>10889140</text:p>
          </table:table-cell>
          <table:table-cell table:formula="of:=MEDIAN([.C236:.C335])" office:value-type="float" office:value="43" calcext:value-type="float">
            <text:p>43</text:p>
          </table:table-cell>
          <table:table-cell table:formula="of:=MEDIAN([.D236:.D335])" office:value-type="float" office:value="2.8" calcext:value-type="float">
            <text:p>2,8</text:p>
          </table:table-cell>
          <table:table-cell table:number-columns-repeated="2"/>
          <table:table-cell table:formula="of:=MEDIAN([.G236:.G335])" office:value-type="float" office:value="6493530.5" calcext:value-type="float">
            <text:p>6493530,5</text:p>
          </table:table-cell>
          <table:table-cell table:formula="of:=MEDIAN([.H236:.H335])" office:value-type="float" office:value="97" calcext:value-type="float">
            <text:p>97</text:p>
          </table:table-cell>
          <table:table-cell table:formula="of:=MEDIAN([.I236:.I335])" office:value-type="float" office:value="1.8" calcext:value-type="float">
            <text:p>1,8</text:p>
          </table:table-cell>
          <table:table-cell table:number-columns-repeated="2"/>
          <table:table-cell table:formula="of:=MEDIAN([.L236:.L335])" office:value-type="float" office:value="10652791" calcext:value-type="float">
            <text:p>10652791</text:p>
          </table:table-cell>
          <table:table-cell table:formula="of:=MEDIAN([.M236:.M335])" office:value-type="float" office:value="48.5" calcext:value-type="float">
            <text:p>48,5</text:p>
          </table:table-cell>
          <table:table-cell table:formula="of:=MEDIAN([.N236:.N335])"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236:.B285])" office:value-type="float" office:value="8949785.3" calcext:value-type="float">
            <text:p>8949785,3</text:p>
          </table:table-cell>
          <table:table-cell table:formula="of:=AVERAGE([.C236:.C285])" office:value-type="float" office:value="55.696" calcext:value-type="float">
            <text:p>55,696</text:p>
          </table:table-cell>
          <table:table-cell table:formula="of:=AVERAGE([.D236:.D285])" office:value-type="float" office:value="2.412" calcext:value-type="float">
            <text:p>2,412</text:p>
          </table:table-cell>
          <table:table-cell table:number-columns-repeated="2"/>
          <table:table-cell table:formula="of:=AVERAGE([.G236:.G285])" office:value-type="float" office:value="5920197.42" calcext:value-type="float">
            <text:p>5920197,42</text:p>
          </table:table-cell>
          <table:table-cell table:formula="of:=AVERAGE([.H236:.H285])" office:value-type="float" office:value="96.616" calcext:value-type="float">
            <text:p>96,616</text:p>
          </table:table-cell>
          <table:table-cell table:formula="of:=AVERAGE([.I236:.I285])" office:value-type="float" office:value="1.8" calcext:value-type="float">
            <text:p>1,8</text:p>
          </table:table-cell>
          <table:table-cell table:number-columns-repeated="2"/>
          <table:table-cell table:formula="of:=AVERAGE([.L236:.L285])" office:value-type="float" office:value="8944328.22" calcext:value-type="float">
            <text:p>8944328,22</text:p>
          </table:table-cell>
          <table:table-cell table:formula="of:=AVERAGE([.M236:.M285])" office:value-type="float" office:value="67.154" calcext:value-type="float">
            <text:p>67,154</text:p>
          </table:table-cell>
          <table:table-cell table:formula="of:=AVERAGE([.N236:.N285])" office:value-type="float" office:value="6.10800000000001" calcext:value-type="float">
            <text:p>6,108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286:.B335])" office:value-type="float" office:value="8825421.16" calcext:value-type="float">
            <text:p>8825421,16</text:p>
          </table:table-cell>
          <table:table-cell table:formula="of:=AVERAGE([.C286:.C335])" office:value-type="float" office:value="42.722" calcext:value-type="float">
            <text:p>42,722</text:p>
          </table:table-cell>
          <table:table-cell table:formula="of:=AVERAGE([.D286:.D335])" office:value-type="float" office:value="2.956" calcext:value-type="float">
            <text:p>2,956</text:p>
          </table:table-cell>
          <table:table-cell table:number-columns-repeated="2"/>
          <table:table-cell table:formula="of:=AVERAGE([.G286:.G335])" office:value-type="float" office:value="6014697.96" calcext:value-type="float">
            <text:p>6014697,96</text:p>
          </table:table-cell>
          <table:table-cell table:formula="of:=AVERAGE([.H286:.H335])" office:value-type="float" office:value="96.244" calcext:value-type="float">
            <text:p>96,244</text:p>
          </table:table-cell>
          <table:table-cell table:formula="of:=AVERAGE([.I286:.I335])" office:value-type="float" office:value="1.8" calcext:value-type="float">
            <text:p>1,8</text:p>
          </table:table-cell>
          <table:table-cell table:number-columns-repeated="2"/>
          <table:table-cell table:formula="of:=AVERAGE([.L286:.L335])" office:value-type="float" office:value="6871218.56" calcext:value-type="float">
            <text:p>6871218,56</text:p>
          </table:table-cell>
          <table:table-cell table:formula="of:=AVERAGE([.M286:.M335])" office:value-type="float" office:value="46.376" calcext:value-type="float">
            <text:p>46,376</text:p>
          </table:table-cell>
          <table:table-cell table:formula="of:=AVERAGE([.N286:.N335])" office:value-type="float" office:value="6.868" calcext:value-type="float">
            <text:p>6,8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286:.B335])" office:value-type="float" office:value="4005612.92192951" calcext:value-type="float">
            <text:p>4005612,92192951</text:p>
          </table:table-cell>
          <table:table-cell table:formula="of:=STDEVP([.C286:.C335])" office:value-type="float" office:value="4.63021770546483" calcext:value-type="float">
            <text:p>4,63021770546483</text:p>
          </table:table-cell>
          <table:table-cell table:formula="of:=STDEVP([.D286:.D335])" office:value-type="float" office:value="0.0697423830966509" calcext:value-type="float">
            <text:p>0,069742383096651</text:p>
          </table:table-cell>
          <table:table-cell table:number-columns-repeated="2"/>
          <table:table-cell table:formula="of:=STDEVP([.G286:.G335])" office:value-type="float" office:value="1953095.96351583" calcext:value-type="float">
            <text:p>1953095,96351583</text:p>
          </table:table-cell>
          <table:table-cell table:formula="of:=STDEVP([.H286:.H335])" office:value-type="float" office:value="3.53622171250616" calcext:value-type="float">
            <text:p>3,53622171250616</text:p>
          </table:table-cell>
          <table:table-cell table:formula="of:=STDEVP([.I286:.I335])" office:value-type="float" office:value="0" calcext:value-type="float">
            <text:p>0</text:p>
          </table:table-cell>
          <table:table-cell table:number-columns-repeated="2"/>
          <table:table-cell table:formula="of:=STDEVP([.L286:.L335])" office:value-type="float" office:value="4469173.97644528" calcext:value-type="float">
            <text:p>4469173,97644528</text:p>
          </table:table-cell>
          <table:table-cell table:formula="of:=STDEVP([.M286:.M335])" office:value-type="float" office:value="5.84573553969045" calcext:value-type="float">
            <text:p>5,84573553969045</text:p>
          </table:table-cell>
          <table:table-cell table:formula="of:=STDEVP([.N286:.N335])" office:value-type="float" office:value="0.0466476151587627" calcext:value-type="float">
            <text:p>0,0466476151587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236:.B285])" office:value-type="float" office:value="11107936" calcext:value-type="float">
            <text:p>11107936</text:p>
          </table:table-cell>
          <table:table-cell table:formula="of:=MEDIAN([.C236:.C285])" office:value-type="float" office:value="45" calcext:value-type="float">
            <text:p>45</text:p>
          </table:table-cell>
          <table:table-cell table:formula="of:=MEDIAN([.D236:.D285])" office:value-type="float" office:value="2.5" calcext:value-type="float">
            <text:p>2,5</text:p>
          </table:table-cell>
          <table:table-cell table:number-columns-repeated="2"/>
          <table:table-cell table:formula="of:=MEDIAN([.G236:.G285])" office:value-type="float" office:value="6406959.5" calcext:value-type="float">
            <text:p>6406959,5</text:p>
          </table:table-cell>
          <table:table-cell table:formula="of:=MEDIAN([.H236:.H285])" office:value-type="float" office:value="96.5" calcext:value-type="float">
            <text:p>96,5</text:p>
          </table:table-cell>
          <table:table-cell table:formula="of:=MEDIAN([.I236:.I285])" office:value-type="float" office:value="1.8" calcext:value-type="float">
            <text:p>1,8</text:p>
          </table:table-cell>
          <table:table-cell table:number-columns-repeated="2"/>
          <table:table-cell table:formula="of:=MEDIAN([.L236:.L285])" office:value-type="float" office:value="11146897.5" calcext:value-type="float">
            <text:p>11146897,5</text:p>
          </table:table-cell>
          <table:table-cell table:formula="of:=MEDIAN([.M236:.M285])" office:value-type="float" office:value="55" calcext:value-type="float">
            <text:p>55</text:p>
          </table:table-cell>
          <table:table-cell table:formula="of:=MEDIAN([.N236:.N285])" office:value-type="float" office:value="6.75" calcext:value-type="float">
            <text:p>6,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286:.B335])" office:value-type="float" office:value="10812687.5" calcext:value-type="float">
            <text:p>10812687,5</text:p>
          </table:table-cell>
          <table:table-cell table:formula="of:=MEDIAN([.C286:.C335])" office:value-type="float" office:value="42" calcext:value-type="float">
            <text:p>42</text:p>
          </table:table-cell>
          <table:table-cell table:formula="of:=MEDIAN([.D286:.D335])" office:value-type="float" office:value="3" calcext:value-type="float">
            <text:p>3</text:p>
          </table:table-cell>
          <table:table-cell table:number-columns-repeated="2"/>
          <table:table-cell table:formula="of:=MEDIAN([.G286:.G335])" office:value-type="float" office:value="6695062" calcext:value-type="float">
            <text:p>6695062</text:p>
          </table:table-cell>
          <table:table-cell table:formula="of:=MEDIAN([.H286:.H335])" office:value-type="float" office:value="97" calcext:value-type="float">
            <text:p>97</text:p>
          </table:table-cell>
          <table:table-cell table:formula="of:=MEDIAN([.I286:.I335])" office:value-type="float" office:value="1.8" calcext:value-type="float">
            <text:p>1,8</text:p>
          </table:table-cell>
          <table:table-cell table:number-columns-repeated="2"/>
          <table:table-cell table:formula="of:=MEDIAN([.L286:.L335])" office:value-type="float" office:value="9146700.5" calcext:value-type="float">
            <text:p>9146700,5</text:p>
          </table:table-cell>
          <table:table-cell table:formula="of:=MEDIAN([.M286:.M335])" office:value-type="float" office:value="45" calcext:value-type="float">
            <text:p>45</text:p>
          </table:table-cell>
          <table:table-cell table:formula="of:=MEDIAN([.N286:.N335])" office:value-type="float" office:value="6.9" calcext:value-type="float">
            <text:p>6,9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6320493" calcext:value-type="float">
            <text:p>6320493</text:p>
          </table:table-cell>
          <table:table-cell office:value-type="float" office:value="240" calcext:value-type="float">
            <text:p>240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6472417" calcext:value-type="float">
            <text:p>6472417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14014826" calcext:value-type="float">
            <text:p>14014826</text:p>
          </table:table-cell>
          <table:table-cell office:value-type="float" office:value="180" calcext:value-type="float">
            <text:p>180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3898" calcext:value-type="float">
            <text:p>2013898</text:p>
          </table:table-cell>
          <table:table-cell office:value-type="float" office:value="170" calcext:value-type="float">
            <text:p>170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3818605" calcext:value-type="float">
            <text:p>3818605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37460" calcext:value-type="float">
            <text:p>3037460</text:p>
          </table:table-cell>
          <table:table-cell office:value-type="float" office:value="224" calcext:value-type="float">
            <text:p>224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74558" calcext:value-type="float">
            <text:p>2574558</text:p>
          </table:table-cell>
          <table:table-cell office:value-type="float" office:value="137" calcext:value-type="float">
            <text:p>13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465498" calcext:value-type="float">
            <text:p>346549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93771" calcext:value-type="float">
            <text:p>2693771</text:p>
          </table:table-cell>
          <table:table-cell office:value-type="float" office:value="206" calcext:value-type="float">
            <text:p>206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54667" calcext:value-type="float">
            <text:p>1754667</text:p>
          </table:table-cell>
          <table:table-cell office:value-type="float" office:value="172" calcext:value-type="float">
            <text:p>17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3558147" calcext:value-type="float">
            <text:p>355814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99722" calcext:value-type="float">
            <text:p>1699722</text:p>
          </table:table-cell>
          <table:table-cell office:value-type="float" office:value="146" calcext:value-type="float">
            <text:p>146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71264" calcext:value-type="float">
            <text:p>1671264</text:p>
          </table:table-cell>
          <table:table-cell office:value-type="float" office:value="126" calcext:value-type="float">
            <text:p>126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3538264" calcext:value-type="float">
            <text:p>3538264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16679" calcext:value-type="float">
            <text:p>4316679</text:p>
          </table:table-cell>
          <table:table-cell office:value-type="float" office:value="213" calcext:value-type="float">
            <text:p>213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28110" calcext:value-type="float">
            <text:p>3628110</text:p>
          </table:table-cell>
          <table:table-cell office:value-type="float" office:value="108.9" calcext:value-type="float">
            <text:p>108,9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4382617" calcext:value-type="float">
            <text:p>438261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21398" calcext:value-type="float">
            <text:p>1521398</text:p>
          </table:table-cell>
          <table:table-cell office:value-type="float" office:value="122.8" calcext:value-type="float">
            <text:p>122,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32914" calcext:value-type="float">
            <text:p>1732914</text:p>
          </table:table-cell>
          <table:table-cell office:value-type="float" office:value="111" calcext:value-type="float">
            <text:p>111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3750690" calcext:value-type="float">
            <text:p>375069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62652" calcext:value-type="float">
            <text:p>1762652</text:p>
          </table:table-cell>
          <table:table-cell office:value-type="float" office:value="112" calcext:value-type="float">
            <text:p>112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64473" calcext:value-type="float">
            <text:p>2764473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135406" calcext:value-type="float">
            <text:p>413540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94143" calcext:value-type="float">
            <text:p>1794143</text:p>
          </table:table-cell>
          <table:table-cell office:value-type="float" office:value="129" calcext:value-type="float">
            <text:p>129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65536" calcext:value-type="float">
            <text:p>2665536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988558" calcext:value-type="float">
            <text:p>398855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724835" calcext:value-type="float">
            <text:p>5724835</text:p>
          </table:table-cell>
          <table:table-cell office:value-type="float" office:value="106" calcext:value-type="float">
            <text:p>106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82222" calcext:value-type="float">
            <text:p>2682222</text:p>
          </table:table-cell>
          <table:table-cell office:value-type="float" office:value="97" calcext:value-type="float">
            <text:p>97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6272458" calcext:value-type="float">
            <text:p>6272458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17045" calcext:value-type="float">
            <text:p>1417045</text:p>
          </table:table-cell>
          <table:table-cell office:value-type="float" office:value="98" calcext:value-type="float">
            <text:p>98</text:p>
          </table:table-cell>
          <table:table-cell office:value-type="float" office:value="6.6" calcext:value-type="float">
            <text:p>6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37657" calcext:value-type="float">
            <text:p>5937657</text:p>
          </table:table-cell>
          <table:table-cell office:value-type="float" office:value="106" calcext:value-type="float">
            <text:p>106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7151235" calcext:value-type="float">
            <text:p>715123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53685" calcext:value-type="float">
            <text:p>3653685</text:p>
          </table:table-cell>
          <table:table-cell office:value-type="float" office:value="82" calcext:value-type="float">
            <text:p>82</text:p>
          </table:table-cell>
          <table:table-cell office:value-type="float" office:value="6.6" calcext:value-type="float">
            <text:p>6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54839" calcext:value-type="float">
            <text:p>1754839</text:p>
          </table:table-cell>
          <table:table-cell office:value-type="float" office:value="92" calcext:value-type="float">
            <text:p>92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8230763" calcext:value-type="float">
            <text:p>823076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472197" calcext:value-type="float">
            <text:p>5472197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11946" calcext:value-type="float">
            <text:p>1611946</text:p>
          </table:table-cell>
          <table:table-cell office:value-type="float" office:value="96" calcext:value-type="float">
            <text:p>96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3744484" calcext:value-type="float">
            <text:p>374448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387458" calcext:value-type="float">
            <text:p>5387458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09403" calcext:value-type="float">
            <text:p>2709403</text:p>
          </table:table-cell>
          <table:table-cell office:value-type="float" office:value="125" calcext:value-type="float">
            <text:p>12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7826591" calcext:value-type="float">
            <text:p>7826591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93125" calcext:value-type="float">
            <text:p>5093125</text:p>
          </table:table-cell>
          <table:table-cell office:value-type="float" office:value="95" calcext:value-type="float">
            <text:p>95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12238" calcext:value-type="float">
            <text:p>2612238</text:p>
          </table:table-cell>
          <table:table-cell office:value-type="float" office:value="103" calcext:value-type="float">
            <text:p>103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4898102" calcext:value-type="float">
            <text:p>4898102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477813" calcext:value-type="float">
            <text:p>5477813</text:p>
          </table:table-cell>
          <table:table-cell office:value-type="float" office:value="113" calcext:value-type="float">
            <text:p>113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06429" calcext:value-type="float">
            <text:p>5406429</text:p>
          </table:table-cell>
          <table:table-cell office:value-type="float" office:value="75" calcext:value-type="float">
            <text:p>75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5733342" calcext:value-type="float">
            <text:p>5733342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21736" calcext:value-type="float">
            <text:p>3021736</text:p>
          </table:table-cell>
          <table:table-cell office:value-type="float" office:value="79" calcext:value-type="float">
            <text:p>79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42319" calcext:value-type="float">
            <text:p>2642319</text:p>
          </table:table-cell>
          <table:table-cell office:value-type="float" office:value="98" calcext:value-type="float">
            <text:p>98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7834266" calcext:value-type="float">
            <text:p>7834266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99838" calcext:value-type="float">
            <text:p>2399838</text:p>
          </table:table-cell>
          <table:table-cell office:value-type="float" office:value="98" calcext:value-type="float">
            <text:p>98</text:p>
          </table:table-cell>
          <table:table-cell office:value-type="float" office:value="7.6" calcext:value-type="float">
            <text:p>7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31218" calcext:value-type="float">
            <text:p>2131218</text:p>
          </table:table-cell>
          <table:table-cell office:value-type="float" office:value="79" calcext:value-type="float">
            <text:p>79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7104720" calcext:value-type="float">
            <text:p>7104720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61354" calcext:value-type="float">
            <text:p>1461354</text:p>
          </table:table-cell>
          <table:table-cell office:value-type="float" office:value="114" calcext:value-type="float">
            <text:p>114</text:p>
          </table:table-cell>
          <table:table-cell office:value-type="float" office:value="7.6" calcext:value-type="float">
            <text:p>7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06549" calcext:value-type="float">
            <text:p>5306549</text:p>
          </table:table-cell>
          <table:table-cell office:value-type="float" office:value="86" calcext:value-type="float">
            <text:p>86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6501348" calcext:value-type="float">
            <text:p>650134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59290" calcext:value-type="float">
            <text:p>4659290</text:p>
          </table:table-cell>
          <table:table-cell office:value-type="float" office:value="91" calcext:value-type="float">
            <text:p>91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30430" calcext:value-type="float">
            <text:p>5530430</text:p>
          </table:table-cell>
          <table:table-cell office:value-type="float" office:value="94" calcext:value-type="float">
            <text:p>9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6233299" calcext:value-type="float">
            <text:p>6233299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541186" calcext:value-type="float">
            <text:p>5541186</text:p>
          </table:table-cell>
          <table:table-cell office:value-type="float" office:value="82" calcext:value-type="float">
            <text:p>82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97987" calcext:value-type="float">
            <text:p>2497987</text:p>
          </table:table-cell>
          <table:table-cell office:value-type="float" office:value="89" calcext:value-type="float">
            <text:p>89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0011025" calcext:value-type="float">
            <text:p>10011025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86211" calcext:value-type="float">
            <text:p>1486211</text:p>
          </table:table-cell>
          <table:table-cell office:value-type="float" office:value="92" calcext:value-type="float">
            <text:p>92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09573" calcext:value-type="float">
            <text:p>2609573</text:p>
          </table:table-cell>
          <table:table-cell office:value-type="float" office:value="88" calcext:value-type="float">
            <text:p>88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7859543" calcext:value-type="float">
            <text:p>785954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635432" calcext:value-type="float">
            <text:p>5635432</text:p>
          </table:table-cell>
          <table:table-cell office:value-type="float" office:value="76.2" calcext:value-type="float">
            <text:p>76,2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34831" calcext:value-type="float">
            <text:p>1534831</text:p>
          </table:table-cell>
          <table:table-cell office:value-type="float" office:value="85.1" calcext:value-type="float">
            <text:p>85,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027999" calcext:value-type="float">
            <text:p>702799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21554" calcext:value-type="float">
            <text:p>4321554</text:p>
          </table:table-cell>
          <table:table-cell office:value-type="float" office:value="87" calcext:value-type="float">
            <text:p>87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39140" calcext:value-type="float">
            <text:p>2439140</text:p>
          </table:table-cell>
          <table:table-cell office:value-type="float" office:value="80" calcext:value-type="float">
            <text:p>8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4643625" calcext:value-type="float">
            <text:p>4643625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5546" calcext:value-type="float">
            <text:p>2295546</text:p>
          </table:table-cell>
          <table:table-cell office:value-type="float" office:value="77" calcext:value-type="float">
            <text:p>77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54398" calcext:value-type="float">
            <text:p>1554398</text:p>
          </table:table-cell>
          <table:table-cell office:value-type="float" office:value="83" calcext:value-type="float">
            <text:p>8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623711" calcext:value-type="float">
            <text:p>7623711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53738" calcext:value-type="float">
            <text:p>2553738</text:p>
          </table:table-cell>
          <table:table-cell office:value-type="float" office:value="80" calcext:value-type="float">
            <text:p>80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96537" calcext:value-type="float">
            <text:p>2696537</text:p>
          </table:table-cell>
          <table:table-cell office:value-type="float" office:value="83" calcext:value-type="float">
            <text:p>83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7548700" calcext:value-type="float">
            <text:p>7548700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03690" calcext:value-type="float">
            <text:p>2003690</text:p>
          </table:table-cell>
          <table:table-cell office:value-type="float" office:value="83" calcext:value-type="float">
            <text:p>83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90488" calcext:value-type="float">
            <text:p>3890488</text:p>
          </table:table-cell>
          <table:table-cell office:value-type="float" office:value="89" calcext:value-type="float">
            <text:p>89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11573766" calcext:value-type="float">
            <text:p>1157376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352163" calcext:value-type="float">
            <text:p>5352163</text:p>
          </table:table-cell>
          <table:table-cell office:value-type="float" office:value="84" calcext:value-type="float">
            <text:p>84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10478" calcext:value-type="float">
            <text:p>2610478</text:p>
          </table:table-cell>
          <table:table-cell office:value-type="float" office:value="86.1" calcext:value-type="float">
            <text:p>86,1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920068" calcext:value-type="float">
            <text:p>392006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04574" calcext:value-type="float">
            <text:p>4704574</text:p>
          </table:table-cell>
          <table:table-cell office:value-type="float" office:value="77" calcext:value-type="float">
            <text:p>77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98177" calcext:value-type="float">
            <text:p>4798177</text:p>
          </table:table-cell>
          <table:table-cell office:value-type="float" office:value="90" calcext:value-type="float">
            <text:p>90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5043227" calcext:value-type="float">
            <text:p>504322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66484" calcext:value-type="float">
            <text:p>1966484</text:p>
          </table:table-cell>
          <table:table-cell office:value-type="float" office:value="80" calcext:value-type="float">
            <text:p>80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61090" calcext:value-type="float">
            <text:p>5161090</text:p>
          </table:table-cell>
          <table:table-cell office:value-type="float" office:value="83" calcext:value-type="float">
            <text:p>83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9829477" calcext:value-type="float">
            <text:p>982947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47824" calcext:value-type="float">
            <text:p>1447824</text:p>
          </table:table-cell>
          <table:table-cell office:value-type="float" office:value="82" calcext:value-type="float">
            <text:p>82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38772" calcext:value-type="float">
            <text:p>1638772</text:p>
          </table:table-cell>
          <table:table-cell office:value-type="float" office:value="93" calcext:value-type="float">
            <text:p>93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7275759" calcext:value-type="float">
            <text:p>7275759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26712" calcext:value-type="float">
            <text:p>4926712</text:p>
          </table:table-cell>
          <table:table-cell office:value-type="float" office:value="81.2" calcext:value-type="float">
            <text:p>81,2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13208" calcext:value-type="float">
            <text:p>1613208</text:p>
          </table:table-cell>
          <table:table-cell office:value-type="float" office:value="90" calcext:value-type="float">
            <text:p>90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3319704" calcext:value-type="float">
            <text:p>331970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65746" calcext:value-type="float">
            <text:p>1465746</text:p>
          </table:table-cell>
          <table:table-cell office:value-type="float" office:value="78" calcext:value-type="float">
            <text:p>78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57637" calcext:value-type="float">
            <text:p>2657637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617236" calcext:value-type="float">
            <text:p>661723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82881" calcext:value-type="float">
            <text:p>2482881</text:p>
          </table:table-cell>
          <table:table-cell office:value-type="float" office:value="81" calcext:value-type="float">
            <text:p>81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13344" calcext:value-type="float">
            <text:p>1713344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905716" calcext:value-type="float">
            <text:p>3905716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93785" calcext:value-type="float">
            <text:p>2793785</text:p>
          </table:table-cell>
          <table:table-cell office:value-type="float" office:value="93" calcext:value-type="float">
            <text:p>93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61948" calcext:value-type="float">
            <text:p>2661948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029508" calcext:value-type="float">
            <text:p>502950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22300" calcext:value-type="float">
            <text:p>1622300</text:p>
          </table:table-cell>
          <table:table-cell office:value-type="float" office:value="89" calcext:value-type="float">
            <text:p>89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38090" calcext:value-type="float">
            <text:p>1638090</text:p>
          </table:table-cell>
          <table:table-cell office:value-type="float" office:value="82" calcext:value-type="float">
            <text:p>82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612701" calcext:value-type="float">
            <text:p>361270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84002" calcext:value-type="float">
            <text:p>2984002</text:p>
          </table:table-cell>
          <table:table-cell office:value-type="float" office:value="96" calcext:value-type="float">
            <text:p>96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31308" calcext:value-type="float">
            <text:p>2631308</text:p>
          </table:table-cell>
          <table:table-cell office:value-type="float" office:value="90.1" calcext:value-type="float">
            <text:p>90,1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476565" calcext:value-type="float">
            <text:p>347656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640044" calcext:value-type="float">
            <text:p>6640044</text:p>
          </table:table-cell>
          <table:table-cell office:value-type="float" office:value="92" calcext:value-type="float">
            <text:p>92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61578" calcext:value-type="float">
            <text:p>2661578</text:p>
          </table:table-cell>
          <table:table-cell office:value-type="float" office:value="88" calcext:value-type="float">
            <text:p>88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782156" calcext:value-type="float">
            <text:p>378215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11653" calcext:value-type="float">
            <text:p>2611653</text:p>
          </table:table-cell>
          <table:table-cell office:value-type="float" office:value="80.2" calcext:value-type="float">
            <text:p>80,2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36761" calcext:value-type="float">
            <text:p>1536761</text:p>
          </table:table-cell>
          <table:table-cell office:value-type="float" office:value="88" calcext:value-type="float">
            <text:p>88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3622213" calcext:value-type="float">
            <text:p>362221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59970" calcext:value-type="float">
            <text:p>4659970</text:p>
          </table:table-cell>
          <table:table-cell office:value-type="float" office:value="88" calcext:value-type="float">
            <text:p>88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67572" calcext:value-type="float">
            <text:p>1567572</text:p>
          </table:table-cell>
          <table:table-cell office:value-type="float" office:value="90" calcext:value-type="float">
            <text:p>90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3812131" calcext:value-type="float">
            <text:p>381213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6474" calcext:value-type="float">
            <text:p>2356474</text:p>
          </table:table-cell>
          <table:table-cell office:value-type="float" office:value="90" calcext:value-type="float">
            <text:p>90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29125" calcext:value-type="float">
            <text:p>2629125</text:p>
          </table:table-cell>
          <table:table-cell office:value-type="float" office:value="111" calcext:value-type="float">
            <text:p>111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3775183" calcext:value-type="float">
            <text:p>3775183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40366" calcext:value-type="float">
            <text:p>1440366</text:p>
          </table:table-cell>
          <table:table-cell office:value-type="float" office:value="93" calcext:value-type="float">
            <text:p>93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68073" calcext:value-type="float">
            <text:p>2768073</text:p>
          </table:table-cell>
          <table:table-cell office:value-type="float" office:value="85" calcext:value-type="float">
            <text:p>85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3522494" calcext:value-type="float">
            <text:p>352249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00530" calcext:value-type="float">
            <text:p>1600530</text:p>
          </table:table-cell>
          <table:table-cell office:value-type="float" office:value="90" calcext:value-type="float">
            <text:p>90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83710" calcext:value-type="float">
            <text:p>2583710</text:p>
          </table:table-cell>
          <table:table-cell office:value-type="float" office:value="85" calcext:value-type="float">
            <text:p>85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3594999" calcext:value-type="float">
            <text:p>3594999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17643" calcext:value-type="float">
            <text:p>2917643</text:p>
          </table:table-cell>
          <table:table-cell office:value-type="float" office:value="99" calcext:value-type="float">
            <text:p>99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43955" calcext:value-type="float">
            <text:p>2643955</text:p>
          </table:table-cell>
          <table:table-cell office:value-type="float" office:value="94" calcext:value-type="float">
            <text:p>94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3766190" calcext:value-type="float">
            <text:p>3766190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33652" calcext:value-type="float">
            <text:p>2733652</text:p>
          </table:table-cell>
          <table:table-cell office:value-type="float" office:value="97" calcext:value-type="float">
            <text:p>97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66546" calcext:value-type="float">
            <text:p>5966546</text:p>
          </table:table-cell>
          <table:table-cell office:value-type="float" office:value="80.2" calcext:value-type="float">
            <text:p>80,2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3638243" calcext:value-type="float">
            <text:p>3638243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54528" calcext:value-type="float">
            <text:p>1454528</text:p>
          </table:table-cell>
          <table:table-cell office:value-type="float" office:value="92" calcext:value-type="float">
            <text:p>92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82147" calcext:value-type="float">
            <text:p>3082147</text:p>
          </table:table-cell>
          <table:table-cell office:value-type="float" office:value="93" calcext:value-type="float">
            <text:p>93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3698662" calcext:value-type="float">
            <text:p>3698662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212844" calcext:value-type="float">
            <text:p>6212844</text:p>
          </table:table-cell>
          <table:table-cell office:value-type="float" office:value="109" calcext:value-type="float">
            <text:p>109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33697" calcext:value-type="float">
            <text:p>2633697</text:p>
          </table:table-cell>
          <table:table-cell office:value-type="float" office:value="102" calcext:value-type="float">
            <text:p>102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3659819" calcext:value-type="float">
            <text:p>365981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52384" calcext:value-type="float">
            <text:p>2652384</text:p>
          </table:table-cell>
          <table:table-cell office:value-type="float" office:value="91" calcext:value-type="float">
            <text:p>91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73283" calcext:value-type="float">
            <text:p>1573283</text:p>
          </table:table-cell>
          <table:table-cell office:value-type="float" office:value="102" calcext:value-type="float">
            <text:p>102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3604490" calcext:value-type="float">
            <text:p>360449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10802" calcext:value-type="float">
            <text:p>2910802</text:p>
          </table:table-cell>
          <table:table-cell office:value-type="float" office:value="98" calcext:value-type="float">
            <text:p>98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57535" calcext:value-type="float">
            <text:p>1557535</text:p>
          </table:table-cell>
          <table:table-cell office:value-type="float" office:value="84" calcext:value-type="float">
            <text:p>84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7112080" calcext:value-type="float">
            <text:p>711208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73439" calcext:value-type="float">
            <text:p>1473439</text:p>
          </table:table-cell>
          <table:table-cell office:value-type="float" office:value="93" calcext:value-type="float">
            <text:p>93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42188" calcext:value-type="float">
            <text:p>1742188</text:p>
          </table:table-cell>
          <table:table-cell office:value-type="float" office:value="83" calcext:value-type="float">
            <text:p>83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4048101" calcext:value-type="float">
            <text:p>404810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21207" calcext:value-type="float">
            <text:p>2721207</text:p>
          </table:table-cell>
          <table:table-cell office:value-type="float" office:value="93" calcext:value-type="float">
            <text:p>93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5437" calcext:value-type="float">
            <text:p>1595437</text:p>
          </table:table-cell>
          <table:table-cell office:value-type="float" office:value="85" calcext:value-type="float">
            <text:p>85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3872120" calcext:value-type="float">
            <text:p>387212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04323" calcext:value-type="float">
            <text:p>4704323</text:p>
          </table:table-cell>
          <table:table-cell office:value-type="float" office:value="89" calcext:value-type="float">
            <text:p>89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45519" calcext:value-type="float">
            <text:p>4645519</text:p>
          </table:table-cell>
          <table:table-cell office:value-type="float" office:value="85" calcext:value-type="float">
            <text:p>85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6913638" calcext:value-type="float">
            <text:p>6913638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83526" calcext:value-type="float">
            <text:p>4783526</text:p>
          </table:table-cell>
          <table:table-cell office:value-type="float" office:value="84.2" calcext:value-type="float">
            <text:p>84,2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29552" calcext:value-type="float">
            <text:p>2429552</text:p>
          </table:table-cell>
          <table:table-cell office:value-type="float" office:value="80.2" calcext:value-type="float">
            <text:p>80,2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3991011" calcext:value-type="float">
            <text:p>399101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38768" calcext:value-type="float">
            <text:p>3538768</text:p>
          </table:table-cell>
          <table:table-cell office:value-type="float" office:value="79" calcext:value-type="float">
            <text:p>79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10704" calcext:value-type="float">
            <text:p>1610704</text:p>
          </table:table-cell>
          <table:table-cell office:value-type="float" office:value="84" calcext:value-type="float">
            <text:p>84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3684723" calcext:value-type="float">
            <text:p>368472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7388" calcext:value-type="float">
            <text:p>2277388</text:p>
          </table:table-cell>
          <table:table-cell office:value-type="float" office:value="81" calcext:value-type="float">
            <text:p>81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59913" calcext:value-type="float">
            <text:p>4159913</text:p>
          </table:table-cell>
          <table:table-cell office:value-type="float" office:value="82" calcext:value-type="float">
            <text:p>82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922781" calcext:value-type="float">
            <text:p>392278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180495" calcext:value-type="float">
            <text:p>3180495</text:p>
          </table:table-cell>
          <table:table-cell office:value-type="float" office:value="88" calcext:value-type="float">
            <text:p>88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03419" calcext:value-type="float">
            <text:p>4703419</text:p>
          </table:table-cell>
          <table:table-cell office:value-type="float" office:value="82" calcext:value-type="float">
            <text:p>82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6981178" calcext:value-type="float">
            <text:p>698117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38114" calcext:value-type="float">
            <text:p>1338114</text:p>
          </table:table-cell>
          <table:table-cell office:value-type="float" office:value="80" calcext:value-type="float">
            <text:p>80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45401" calcext:value-type="float">
            <text:p>1745401</text:p>
          </table:table-cell>
          <table:table-cell office:value-type="float" office:value="86" calcext:value-type="float">
            <text:p>86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4017453" calcext:value-type="float">
            <text:p>401745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39517" calcext:value-type="float">
            <text:p>1339517</text:p>
          </table:table-cell>
          <table:table-cell office:value-type="float" office:value="76" calcext:value-type="float">
            <text:p>76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31334" calcext:value-type="float">
            <text:p>4031334</text:p>
          </table:table-cell>
          <table:table-cell office:value-type="float" office:value="81" calcext:value-type="float">
            <text:p>81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872914" calcext:value-type="float">
            <text:p>387291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422881" calcext:value-type="float">
            <text:p>5422881</text:p>
          </table:table-cell>
          <table:table-cell office:value-type="float" office:value="74" calcext:value-type="float">
            <text:p>74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08876" calcext:value-type="float">
            <text:p>1708876</text:p>
          </table:table-cell>
          <table:table-cell office:value-type="float" office:value="80" calcext:value-type="float">
            <text:p>80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4142141" calcext:value-type="float">
            <text:p>414214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131214" calcext:value-type="float">
            <text:p>4131214</text:p>
          </table:table-cell>
          <table:table-cell office:value-type="float" office:value="73.3" calcext:value-type="float">
            <text:p>73,3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57377" calcext:value-type="float">
            <text:p>3957377</text:p>
          </table:table-cell>
          <table:table-cell office:value-type="float" office:value="82" calcext:value-type="float">
            <text:p>82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4120976" calcext:value-type="float">
            <text:p>4120976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656021" calcext:value-type="float">
            <text:p>5656021</text:p>
          </table:table-cell>
          <table:table-cell office:value-type="float" office:value="73" calcext:value-type="float">
            <text:p>73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43918" calcext:value-type="float">
            <text:p>1543918</text:p>
          </table:table-cell>
          <table:table-cell office:value-type="float" office:value="80.2" calcext:value-type="float">
            <text:p>80,2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678081" calcext:value-type="float">
            <text:p>367808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69727" calcext:value-type="float">
            <text:p>1369727</text:p>
          </table:table-cell>
          <table:table-cell office:value-type="float" office:value="78" calcext:value-type="float">
            <text:p>78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51144" calcext:value-type="float">
            <text:p>1851144</text:p>
          </table:table-cell>
          <table:table-cell office:value-type="float" office:value="83" calcext:value-type="float">
            <text:p>83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523226" calcext:value-type="float">
            <text:p>352322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85342" calcext:value-type="float">
            <text:p>4785342</text:p>
          </table:table-cell>
          <table:table-cell office:value-type="float" office:value="78" calcext:value-type="float">
            <text:p>78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49477" calcext:value-type="float">
            <text:p>2649477</text:p>
          </table:table-cell>
          <table:table-cell office:value-type="float" office:value="85" calcext:value-type="float">
            <text:p>85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361266" calcext:value-type="float">
            <text:p>336126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51421" calcext:value-type="float">
            <text:p>1851421</text:p>
          </table:table-cell>
          <table:table-cell office:value-type="float" office:value="82" calcext:value-type="float">
            <text:p>82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70655" calcext:value-type="float">
            <text:p>1570655</text:p>
          </table:table-cell>
          <table:table-cell office:value-type="float" office:value="83" calcext:value-type="float">
            <text:p>83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747626" calcext:value-type="float">
            <text:p>374762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03065" calcext:value-type="float">
            <text:p>1403065</text:p>
          </table:table-cell>
          <table:table-cell office:value-type="float" office:value="75" calcext:value-type="float">
            <text:p>75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66764" calcext:value-type="float">
            <text:p>4666764</text:p>
          </table:table-cell>
          <table:table-cell office:value-type="float" office:value="82" calcext:value-type="float">
            <text:p>82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915104" calcext:value-type="float">
            <text:p>391510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30999" calcext:value-type="float">
            <text:p>2430999</text:p>
          </table:table-cell>
          <table:table-cell office:value-type="float" office:value="74" calcext:value-type="float">
            <text:p>74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59898" calcext:value-type="float">
            <text:p>2659898</text:p>
          </table:table-cell>
          <table:table-cell office:value-type="float" office:value="84" calcext:value-type="float">
            <text:p>84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4272484" calcext:value-type="float">
            <text:p>427248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24126" calcext:value-type="float">
            <text:p>4724126</text:p>
          </table:table-cell>
          <table:table-cell office:value-type="float" office:value="77" calcext:value-type="float">
            <text:p>77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76617" calcext:value-type="float">
            <text:p>5276617</text:p>
          </table:table-cell>
          <table:table-cell office:value-type="float" office:value="83" calcext:value-type="float">
            <text:p>83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686928" calcext:value-type="float">
            <text:p>368692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289683" calcext:value-type="float">
            <text:p>5289683</text:p>
          </table:table-cell>
          <table:table-cell office:value-type="float" office:value="74" calcext:value-type="float">
            <text:p>74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25654" calcext:value-type="float">
            <text:p>5025654</text:p>
          </table:table-cell>
          <table:table-cell office:value-type="float" office:value="81.2" calcext:value-type="float">
            <text:p>81,2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6986064" calcext:value-type="float">
            <text:p>698606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4182" calcext:value-type="float">
            <text:p>2344182</text:p>
          </table:table-cell>
          <table:table-cell office:value-type="float" office:value="79.2" calcext:value-type="float">
            <text:p>79,2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26261" calcext:value-type="float">
            <text:p>1626261</text:p>
          </table:table-cell>
          <table:table-cell office:value-type="float" office:value="85" calcext:value-type="float">
            <text:p>85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4674285" calcext:value-type="float">
            <text:p>467428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04448" calcext:value-type="float">
            <text:p>2004448</text:p>
          </table:table-cell>
          <table:table-cell office:value-type="float" office:value="78" calcext:value-type="float">
            <text:p>78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95923" calcext:value-type="float">
            <text:p>2595923</text:p>
          </table:table-cell>
          <table:table-cell office:value-type="float" office:value="89" calcext:value-type="float">
            <text:p>89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645984" calcext:value-type="float">
            <text:p>3645984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267905" calcext:value-type="float">
            <text:p>5267905</text:p>
          </table:table-cell>
          <table:table-cell office:value-type="float" office:value="79" calcext:value-type="float">
            <text:p>79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21699" calcext:value-type="float">
            <text:p>2621699</text:p>
          </table:table-cell>
          <table:table-cell office:value-type="float" office:value="87" calcext:value-type="float">
            <text:p>87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750851" calcext:value-type="float">
            <text:p>375085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37742" calcext:value-type="float">
            <text:p>1337742</text:p>
          </table:table-cell>
          <table:table-cell office:value-type="float" office:value="79" calcext:value-type="float">
            <text:p>79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57490" calcext:value-type="float">
            <text:p>4057490</text:p>
          </table:table-cell>
          <table:table-cell office:value-type="float" office:value="85" calcext:value-type="float">
            <text:p>85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368135" calcext:value-type="float">
            <text:p>336813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98745" calcext:value-type="float">
            <text:p>2898745</text:p>
          </table:table-cell>
          <table:table-cell office:value-type="float" office:value="77" calcext:value-type="float">
            <text:p>77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80107" calcext:value-type="float">
            <text:p>2080107</text:p>
          </table:table-cell>
          <table:table-cell office:value-type="float" office:value="80" calcext:value-type="float">
            <text:p>80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6901679" calcext:value-type="float">
            <text:p>690167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142164" calcext:value-type="float">
            <text:p>4142164</text:p>
          </table:table-cell>
          <table:table-cell office:value-type="float" office:value="91" calcext:value-type="float">
            <text:p>91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05648" calcext:value-type="float">
            <text:p>1605648</text:p>
          </table:table-cell>
          <table:table-cell office:value-type="float" office:value="87" calcext:value-type="float">
            <text:p>87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592971" calcext:value-type="float">
            <text:p>3592971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59342" calcext:value-type="float">
            <text:p>1359342</text:p>
          </table:table-cell>
          <table:table-cell office:value-type="float" office:value="77" calcext:value-type="float">
            <text:p>77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63064" calcext:value-type="float">
            <text:p>1563064</text:p>
          </table:table-cell>
          <table:table-cell office:value-type="float" office:value="79" calcext:value-type="float">
            <text:p>79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583937" calcext:value-type="float">
            <text:p>358393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587962" calcext:value-type="float">
            <text:p>4587962</text:p>
          </table:table-cell>
          <table:table-cell office:value-type="float" office:value="73" calcext:value-type="float">
            <text:p>73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64900" calcext:value-type="float">
            <text:p>3564900</text:p>
          </table:table-cell>
          <table:table-cell office:value-type="float" office:value="85" calcext:value-type="float">
            <text:p>85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4474648" calcext:value-type="float">
            <text:p>447464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16522" calcext:value-type="float">
            <text:p>2116522</text:p>
          </table:table-cell>
          <table:table-cell office:value-type="float" office:value="76" calcext:value-type="float">
            <text:p>76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46458" calcext:value-type="float">
            <text:p>4546458</text:p>
          </table:table-cell>
          <table:table-cell office:value-type="float" office:value="77.2" calcext:value-type="float">
            <text:p>77,2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690912" calcext:value-type="float">
            <text:p>369091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36687" calcext:value-type="float">
            <text:p>2236687</text:p>
          </table:table-cell>
          <table:table-cell office:value-type="float" office:value="75.2" calcext:value-type="float">
            <text:p>75,2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89279" calcext:value-type="float">
            <text:p>2789279</text:p>
          </table:table-cell>
          <table:table-cell office:value-type="float" office:value="86" calcext:value-type="float">
            <text:p>86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7336980" calcext:value-type="float">
            <text:p>733698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730596" calcext:value-type="float">
            <text:p>5730596</text:p>
          </table:table-cell>
          <table:table-cell office:value-type="float" office:value="79" calcext:value-type="float">
            <text:p>79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98009" calcext:value-type="float">
            <text:p>2598009</text:p>
          </table:table-cell>
          <table:table-cell office:value-type="float" office:value="87" calcext:value-type="float">
            <text:p>87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5854529" calcext:value-type="float">
            <text:p>585452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657271" calcext:value-type="float">
            <text:p>5657271</text:p>
          </table:table-cell>
          <table:table-cell office:value-type="float" office:value="73" calcext:value-type="float">
            <text:p>73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32114" calcext:value-type="float">
            <text:p>5232114</text:p>
          </table:table-cell>
          <table:table-cell office:value-type="float" office:value="82" calcext:value-type="float">
            <text:p>82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7211457" calcext:value-type="float">
            <text:p>721145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304302" calcext:value-type="float">
            <text:p>5304302</text:p>
          </table:table-cell>
          <table:table-cell office:value-type="float" office:value="76" calcext:value-type="float">
            <text:p>76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52304" calcext:value-type="float">
            <text:p>3252304</text:p>
          </table:table-cell>
          <table:table-cell office:value-type="float" office:value="84" calcext:value-type="float">
            <text:p>84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4804310" calcext:value-type="float">
            <text:p>480431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37558" calcext:value-type="float">
            <text:p>2237558</text:p>
          </table:table-cell>
          <table:table-cell office:value-type="float" office:value="77" calcext:value-type="float">
            <text:p>77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89148" calcext:value-type="float">
            <text:p>1589148</text:p>
          </table:table-cell>
          <table:table-cell office:value-type="float" office:value="84" calcext:value-type="float">
            <text:p>84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8463649" calcext:value-type="float">
            <text:p>846364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84956" calcext:value-type="float">
            <text:p>5084956</text:p>
          </table:table-cell>
          <table:table-cell office:value-type="float" office:value="74" calcext:value-type="float">
            <text:p>74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91396" calcext:value-type="float">
            <text:p>6691396</text:p>
          </table:table-cell>
          <table:table-cell office:value-type="float" office:value="82" calcext:value-type="float">
            <text:p>82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6679105" calcext:value-type="float">
            <text:p>667910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0011" calcext:value-type="float">
            <text:p>2350011</text:p>
          </table:table-cell>
          <table:table-cell office:value-type="float" office:value="77" calcext:value-type="float">
            <text:p>77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28879" calcext:value-type="float">
            <text:p>5328879</text:p>
          </table:table-cell>
          <table:table-cell office:value-type="float" office:value="85" calcext:value-type="float">
            <text:p>85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4997510" calcext:value-type="float">
            <text:p>499751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33807" calcext:value-type="float">
            <text:p>4833807</text:p>
          </table:table-cell>
          <table:table-cell office:value-type="float" office:value="76" calcext:value-type="float">
            <text:p>76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38630" calcext:value-type="float">
            <text:p>2738630</text:p>
          </table:table-cell>
          <table:table-cell office:value-type="float" office:value="84" calcext:value-type="float">
            <text:p>84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5138093" calcext:value-type="float">
            <text:p>5138093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47273" calcext:value-type="float">
            <text:p>2847273</text:p>
          </table:table-cell>
          <table:table-cell office:value-type="float" office:value="79" calcext:value-type="float">
            <text:p>79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35807" calcext:value-type="float">
            <text:p>4435807</text:p>
          </table:table-cell>
          <table:table-cell office:value-type="float" office:value="83.2" calcext:value-type="float">
            <text:p>83,2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7443240" calcext:value-type="float">
            <text:p>7443240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222415" calcext:value-type="float">
            <text:p>6222415</text:p>
          </table:table-cell>
          <table:table-cell office:value-type="float" office:value="89.1" calcext:value-type="float">
            <text:p>89,1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47600" calcext:value-type="float">
            <text:p>1547600</text:p>
          </table:table-cell>
          <table:table-cell office:value-type="float" office:value="91" calcext:value-type="float">
            <text:p>91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5299522" calcext:value-type="float">
            <text:p>5299522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24895" calcext:value-type="float">
            <text:p>2624895</text:p>
          </table:table-cell>
          <table:table-cell office:value-type="float" office:value="88" calcext:value-type="float">
            <text:p>88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11227" calcext:value-type="float">
            <text:p>4011227</text:p>
          </table:table-cell>
          <table:table-cell office:value-type="float" office:value="84" calcext:value-type="float">
            <text:p>84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7516735" calcext:value-type="float">
            <text:p>751673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041257" calcext:value-type="float">
            <text:p>4041257</text:p>
          </table:table-cell>
          <table:table-cell office:value-type="float" office:value="93" calcext:value-type="float">
            <text:p>93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09706" calcext:value-type="float">
            <text:p>1609706</text:p>
          </table:table-cell>
          <table:table-cell office:value-type="float" office:value="84" calcext:value-type="float">
            <text:p>84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4399169" calcext:value-type="float">
            <text:p>439916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15033" calcext:value-type="float">
            <text:p>2515033</text:p>
          </table:table-cell>
          <table:table-cell office:value-type="float" office:value="83" calcext:value-type="float">
            <text:p>83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82907" calcext:value-type="float">
            <text:p>1782907</text:p>
          </table:table-cell>
          <table:table-cell office:value-type="float" office:value="82" calcext:value-type="float">
            <text:p>82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6726653" calcext:value-type="float">
            <text:p>672665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83665" calcext:value-type="float">
            <text:p>1883665</text:p>
          </table:table-cell>
          <table:table-cell office:value-type="float" office:value="100" calcext:value-type="float">
            <text:p>100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65482" calcext:value-type="float">
            <text:p>3965482</text:p>
          </table:table-cell>
          <table:table-cell office:value-type="float" office:value="83" calcext:value-type="float">
            <text:p>83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6189283" calcext:value-type="float">
            <text:p>6189283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17102" calcext:value-type="float">
            <text:p>2517102</text:p>
          </table:table-cell>
          <table:table-cell office:value-type="float" office:value="87" calcext:value-type="float">
            <text:p>87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89691" calcext:value-type="float">
            <text:p>2589691</text:p>
          </table:table-cell>
          <table:table-cell office:value-type="float" office:value="85" calcext:value-type="float">
            <text:p>85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4476491" calcext:value-type="float">
            <text:p>447649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01863" calcext:value-type="float">
            <text:p>2601863</text:p>
          </table:table-cell>
          <table:table-cell office:value-type="float" office:value="83" calcext:value-type="float">
            <text:p>83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35704" calcext:value-type="float">
            <text:p>5135704</text:p>
          </table:table-cell>
          <table:table-cell office:value-type="float" office:value="76" calcext:value-type="float">
            <text:p>76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5991034" calcext:value-type="float">
            <text:p>599103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978869" calcext:value-type="float">
            <text:p>8978869</text:p>
          </table:table-cell>
          <table:table-cell office:value-type="float" office:value="86" calcext:value-type="float">
            <text:p>86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12562" calcext:value-type="float">
            <text:p>1812562</text:p>
          </table:table-cell>
          <table:table-cell office:value-type="float" office:value="79.2" calcext:value-type="float">
            <text:p>79,2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5654115" calcext:value-type="float">
            <text:p>565411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4646" calcext:value-type="float">
            <text:p>2344646</text:p>
          </table:table-cell>
          <table:table-cell office:value-type="float" office:value="86.1" calcext:value-type="float">
            <text:p>86,1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03127" calcext:value-type="float">
            <text:p>4003127</text:p>
          </table:table-cell>
          <table:table-cell office:value-type="float" office:value="80" calcext:value-type="float">
            <text:p>80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7385095" calcext:value-type="float">
            <text:p>738509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56245" calcext:value-type="float">
            <text:p>3056245</text:p>
          </table:table-cell>
          <table:table-cell office:value-type="float" office:value="92" calcext:value-type="float">
            <text:p>92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78399" calcext:value-type="float">
            <text:p>1578399</text:p>
          </table:table-cell>
          <table:table-cell office:value-type="float" office:value="85" calcext:value-type="float">
            <text:p>85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6137907" calcext:value-type="float">
            <text:p>613790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71040" calcext:value-type="float">
            <text:p>1571040</text:p>
          </table:table-cell>
          <table:table-cell office:value-type="float" office:value="96" calcext:value-type="float">
            <text:p>96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26969" calcext:value-type="float">
            <text:p>5326969</text:p>
          </table:table-cell>
          <table:table-cell office:value-type="float" office:value="86" calcext:value-type="float">
            <text:p>86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5905558" calcext:value-type="float">
            <text:p>5905558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63557" calcext:value-type="float">
            <text:p>4463557</text:p>
          </table:table-cell>
          <table:table-cell office:value-type="float" office:value="81" calcext:value-type="float">
            <text:p>81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63396" calcext:value-type="float">
            <text:p>4463396</text:p>
          </table:table-cell>
          <table:table-cell office:value-type="float" office:value="84" calcext:value-type="float">
            <text:p>84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7265088" calcext:value-type="float">
            <text:p>726508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95000" calcext:value-type="float">
            <text:p>1695000</text:p>
          </table:table-cell>
          <table:table-cell office:value-type="float" office:value="80" calcext:value-type="float">
            <text:p>80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46963" calcext:value-type="float">
            <text:p>4046963</text:p>
          </table:table-cell>
          <table:table-cell office:value-type="float" office:value="84" calcext:value-type="float">
            <text:p>84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7263144" calcext:value-type="float">
            <text:p>726314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0552" calcext:value-type="float">
            <text:p>2490552</text:p>
          </table:table-cell>
          <table:table-cell office:value-type="float" office:value="87" calcext:value-type="float">
            <text:p>87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51015" calcext:value-type="float">
            <text:p>4451015</text:p>
          </table:table-cell>
          <table:table-cell office:value-type="float" office:value="88" calcext:value-type="float">
            <text:p>88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7552644" calcext:value-type="float">
            <text:p>7552644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813407" calcext:value-type="float">
            <text:p>5813407</text:p>
          </table:table-cell>
          <table:table-cell office:value-type="float" office:value="91" calcext:value-type="float">
            <text:p>91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51:.B450])" office:value-type="float" office:value="3018178.62" calcext:value-type="float">
            <text:p>3018178,62</text:p>
          </table:table-cell>
          <table:table-cell table:formula="of:=AVERAGE([.C351:.C450])" office:value-type="float" office:value="91.516" calcext:value-type="float">
            <text:p>91,516</text:p>
          </table:table-cell>
          <table:table-cell table:formula="of:=AVERAGE([.D351:.D450])" office:value-type="float" office:value="4.09400000000001" calcext:value-type="float">
            <text:p>4,09400000000001</text:p>
          </table:table-cell>
          <table:table-cell table:number-columns-repeated="2"/>
          <table:table-cell table:formula="of:=AVERAGE([.G351:.G450])" office:value-type="float" office:value="5306603.28" calcext:value-type="float">
            <text:p>5306603,28</text:p>
          </table:table-cell>
          <table:table-cell table:formula="of:=AVERAGE([.H351:.H450])" office:value-type="float" office:value="101.34" calcext:value-type="float">
            <text:p>101,34</text:p>
          </table:table-cell>
          <table:table-cell table:formula="of:=AVERAGE([.I351:.I450])" office:value-type="float" office:value="1.8" calcext:value-type="float">
            <text:p>1,8</text:p>
          </table:table-cell>
          <table:table-cell table:number-columns-repeated="2"/>
          <table:table-cell table:formula="of:=AVERAGE([.L351:.L450])" office:value-type="float" office:value="3439660.2" calcext:value-type="float">
            <text:p>3439660,2</text:p>
          </table:table-cell>
          <table:table-cell table:formula="of:=AVERAGE([.M351:.M450])" office:value-type="float" office:value="91.725" calcext:value-type="float">
            <text:p>91,725</text:p>
          </table:table-cell>
          <table:table-cell table:formula="of:=AVERAGE([.N351:.N450])" office:value-type="float" office:value="7.77600000000001" calcext:value-type="float">
            <text:p>7,776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351:.B450])" office:value-type="float" office:value="1379678.6917561" calcext:value-type="float">
            <text:p>1379678,6917561</text:p>
          </table:table-cell>
          <table:table-cell table:formula="of:=STDEVP([.C351:.C450])" office:value-type="float" office:value="21.5427236903786" calcext:value-type="float">
            <text:p>21,5427236903786</text:p>
          </table:table-cell>
          <table:table-cell table:formula="of:=STDEVP([.D351:.D450])" office:value-type="float" office:value="0.716075415022748" calcext:value-type="float">
            <text:p>0,716075415022748</text:p>
          </table:table-cell>
          <table:table-cell table:number-columns-repeated="2"/>
          <table:table-cell table:formula="of:=STDEVP([.G351:.G450])" office:value-type="float" office:value="1799924.38292163" calcext:value-type="float">
            <text:p>1799924,38292163</text:p>
          </table:table-cell>
          <table:table-cell table:formula="of:=STDEVP([.H351:.H450])" office:value-type="float" office:value="1.33581435835972" calcext:value-type="float">
            <text:p>1,33581435835972</text:p>
          </table:table-cell>
          <table:table-cell table:formula="of:=STDEVP([.I351:.I450])" office:value-type="float" office:value="0" calcext:value-type="float">
            <text:p>0</text:p>
          </table:table-cell>
          <table:table-cell table:number-columns-repeated="2"/>
          <table:table-cell table:formula="of:=STDEVP([.L351:.L450])" office:value-type="float" office:value="1946481.87788295" calcext:value-type="float">
            <text:p>1946481,87788295</text:p>
          </table:table-cell>
          <table:table-cell table:formula="of:=STDEVP([.M351:.M450])" office:value-type="float" office:value="26.5411807386182" calcext:value-type="float">
            <text:p>26,5411807386182</text:p>
          </table:table-cell>
          <table:table-cell table:formula="of:=STDEVP([.N351:.N450])" office:value-type="float" office:value="1.16009654770627" calcext:value-type="float">
            <text:p>1,160096547706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51:.B450])" office:value-type="float" office:value="2638008" calcext:value-type="float">
            <text:p>2638008</text:p>
          </table:table-cell>
          <table:table-cell table:formula="of:=MEDIAN([.C351:.C450])" office:value-type="float" office:value="85" calcext:value-type="float">
            <text:p>85</text:p>
          </table:table-cell>
          <table:table-cell table:formula="of:=MEDIAN([.D351:.D450])" office:value-type="float" office:value="4.5" calcext:value-type="float">
            <text:p>4,5</text:p>
          </table:table-cell>
          <table:table-cell table:number-columns-repeated="2"/>
          <table:table-cell table:formula="of:=MEDIAN([.G351:.G450])" office:value-type="float" office:value="4560058" calcext:value-type="float">
            <text:p>4560058</text:p>
          </table:table-cell>
          <table:table-cell table:formula="of:=MEDIAN([.H351:.H450])" office:value-type="float" office:value="102" calcext:value-type="float">
            <text:p>102</text:p>
          </table:table-cell>
          <table:table-cell table:formula="of:=MEDIAN([.I351:.I450])" office:value-type="float" office:value="1.8" calcext:value-type="float">
            <text:p>1,8</text:p>
          </table:table-cell>
          <table:table-cell table:number-columns-repeated="2"/>
          <table:table-cell table:formula="of:=MEDIAN([.L351:.L450])" office:value-type="float" office:value="2763718.5" calcext:value-type="float">
            <text:p>2763718,5</text:p>
          </table:table-cell>
          <table:table-cell table:formula="of:=MEDIAN([.M351:.M450])" office:value-type="float" office:value="84.1" calcext:value-type="float">
            <text:p>84,1</text:p>
          </table:table-cell>
          <table:table-cell table:formula="of:=MEDIAN([.N351:.N450])"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351:.B400])" office:value-type="float" office:value="2814886.78" calcext:value-type="float">
            <text:p>2814886,78</text:p>
          </table:table-cell>
          <table:table-cell table:formula="of:=AVERAGE([.C351:.C400])" office:value-type="float" office:value="99.608" calcext:value-type="float">
            <text:p>99,608</text:p>
          </table:table-cell>
          <table:table-cell table:formula="of:=AVERAGE([.D351:.D400])" office:value-type="float" office:value="3.596" calcext:value-type="float">
            <text:p>3,596</text:p>
          </table:table-cell>
          <table:table-cell table:number-columns-repeated="2"/>
          <table:table-cell table:formula="of:=AVERAGE([.G351:.G400])" office:value-type="float" office:value="5371918.02" calcext:value-type="float">
            <text:p>5371918,02</text:p>
          </table:table-cell>
          <table:table-cell table:formula="of:=AVERAGE([.H351:.H400])" office:value-type="float" office:value="101.16" calcext:value-type="float">
            <text:p>101,16</text:p>
          </table:table-cell>
          <table:table-cell table:formula="of:=AVERAGE([.I351:.I400])" office:value-type="float" office:value="1.8" calcext:value-type="float">
            <text:p>1,8</text:p>
          </table:table-cell>
          <table:table-cell table:number-columns-repeated="2"/>
          <table:table-cell table:formula="of:=AVERAGE([.L351:.L400])" office:value-type="float" office:value="3411567.82" calcext:value-type="float">
            <text:p>3411567,82</text:p>
          </table:table-cell>
          <table:table-cell table:formula="of:=AVERAGE([.M351:.M400])" office:value-type="float" office:value="102.388" calcext:value-type="float">
            <text:p>102,388</text:p>
          </table:table-cell>
          <table:table-cell table:formula="of:=AVERAGE([.N351:.N400])" office:value-type="float" office:value="7.352" calcext:value-type="float">
            <text:p>7,3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401:.B450])" office:value-type="float" office:value="3221470.46" calcext:value-type="float">
            <text:p>3221470,46</text:p>
          </table:table-cell>
          <table:table-cell table:formula="of:=AVERAGE([.C401:.C450])" office:value-type="float" office:value="83.424" calcext:value-type="float">
            <text:p>83,424</text:p>
          </table:table-cell>
          <table:table-cell table:formula="of:=AVERAGE([.D401:.D450])" office:value-type="float" office:value="4.592" calcext:value-type="float">
            <text:p>4,592</text:p>
          </table:table-cell>
          <table:table-cell table:number-columns-repeated="2"/>
          <table:table-cell table:formula="of:=AVERAGE([.G401:.G450])" office:value-type="float" office:value="5241288.54" calcext:value-type="float">
            <text:p>5241288,54</text:p>
          </table:table-cell>
          <table:table-cell table:formula="of:=AVERAGE([.H401:.H450])" office:value-type="float" office:value="101.52" calcext:value-type="float">
            <text:p>101,52</text:p>
          </table:table-cell>
          <table:table-cell table:formula="of:=AVERAGE([.I401:.I450])" office:value-type="float" office:value="1.8" calcext:value-type="float">
            <text:p>1,8</text:p>
          </table:table-cell>
          <table:table-cell table:number-columns-repeated="2"/>
          <table:table-cell table:formula="of:=AVERAGE([.L401:.L450])" office:value-type="float" office:value="3467752.58" calcext:value-type="float">
            <text:p>3467752,58</text:p>
          </table:table-cell>
          <table:table-cell table:formula="of:=AVERAGE([.M401:.M450])" office:value-type="float" office:value="81.062" calcext:value-type="float">
            <text:p>81,062</text:p>
          </table:table-cell>
          <table:table-cell table:formula="of:=AVERAGE([.N401:.N450])" office:value-type="float" office:value="8.19999999999999" calcext:value-type="float">
            <text:p>8,199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401:.B450])" office:value-type="float" office:value="1403147.28614582" calcext:value-type="float">
            <text:p>1403147,28614582</text:p>
          </table:table-cell>
          <table:table-cell table:formula="of:=STDEVP([.C401:.C450])" office:value-type="float" office:value="2.8497410408667" calcext:value-type="float">
            <text:p>2,8497410408667</text:p>
          </table:table-cell>
          <table:table-cell table:formula="of:=STDEVP([.D401:.D450])" office:value-type="float" office:value="0.027129319932501" calcext:value-type="float">
            <text:p>0,027129319932501</text:p>
          </table:table-cell>
          <table:table-cell table:number-columns-repeated="2"/>
          <table:table-cell table:formula="of:=STDEVP([.G401:.G450])" office:value-type="float" office:value="1511777.9404232" calcext:value-type="float">
            <text:p>1511777,9404232</text:p>
          </table:table-cell>
          <table:table-cell table:formula="of:=STDEVP([.H401:.H450])" office:value-type="float" office:value="0.805977667184395" calcext:value-type="float">
            <text:p>0,805977667184395</text:p>
          </table:table-cell>
          <table:table-cell table:formula="of:=STDEVP([.I401:.I450])" office:value-type="float" office:value="0" calcext:value-type="float">
            <text:p>0</text:p>
          </table:table-cell>
          <table:table-cell table:number-columns-repeated="2"/>
          <table:table-cell table:formula="of:=STDEVP([.L401:.L450])" office:value-type="float" office:value="1693957.9287888" calcext:value-type="float">
            <text:p>1693957,9287888</text:p>
          </table:table-cell>
          <table:table-cell table:formula="of:=STDEVP([.M401:.M450])" office:value-type="float" office:value="6.58762142203087" calcext:value-type="float">
            <text:p>6,58762142203087</text:p>
          </table:table-cell>
          <table:table-cell table:formula="of:=STDEVP([.N401:.N450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351:.B400])" office:value-type="float" office:value="2620681.5" calcext:value-type="float">
            <text:p>2620681,5</text:p>
          </table:table-cell>
          <table:table-cell table:formula="of:=MEDIAN([.C351:.C400])" office:value-type="float" office:value="90" calcext:value-type="float">
            <text:p>90</text:p>
          </table:table-cell>
          <table:table-cell table:formula="of:=MEDIAN([.D351:.D400])" office:value-type="float" office:value="3.75" calcext:value-type="float">
            <text:p>3,75</text:p>
          </table:table-cell>
          <table:table-cell table:number-columns-repeated="2"/>
          <table:table-cell table:formula="of:=MEDIAN([.G351:.G400])" office:value-type="float" office:value="4259011.5" calcext:value-type="float">
            <text:p>4259011,5</text:p>
          </table:table-cell>
          <table:table-cell table:formula="of:=MEDIAN([.H351:.H400])" office:value-type="float" office:value="102" calcext:value-type="float">
            <text:p>102</text:p>
          </table:table-cell>
          <table:table-cell table:formula="of:=MEDIAN([.I351:.I400])" office:value-type="float" office:value="1.8" calcext:value-type="float">
            <text:p>1,8</text:p>
          </table:table-cell>
          <table:table-cell table:number-columns-repeated="2"/>
          <table:table-cell table:formula="of:=MEDIAN([.L351:.L400])" office:value-type="float" office:value="2727429.5" calcext:value-type="float">
            <text:p>2727429,5</text:p>
          </table:table-cell>
          <table:table-cell table:formula="of:=MEDIAN([.M351:.M400])" office:value-type="float" office:value="92.5" calcext:value-type="float">
            <text:p>92,5</text:p>
          </table:table-cell>
          <table:table-cell table:formula="of:=MEDIAN([.N351:.N400])"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401:.B450])" office:value-type="float" office:value="2763954.5" calcext:value-type="float">
            <text:p>2763954,5</text:p>
          </table:table-cell>
          <table:table-cell table:formula="of:=MEDIAN([.C401:.C450])" office:value-type="float" office:value="84" calcext:value-type="float">
            <text:p>84</text:p>
          </table:table-cell>
          <table:table-cell table:formula="of:=MEDIAN([.D401:.D450])" office:value-type="float" office:value="4.6" calcext:value-type="float">
            <text:p>4,6</text:p>
          </table:table-cell>
          <table:table-cell table:number-columns-repeated="2"/>
          <table:table-cell table:formula="of:=MEDIAN([.G401:.G450])" office:value-type="float" office:value="4739297.5" calcext:value-type="float">
            <text:p>4739297,5</text:p>
          </table:table-cell>
          <table:table-cell table:formula="of:=MEDIAN([.H401:.H450])" office:value-type="float" office:value="102" calcext:value-type="float">
            <text:p>102</text:p>
          </table:table-cell>
          <table:table-cell table:formula="of:=MEDIAN([.I401:.I450])" office:value-type="float" office:value="1.8" calcext:value-type="float">
            <text:p>1,8</text:p>
          </table:table-cell>
          <table:table-cell table:number-columns-repeated="2"/>
          <table:table-cell table:formula="of:=MEDIAN([.L401:.L450])" office:value-type="float" office:value="2873009" calcext:value-type="float">
            <text:p>2873009</text:p>
          </table:table-cell>
          <table:table-cell table:formula="of:=MEDIAN([.M401:.M450])" office:value-type="float" office:value="79" calcext:value-type="float">
            <text:p>79</text:p>
          </table:table-cell>
          <table:table-cell table:formula="of:=MEDIAN([.N401:.N450])" office:value-type="float" office:value="8.2" calcext:value-type="float">
            <text:p>8,2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3890528" calcext:value-type="float">
            <text:p>13890528</text:p>
          </table:table-cell>
          <table:table-cell office:value-type="float" office:value="206.7" calcext:value-type="float">
            <text:p>206,7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5749910" calcext:value-type="float">
            <text:p>5749910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9666105" calcext:value-type="float">
            <text:p>9666105</text:p>
          </table:table-cell>
          <table:table-cell office:value-type="float" office:value="253.3" calcext:value-type="float">
            <text:p>253,3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98257" calcext:value-type="float">
            <text:p>2798257</text:p>
          </table:table-cell>
          <table:table-cell office:value-type="float" office:value="191" calcext:value-type="float">
            <text:p>19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29758" calcext:value-type="float">
            <text:p>412975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18899" calcext:value-type="float">
            <text:p>4818899</text:p>
          </table:table-cell>
          <table:table-cell office:value-type="float" office:value="254" calcext:value-type="float">
            <text:p>254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41945" calcext:value-type="float">
            <text:p>4041945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640891" calcext:value-type="float">
            <text:p>564089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19537" calcext:value-type="float">
            <text:p>2819537</text:p>
          </table:table-cell>
          <table:table-cell office:value-type="float" office:value="137" calcext:value-type="float">
            <text:p>137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55412" calcext:value-type="float">
            <text:p>3155412</text:p>
          </table:table-cell>
          <table:table-cell office:value-type="float" office:value="142" calcext:value-type="float">
            <text:p>142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3676495" calcext:value-type="float">
            <text:p>3676495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224829" calcext:value-type="float">
            <text:p>3224829</text:p>
          </table:table-cell>
          <table:table-cell office:value-type="float" office:value="166" calcext:value-type="float">
            <text:p>166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69391" calcext:value-type="float">
            <text:p>1969391</text:p>
          </table:table-cell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553742" calcext:value-type="float">
            <text:p>355374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92585" calcext:value-type="float">
            <text:p>2592585</text:p>
          </table:table-cell>
          <table:table-cell office:value-type="float" office:value="178.2" calcext:value-type="float">
            <text:p>178,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74482" calcext:value-type="float">
            <text:p>2874482</text:p>
          </table:table-cell>
          <table:table-cell office:value-type="float" office:value="117.8" calcext:value-type="float">
            <text:p>117,8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4134733" calcext:value-type="float">
            <text:p>413473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26141" calcext:value-type="float">
            <text:p>1426141</text:p>
          </table:table-cell>
          <table:table-cell office:value-type="float" office:value="121" calcext:value-type="float">
            <text:p>121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56183" calcext:value-type="float">
            <text:p>2556183</text:p>
          </table:table-cell>
          <table:table-cell office:value-type="float" office:value="112" calcext:value-type="float">
            <text:p>112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6237772" calcext:value-type="float">
            <text:p>623777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88907" calcext:value-type="float">
            <text:p>1588907</text:p>
          </table:table-cell>
          <table:table-cell office:value-type="float" office:value="131" calcext:value-type="float">
            <text:p>131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96275" calcext:value-type="float">
            <text:p>1896275</text:p>
          </table:table-cell>
          <table:table-cell office:value-type="float" office:value="114" calcext:value-type="float">
            <text:p>114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6476781" calcext:value-type="float">
            <text:p>647678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79164" calcext:value-type="float">
            <text:p>1379164</text:p>
          </table:table-cell>
          <table:table-cell office:value-type="float" office:value="122" calcext:value-type="float">
            <text:p>122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00721" calcext:value-type="float">
            <text:p>2800721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346717" calcext:value-type="float">
            <text:p>434671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71752" calcext:value-type="float">
            <text:p>1571752</text:p>
          </table:table-cell>
          <table:table-cell office:value-type="float" office:value="111" calcext:value-type="float">
            <text:p>111</text:p>
          </table:table-cell>
          <table:table-cell office:value-type="float" office:value="5.9" calcext:value-type="float">
            <text:p>5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39190" calcext:value-type="float">
            <text:p>2139190</text:p>
          </table:table-cell>
          <table:table-cell office:value-type="float" office:value="107" calcext:value-type="float">
            <text:p>107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472021" calcext:value-type="float">
            <text:p>347202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48128" calcext:value-type="float">
            <text:p>1548128</text:p>
          </table:table-cell>
          <table:table-cell office:value-type="float" office:value="108" calcext:value-type="float">
            <text:p>108</text:p>
          </table:table-cell>
          <table:table-cell office:value-type="float" office:value="6.1" calcext:value-type="float">
            <text:p>6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015071" calcext:value-type="float">
            <text:p>14015071</text:p>
          </table:table-cell>
          <table:table-cell office:value-type="float" office:value="103" calcext:value-type="float">
            <text:p>103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984242" calcext:value-type="float">
            <text:p>398424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88948" calcext:value-type="float">
            <text:p>1788948</text:p>
          </table:table-cell>
          <table:table-cell office:value-type="float" office:value="108" calcext:value-type="float">
            <text:p>108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2225" calcext:value-type="float">
            <text:p>1592225</text:p>
          </table:table-cell>
          <table:table-cell office:value-type="float" office:value="107" calcext:value-type="float">
            <text:p>107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8563280" calcext:value-type="float">
            <text:p>856328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77801" calcext:value-type="float">
            <text:p>1777801</text:p>
          </table:table-cell>
          <table:table-cell office:value-type="float" office:value="129.7" calcext:value-type="float">
            <text:p>129,7</text:p>
          </table:table-cell>
          <table:table-cell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01863" calcext:value-type="float">
            <text:p>2801863</text:p>
          </table:table-cell>
          <table:table-cell office:value-type="float" office:value="108" calcext:value-type="float">
            <text:p>108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14820406" calcext:value-type="float">
            <text:p>1482040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06208" calcext:value-type="float">
            <text:p>1506208</text:p>
          </table:table-cell>
          <table:table-cell office:value-type="float" office:value="115" calcext:value-type="float">
            <text:p>115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76461" calcext:value-type="float">
            <text:p>1776461</text:p>
          </table:table-cell>
          <table:table-cell office:value-type="float" office:value="132" calcext:value-type="float">
            <text:p>132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3939237" calcext:value-type="float">
            <text:p>3939237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2914" calcext:value-type="float">
            <text:p>2322914</text:p>
          </table:table-cell>
          <table:table-cell office:value-type="float" office:value="111" calcext:value-type="float">
            <text:p>111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45221" calcext:value-type="float">
            <text:p>2745221</text:p>
          </table:table-cell>
          <table:table-cell office:value-type="float" office:value="106.9" calcext:value-type="float">
            <text:p>106,9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7483007" calcext:value-type="float">
            <text:p>748300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24029" calcext:value-type="float">
            <text:p>1324029</text:p>
          </table:table-cell>
          <table:table-cell office:value-type="float" office:value="110" calcext:value-type="float">
            <text:p>110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47808" calcext:value-type="float">
            <text:p>2747808</text:p>
          </table:table-cell>
          <table:table-cell office:value-type="float" office:value="117" calcext:value-type="float">
            <text:p>117</text:p>
          </table:table-cell>
          <table:table-cell office:value-type="float" office:value="4.7" calcext:value-type="float">
            <text:p>4,7</text:p>
          </table:table-cell>
          <table:table-cell table:number-columns-repeated="2"/>
          <table:table-cell office:value-type="float" office:value="7169984" calcext:value-type="float">
            <text:p>7169984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4210" calcext:value-type="float">
            <text:p>2314210</text:p>
          </table:table-cell>
          <table:table-cell office:value-type="float" office:value="115" calcext:value-type="float">
            <text:p>115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11584" calcext:value-type="float">
            <text:p>1511584</text:p>
          </table:table-cell>
          <table:table-cell office:value-type="float" office:value="105" calcext:value-type="float">
            <text:p>105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3641870" calcext:value-type="float">
            <text:p>3641870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73263" calcext:value-type="float">
            <text:p>1373263</text:p>
          </table:table-cell>
          <table:table-cell office:value-type="float" office:value="111" calcext:value-type="float">
            <text:p>111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40340" calcext:value-type="float">
            <text:p>1540340</text:p>
          </table:table-cell>
          <table:table-cell office:value-type="float" office:value="108" calcext:value-type="float">
            <text:p>108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4490087" calcext:value-type="float">
            <text:p>449008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03921" calcext:value-type="float">
            <text:p>1303921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14618" calcext:value-type="float">
            <text:p>1614618</text:p>
          </table:table-cell>
          <table:table-cell office:value-type="float" office:value="107" calcext:value-type="float">
            <text:p>107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3876447" calcext:value-type="float">
            <text:p>387644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9536" calcext:value-type="float">
            <text:p>2349536</text:p>
          </table:table-cell>
          <table:table-cell office:value-type="float" office:value="114" calcext:value-type="float">
            <text:p>114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21860" calcext:value-type="float">
            <text:p>1721860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953726" calcext:value-type="float">
            <text:p>395372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36472" calcext:value-type="float">
            <text:p>2436472</text:p>
          </table:table-cell>
          <table:table-cell office:value-type="float" office:value="105.9" calcext:value-type="float">
            <text:p>105,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10438" calcext:value-type="float">
            <text:p>1510438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590762" calcext:value-type="float">
            <text:p>359076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14134" calcext:value-type="float">
            <text:p>1514134</text:p>
          </table:table-cell>
          <table:table-cell office:value-type="float" office:value="95" calcext:value-type="float">
            <text:p>95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16527" calcext:value-type="float">
            <text:p>1616527</text:p>
          </table:table-cell>
          <table:table-cell office:value-type="float" office:value="104" calcext:value-type="float">
            <text:p>104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4016156" calcext:value-type="float">
            <text:p>4016156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0461" calcext:value-type="float">
            <text:p>2310461</text:p>
          </table:table-cell>
          <table:table-cell office:value-type="float" office:value="104" calcext:value-type="float">
            <text:p>104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73569" calcext:value-type="float">
            <text:p>1773569</text:p>
          </table:table-cell>
          <table:table-cell office:value-type="float" office:value="104" calcext:value-type="float">
            <text:p>104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5080115" calcext:value-type="float">
            <text:p>5080115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13231" calcext:value-type="float">
            <text:p>1413231</text:p>
          </table:table-cell>
          <table:table-cell office:value-type="float" office:value="107" calcext:value-type="float">
            <text:p>107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26227" calcext:value-type="float">
            <text:p>1826227</text:p>
          </table:table-cell>
          <table:table-cell office:value-type="float" office:value="103" calcext:value-type="float">
            <text:p>103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6409589" calcext:value-type="float">
            <text:p>640958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74915" calcext:value-type="float">
            <text:p>1274915</text:p>
          </table:table-cell>
          <table:table-cell office:value-type="float" office:value="113" calcext:value-type="float">
            <text:p>113</text:p>
          </table:table-cell>
          <table:table-cell office:value-type="float" office:value="7.4" calcext:value-type="float">
            <text:p>7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50223" calcext:value-type="float">
            <text:p>3350223</text:p>
          </table:table-cell>
          <table:table-cell office:value-type="float" office:value="104" calcext:value-type="float">
            <text:p>104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7168090" calcext:value-type="float">
            <text:p>7168090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3890" calcext:value-type="float">
            <text:p>2303890</text:p>
          </table:table-cell>
          <table:table-cell office:value-type="float" office:value="108" calcext:value-type="float">
            <text:p>108</text:p>
          </table:table-cell>
          <table:table-cell office:value-type="float" office:value="7.4" calcext:value-type="float">
            <text:p>7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38624" calcext:value-type="float">
            <text:p>2838624</text:p>
          </table:table-cell>
          <table:table-cell office:value-type="float" office:value="108" calcext:value-type="float">
            <text:p>108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793543" calcext:value-type="float">
            <text:p>379354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14504" calcext:value-type="float">
            <text:p>1414504</text:p>
          </table:table-cell>
          <table:table-cell office:value-type="float" office:value="111" calcext:value-type="float">
            <text:p>111</text:p>
          </table:table-cell>
          <table:table-cell office:value-type="float" office:value="7.4" calcext:value-type="float">
            <text:p>7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33595" calcext:value-type="float">
            <text:p>2933595</text:p>
          </table:table-cell>
          <table:table-cell office:value-type="float" office:value="103" calcext:value-type="float">
            <text:p>103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5130748" calcext:value-type="float">
            <text:p>513074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67007" calcext:value-type="float">
            <text:p>1767007</text:p>
          </table:table-cell>
          <table:table-cell office:value-type="float" office:value="106" calcext:value-type="float">
            <text:p>106</text:p>
          </table:table-cell>
          <table:table-cell office:value-type="float" office:value="7.6" calcext:value-type="float">
            <text:p>7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02287" calcext:value-type="float">
            <text:p>2602287</text:p>
          </table:table-cell>
          <table:table-cell office:value-type="float" office:value="102" calcext:value-type="float">
            <text:p>102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375783" calcext:value-type="float">
            <text:p>737578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75365" calcext:value-type="float">
            <text:p>1575365</text:p>
          </table:table-cell>
          <table:table-cell office:value-type="float" office:value="103" calcext:value-type="float">
            <text:p>103</text:p>
          </table:table-cell>
          <table:table-cell office:value-type="float" office:value="7.6" calcext:value-type="float">
            <text:p>7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06613" calcext:value-type="float">
            <text:p>2106613</text:p>
          </table:table-cell>
          <table:table-cell office:value-type="float" office:value="105" calcext:value-type="float">
            <text:p>105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7440846" calcext:value-type="float">
            <text:p>7440846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74779" calcext:value-type="float">
            <text:p>2474779</text:p>
          </table:table-cell>
          <table:table-cell office:value-type="float" office:value="103" calcext:value-type="float">
            <text:p>103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29849" calcext:value-type="float">
            <text:p>1929849</text:p>
          </table:table-cell>
          <table:table-cell office:value-type="float" office:value="110" calcext:value-type="float">
            <text:p>110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3615682" calcext:value-type="float">
            <text:p>361568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58847" calcext:value-type="float">
            <text:p>1558847</text:p>
          </table:table-cell>
          <table:table-cell office:value-type="float" office:value="115.8" calcext:value-type="float">
            <text:p>115,8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00155" calcext:value-type="float">
            <text:p>3200155</text:p>
          </table:table-cell>
          <table:table-cell office:value-type="float" office:value="103" calcext:value-type="float">
            <text:p>103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6947593" calcext:value-type="float">
            <text:p>6947593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42693" calcext:value-type="float">
            <text:p>1442693</text:p>
          </table:table-cell>
          <table:table-cell office:value-type="float" office:value="107" calcext:value-type="float">
            <text:p>107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76066" calcext:value-type="float">
            <text:p>3176066</text:p>
          </table:table-cell>
          <table:table-cell office:value-type="float" office:value="103" calcext:value-type="float">
            <text:p>10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4838554" calcext:value-type="float">
            <text:p>4838554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81084" calcext:value-type="float">
            <text:p>1381084</text:p>
          </table:table-cell>
          <table:table-cell office:value-type="float" office:value="105" calcext:value-type="float">
            <text:p>105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09899" calcext:value-type="float">
            <text:p>2909899</text:p>
          </table:table-cell>
          <table:table-cell office:value-type="float" office:value="118" calcext:value-type="float">
            <text:p>118</text:p>
          </table:table-cell>
          <table:table-cell office:value-type="float" office:value="5.7" calcext:value-type="float">
            <text:p>5,7</text:p>
          </table:table-cell>
          <table:table-cell table:number-columns-repeated="2"/>
          <table:table-cell office:value-type="float" office:value="6814872" calcext:value-type="float">
            <text:p>681487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10243" calcext:value-type="float">
            <text:p>1410243</text:p>
          </table:table-cell>
          <table:table-cell office:value-type="float" office:value="105" calcext:value-type="float">
            <text:p>105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63338" calcext:value-type="float">
            <text:p>2863338</text:p>
          </table:table-cell>
          <table:table-cell office:value-type="float" office:value="103" calcext:value-type="float">
            <text:p>103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937923" calcext:value-type="float">
            <text:p>3937923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60847" calcext:value-type="float">
            <text:p>4460847</text:p>
          </table:table-cell>
          <table:table-cell office:value-type="float" office:value="112" calcext:value-type="float">
            <text:p>112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91492" calcext:value-type="float">
            <text:p>2191492</text:p>
          </table:table-cell>
          <table:table-cell office:value-type="float" office:value="104" calcext:value-type="float">
            <text:p>104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6776332" calcext:value-type="float">
            <text:p>677633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60921" calcext:value-type="float">
            <text:p>1660921</text:p>
          </table:table-cell>
          <table:table-cell office:value-type="float" office:value="99" calcext:value-type="float">
            <text:p>99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20800" calcext:value-type="float">
            <text:p>1920800</text:p>
          </table:table-cell>
          <table:table-cell office:value-type="float" office:value="103" calcext:value-type="float">
            <text:p>103</text:p>
          </table:table-cell>
          <table:table-cell office:value-type="float" office:value="5.9" calcext:value-type="float">
            <text:p>5,9</text:p>
          </table:table-cell>
          <table:table-cell table:number-columns-repeated="2"/>
          <table:table-cell office:value-type="float" office:value="3785723" calcext:value-type="float">
            <text:p>378572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38237" calcext:value-type="float">
            <text:p>1338237</text:p>
          </table:table-cell>
          <table:table-cell office:value-type="float" office:value="102" calcext:value-type="float">
            <text:p>102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20487" calcext:value-type="float">
            <text:p>1920487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739962" calcext:value-type="float">
            <text:p>373996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48216" calcext:value-type="float">
            <text:p>1348216</text:p>
          </table:table-cell>
          <table:table-cell office:value-type="float" office:value="108" calcext:value-type="float">
            <text:p>108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26909" calcext:value-type="float">
            <text:p>2826909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89878" calcext:value-type="float">
            <text:p>348987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7627" calcext:value-type="float">
            <text:p>2307627</text:p>
          </table:table-cell>
          <table:table-cell office:value-type="float" office:value="103" calcext:value-type="float">
            <text:p>103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7732" calcext:value-type="float">
            <text:p>2267732</text:p>
          </table:table-cell>
          <table:table-cell office:value-type="float" office:value="101" calcext:value-type="float">
            <text:p>101</text:p>
          </table:table-cell>
          <table:table-cell office:value-type="float" office:value="6.1" calcext:value-type="float">
            <text:p>6,1</text:p>
          </table:table-cell>
          <table:table-cell table:number-columns-repeated="2"/>
          <table:table-cell office:value-type="float" office:value="6806144" calcext:value-type="float">
            <text:p>680614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51931" calcext:value-type="float">
            <text:p>1351931</text:p>
          </table:table-cell>
          <table:table-cell office:value-type="float" office:value="104" calcext:value-type="float">
            <text:p>104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26743" calcext:value-type="float">
            <text:p>2326743</text:p>
          </table:table-cell>
          <table:table-cell office:value-type="float" office:value="104" calcext:value-type="float">
            <text:p>104</text:p>
          </table:table-cell>
          <table:table-cell office:value-type="float" office:value="6.1" calcext:value-type="float">
            <text:p>6,1</text:p>
          </table:table-cell>
          <table:table-cell table:number-columns-repeated="2"/>
          <table:table-cell office:value-type="float" office:value="4860199" calcext:value-type="float">
            <text:p>486019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53917" calcext:value-type="float">
            <text:p>1553917</text:p>
          </table:table-cell>
          <table:table-cell office:value-type="float" office:value="107" calcext:value-type="float">
            <text:p>107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60958" calcext:value-type="float">
            <text:p>2560958</text:p>
          </table:table-cell>
          <table:table-cell office:value-type="float" office:value="101" calcext:value-type="float">
            <text:p>101</text:p>
          </table:table-cell>
          <table:table-cell office:value-type="float" office:value="6.2" calcext:value-type="float">
            <text:p>6,2</text:p>
          </table:table-cell>
          <table:table-cell table:number-columns-repeated="2"/>
          <table:table-cell office:value-type="float" office:value="3733792" calcext:value-type="float">
            <text:p>373379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43968" calcext:value-type="float">
            <text:p>2743968</text:p>
          </table:table-cell>
          <table:table-cell office:value-type="float" office:value="116" calcext:value-type="float">
            <text:p>116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40461" calcext:value-type="float">
            <text:p>2840461</text:p>
          </table:table-cell>
          <table:table-cell office:value-type="float" office:value="104" calcext:value-type="float">
            <text:p>104</text:p>
          </table:table-cell>
          <table:table-cell office:value-type="float" office:value="6.2" calcext:value-type="float">
            <text:p>6,2</text:p>
          </table:table-cell>
          <table:table-cell table:number-columns-repeated="2"/>
          <table:table-cell office:value-type="float" office:value="7447747" calcext:value-type="float">
            <text:p>744774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40838" calcext:value-type="float">
            <text:p>2440838</text:p>
          </table:table-cell>
          <table:table-cell office:value-type="float" office:value="105" calcext:value-type="float">
            <text:p>105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06439" calcext:value-type="float">
            <text:p>2706439</text:p>
          </table:table-cell>
          <table:table-cell office:value-type="float" office:value="104" calcext:value-type="float">
            <text:p>104</text:p>
          </table:table-cell>
          <table:table-cell office:value-type="float" office:value="6.2" calcext:value-type="float">
            <text:p>6,2</text:p>
          </table:table-cell>
          <table:table-cell table:number-columns-repeated="2"/>
          <table:table-cell office:value-type="float" office:value="3534228" calcext:value-type="float">
            <text:p>353422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10993" calcext:value-type="float">
            <text:p>2610993</text:p>
          </table:table-cell>
          <table:table-cell office:value-type="float" office:value="109" calcext:value-type="float">
            <text:p>109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85587" calcext:value-type="float">
            <text:p>2685587</text:p>
          </table:table-cell>
          <table:table-cell office:value-type="float" office:value="103" calcext:value-type="float">
            <text:p>103</text:p>
          </table:table-cell>
          <table:table-cell office:value-type="float" office:value="6.3" calcext:value-type="float">
            <text:p>6,3</text:p>
          </table:table-cell>
          <table:table-cell table:number-columns-repeated="2"/>
          <table:table-cell office:value-type="float" office:value="10522858" calcext:value-type="float">
            <text:p>1052285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8745" calcext:value-type="float">
            <text:p>2298745</text:p>
          </table:table-cell>
          <table:table-cell office:value-type="float" office:value="101" calcext:value-type="float">
            <text:p>101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27844" calcext:value-type="float">
            <text:p>2827844</text:p>
          </table:table-cell>
          <table:table-cell office:value-type="float" office:value="105" calcext:value-type="float">
            <text:p>105</text:p>
          </table:table-cell>
          <table:table-cell office:value-type="float" office:value="6.3" calcext:value-type="float">
            <text:p>6,3</text:p>
          </table:table-cell>
          <table:table-cell table:number-columns-repeated="2"/>
          <table:table-cell office:value-type="float" office:value="3599622" calcext:value-type="float">
            <text:p>359962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483653" calcext:value-type="float">
            <text:p>3483653</text:p>
          </table:table-cell>
          <table:table-cell office:value-type="float" office:value="103" calcext:value-type="float">
            <text:p>103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33278" calcext:value-type="float">
            <text:p>2333278</text:p>
          </table:table-cell>
          <table:table-cell office:value-type="float" office:value="102" calcext:value-type="float">
            <text:p>102</text:p>
          </table:table-cell>
          <table:table-cell office:value-type="float" office:value="6.4" calcext:value-type="float">
            <text:p>6,4</text:p>
          </table:table-cell>
          <table:table-cell table:number-columns-repeated="2"/>
          <table:table-cell office:value-type="float" office:value="5586995" calcext:value-type="float">
            <text:p>558699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6156" calcext:value-type="float">
            <text:p>2316156</text:p>
          </table:table-cell>
          <table:table-cell office:value-type="float" office:value="105" calcext:value-type="float">
            <text:p>105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02616" calcext:value-type="float">
            <text:p>1602616</text:p>
          </table:table-cell>
          <table:table-cell office:value-type="float" office:value="109" calcext:value-type="float">
            <text:p>109</text:p>
          </table:table-cell>
          <table:table-cell office:value-type="float" office:value="6.4" calcext:value-type="float">
            <text:p>6,4</text:p>
          </table:table-cell>
          <table:table-cell table:number-columns-repeated="2"/>
          <table:table-cell office:value-type="float" office:value="4675606" calcext:value-type="float">
            <text:p>467560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8874" calcext:value-type="float">
            <text:p>2348874</text:p>
          </table:table-cell>
          <table:table-cell office:value-type="float" office:value="104" calcext:value-type="float">
            <text:p>104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11075" calcext:value-type="float">
            <text:p>2211075</text:p>
          </table:table-cell>
          <table:table-cell office:value-type="float" office:value="110" calcext:value-type="float">
            <text:p>110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3711228" calcext:value-type="float">
            <text:p>3711228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5551" calcext:value-type="float">
            <text:p>2345551</text:p>
          </table:table-cell>
          <table:table-cell office:value-type="float" office:value="103" calcext:value-type="float">
            <text:p>103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35499" calcext:value-type="float">
            <text:p>2335499</text:p>
          </table:table-cell>
          <table:table-cell office:value-type="float" office:value="105" calcext:value-type="float">
            <text:p>105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5725716" calcext:value-type="float">
            <text:p>5725716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61850" calcext:value-type="float">
            <text:p>1661850</text:p>
          </table:table-cell>
          <table:table-cell office:value-type="float" office:value="105.9" calcext:value-type="float">
            <text:p>105,9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00118" calcext:value-type="float">
            <text:p>2900118</text:p>
          </table:table-cell>
          <table:table-cell office:value-type="float" office:value="104" calcext:value-type="float">
            <text:p>104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3812994" calcext:value-type="float">
            <text:p>3812994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32398" calcext:value-type="float">
            <text:p>1432398</text:p>
          </table:table-cell>
          <table:table-cell office:value-type="float" office:value="104" calcext:value-type="float">
            <text:p>104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82585" calcext:value-type="float">
            <text:p>1682585</text:p>
          </table:table-cell>
          <table:table-cell office:value-type="float" office:value="103" calcext:value-type="float">
            <text:p>103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5786603" calcext:value-type="float">
            <text:p>578660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3560" calcext:value-type="float">
            <text:p>2363560</text:p>
          </table:table-cell>
          <table:table-cell office:value-type="float" office:value="102" calcext:value-type="float">
            <text:p>102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56358" calcext:value-type="float">
            <text:p>2356358</text:p>
          </table:table-cell>
          <table:table-cell office:value-type="float" office:value="103" calcext:value-type="float">
            <text:p>103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3711811" calcext:value-type="float">
            <text:p>371181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17561" calcext:value-type="float">
            <text:p>1417561</text:p>
          </table:table-cell>
          <table:table-cell office:value-type="float" office:value="104" calcext:value-type="float">
            <text:p>104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73615" calcext:value-type="float">
            <text:p>1673615</text:p>
          </table:table-cell>
          <table:table-cell office:value-type="float" office:value="103" calcext:value-type="float">
            <text:p>103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7169563" calcext:value-type="float">
            <text:p>716956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08481" calcext:value-type="float">
            <text:p>2908481</text:p>
          </table:table-cell>
          <table:table-cell office:value-type="float" office:value="102" calcext:value-type="float">
            <text:p>102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38539" calcext:value-type="float">
            <text:p>1638539</text:p>
          </table:table-cell>
          <table:table-cell office:value-type="float" office:value="103" calcext:value-type="float">
            <text:p>103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3609183" calcext:value-type="float">
            <text:p>3609183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69826" calcext:value-type="float">
            <text:p>1769826</text:p>
          </table:table-cell>
          <table:table-cell office:value-type="float" office:value="97" calcext:value-type="float">
            <text:p>97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18496" calcext:value-type="float">
            <text:p>1618496</text:p>
          </table:table-cell>
          <table:table-cell office:value-type="float" office:value="104" calcext:value-type="float">
            <text:p>104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3611243" calcext:value-type="float">
            <text:p>361124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14241" calcext:value-type="float">
            <text:p>2414241</text:p>
          </table:table-cell>
          <table:table-cell office:value-type="float" office:value="102" calcext:value-type="float">
            <text:p>102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77530" calcext:value-type="float">
            <text:p>1777530</text:p>
          </table:table-cell>
          <table:table-cell office:value-type="float" office:value="105" calcext:value-type="float">
            <text:p>105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6861159" calcext:value-type="float">
            <text:p>686115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73167" calcext:value-type="float">
            <text:p>1773167</text:p>
          </table:table-cell>
          <table:table-cell office:value-type="float" office:value="101" calcext:value-type="float">
            <text:p>101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62257" calcext:value-type="float">
            <text:p>1562257</text:p>
          </table:table-cell>
          <table:table-cell office:value-type="float" office:value="102" calcext:value-type="float">
            <text:p>102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5907201" calcext:value-type="float">
            <text:p>5907201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2819" calcext:value-type="float">
            <text:p>2282819</text:p>
          </table:table-cell>
          <table:table-cell office:value-type="float" office:value="102" calcext:value-type="float">
            <text:p>102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31897" calcext:value-type="float">
            <text:p>1531897</text:p>
          </table:table-cell>
          <table:table-cell office:value-type="float" office:value="109" calcext:value-type="float">
            <text:p>109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3616470" calcext:value-type="float">
            <text:p>361647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99437" calcext:value-type="float">
            <text:p>1399437</text:p>
          </table:table-cell>
          <table:table-cell office:value-type="float" office:value="100" calcext:value-type="float">
            <text:p>100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89938" calcext:value-type="float">
            <text:p>1589938</text:p>
          </table:table-cell>
          <table:table-cell office:value-type="float" office:value="103" calcext:value-type="float">
            <text:p>103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3550815" calcext:value-type="float">
            <text:p>355081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26213" calcext:value-type="float">
            <text:p>1426213</text:p>
          </table:table-cell>
          <table:table-cell office:value-type="float" office:value="104" calcext:value-type="float">
            <text:p>104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48675" calcext:value-type="float">
            <text:p>2748675</text:p>
          </table:table-cell>
          <table:table-cell office:value-type="float" office:value="105" calcext:value-type="float">
            <text:p>105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3592622" calcext:value-type="float">
            <text:p>3592622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16032" calcext:value-type="float">
            <text:p>1416032</text:p>
          </table:table-cell>
          <table:table-cell office:value-type="float" office:value="104" calcext:value-type="float">
            <text:p>104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13812" calcext:value-type="float">
            <text:p>1613812</text:p>
          </table:table-cell>
          <table:table-cell office:value-type="float" office:value="103" calcext:value-type="float">
            <text:p>103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3623749" calcext:value-type="float">
            <text:p>362374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48480" calcext:value-type="float">
            <text:p>1348480</text:p>
          </table:table-cell>
          <table:table-cell office:value-type="float" office:value="104" calcext:value-type="float">
            <text:p>104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44181" calcext:value-type="float">
            <text:p>3144181</text:p>
          </table:table-cell>
          <table:table-cell office:value-type="float" office:value="103" calcext:value-type="float">
            <text:p>103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3615063" calcext:value-type="float">
            <text:p>361506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4883" calcext:value-type="float">
            <text:p>2364883</text:p>
          </table:table-cell>
          <table:table-cell office:value-type="float" office:value="100" calcext:value-type="float">
            <text:p>100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82860" calcext:value-type="float">
            <text:p>3282860</text:p>
          </table:table-cell>
          <table:table-cell office:value-type="float" office:value="102" calcext:value-type="float">
            <text:p>102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3750782" calcext:value-type="float">
            <text:p>375078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93102" calcext:value-type="float">
            <text:p>1393102</text:p>
          </table:table-cell>
          <table:table-cell office:value-type="float" office:value="104" calcext:value-type="float">
            <text:p>104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58114" calcext:value-type="float">
            <text:p>2158114</text:p>
          </table:table-cell>
          <table:table-cell office:value-type="float" office:value="103" calcext:value-type="float">
            <text:p>103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3804449" calcext:value-type="float">
            <text:p>380444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88987" calcext:value-type="float">
            <text:p>1388987</text:p>
          </table:table-cell>
          <table:table-cell office:value-type="float" office:value="102" calcext:value-type="float">
            <text:p>102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33694" calcext:value-type="float">
            <text:p>2733694</text:p>
          </table:table-cell>
          <table:table-cell office:value-type="float" office:value="103" calcext:value-type="float">
            <text:p>103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5386519" calcext:value-type="float">
            <text:p>5386519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7250" calcext:value-type="float">
            <text:p>2337250</text:p>
          </table:table-cell>
          <table:table-cell office:value-type="float" office:value="100" calcext:value-type="float">
            <text:p>100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55643" calcext:value-type="float">
            <text:p>2655643</text:p>
          </table:table-cell>
          <table:table-cell office:value-type="float" office:value="103" calcext:value-type="float">
            <text:p>103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3903291" calcext:value-type="float">
            <text:p>390329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85292" calcext:value-type="float">
            <text:p>2085292</text:p>
          </table:table-cell>
          <table:table-cell office:value-type="float" office:value="102" calcext:value-type="float">
            <text:p>102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14500" calcext:value-type="float">
            <text:p>2714500</text:p>
          </table:table-cell>
          <table:table-cell office:value-type="float" office:value="102" calcext:value-type="float">
            <text:p>102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6992410" calcext:value-type="float">
            <text:p>699241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47548" calcext:value-type="float">
            <text:p>1847548</text:p>
          </table:table-cell>
          <table:table-cell office:value-type="float" office:value="102" calcext:value-type="float">
            <text:p>102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40961" calcext:value-type="float">
            <text:p>2740961</text:p>
          </table:table-cell>
          <table:table-cell office:value-type="float" office:value="106" calcext:value-type="float">
            <text:p>106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5588878" calcext:value-type="float">
            <text:p>558887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98276" calcext:value-type="float">
            <text:p>1398276</text:p>
          </table:table-cell>
          <table:table-cell office:value-type="float" office:value="102" calcext:value-type="float">
            <text:p>102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58281" calcext:value-type="float">
            <text:p>2758281</text:p>
          </table:table-cell>
          <table:table-cell office:value-type="float" office:value="101" calcext:value-type="float">
            <text:p>101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3645275" calcext:value-type="float">
            <text:p>364527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85817" calcext:value-type="float">
            <text:p>2485817</text:p>
          </table:table-cell>
          <table:table-cell office:value-type="float" office:value="102" calcext:value-type="float">
            <text:p>102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78971" calcext:value-type="float">
            <text:p>1678971</text:p>
          </table:table-cell>
          <table:table-cell office:value-type="float" office:value="103" calcext:value-type="float">
            <text:p>103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3619223" calcext:value-type="float">
            <text:p>361922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66140" calcext:value-type="float">
            <text:p>1466140</text:p>
          </table:table-cell>
          <table:table-cell office:value-type="float" office:value="99" calcext:value-type="float">
            <text:p>99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82404" calcext:value-type="float">
            <text:p>1582404</text:p>
          </table:table-cell>
          <table:table-cell office:value-type="float" office:value="103" calcext:value-type="float">
            <text:p>103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7249849" calcext:value-type="float">
            <text:p>724984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44777" calcext:value-type="float">
            <text:p>1444777</text:p>
          </table:table-cell>
          <table:table-cell office:value-type="float" office:value="102" calcext:value-type="float">
            <text:p>102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08046" calcext:value-type="float">
            <text:p>1608046</text:p>
          </table:table-cell>
          <table:table-cell office:value-type="float" office:value="102" calcext:value-type="float">
            <text:p>102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3655685" calcext:value-type="float">
            <text:p>365568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3419" calcext:value-type="float">
            <text:p>2503419</text:p>
          </table:table-cell>
          <table:table-cell office:value-type="float" office:value="102" calcext:value-type="float">
            <text:p>102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28699" calcext:value-type="float">
            <text:p>2728699</text:p>
          </table:table-cell>
          <table:table-cell office:value-type="float" office:value="104" calcext:value-type="float">
            <text:p>104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16070473" calcext:value-type="float">
            <text:p>1607047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20615" calcext:value-type="float">
            <text:p>1420615</text:p>
          </table:table-cell>
          <table:table-cell office:value-type="float" office:value="105" calcext:value-type="float">
            <text:p>105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38681" calcext:value-type="float">
            <text:p>2638681</text:p>
          </table:table-cell>
          <table:table-cell office:value-type="float" office:value="102" calcext:value-type="float">
            <text:p>102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3528509" calcext:value-type="float">
            <text:p>352850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54097" calcext:value-type="float">
            <text:p>1854097</text:p>
          </table:table-cell>
          <table:table-cell office:value-type="float" office:value="102" calcext:value-type="float">
            <text:p>102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41238" calcext:value-type="float">
            <text:p>1541238</text:p>
          </table:table-cell>
          <table:table-cell office:value-type="float" office:value="101" calcext:value-type="float">
            <text:p>101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4302703" calcext:value-type="float">
            <text:p>430270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45148" calcext:value-type="float">
            <text:p>2545148</text:p>
          </table:table-cell>
          <table:table-cell office:value-type="float" office:value="101" calcext:value-type="float">
            <text:p>101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30658" calcext:value-type="float">
            <text:p>1830658</text:p>
          </table:table-cell>
          <table:table-cell office:value-type="float" office:value="103" calcext:value-type="float">
            <text:p>103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3802059" calcext:value-type="float">
            <text:p>380205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31890" calcext:value-type="float">
            <text:p>2631890</text:p>
          </table:table-cell>
          <table:table-cell office:value-type="float" office:value="104" calcext:value-type="float">
            <text:p>104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35864" calcext:value-type="float">
            <text:p>2735864</text:p>
          </table:table-cell>
          <table:table-cell office:value-type="float" office:value="102" calcext:value-type="float">
            <text:p>102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6980481" calcext:value-type="float">
            <text:p>698048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10959" calcext:value-type="float">
            <text:p>2710959</text:p>
          </table:table-cell>
          <table:table-cell office:value-type="float" office:value="105" calcext:value-type="float">
            <text:p>105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73364" calcext:value-type="float">
            <text:p>2673364</text:p>
          </table:table-cell>
          <table:table-cell office:value-type="float" office:value="102" calcext:value-type="float">
            <text:p>102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3741266" calcext:value-type="float">
            <text:p>374126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92551" calcext:value-type="float">
            <text:p>2192551</text:p>
          </table:table-cell>
          <table:table-cell office:value-type="float" office:value="106" calcext:value-type="float">
            <text:p>106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61776" calcext:value-type="float">
            <text:p>1661776</text:p>
          </table:table-cell>
          <table:table-cell office:value-type="float" office:value="102" calcext:value-type="float">
            <text:p>102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3824372" calcext:value-type="float">
            <text:p>382437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0198" calcext:value-type="float">
            <text:p>2320198</text:p>
          </table:table-cell>
          <table:table-cell office:value-type="float" office:value="102" calcext:value-type="float">
            <text:p>102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86845" calcext:value-type="float">
            <text:p>6486845</text:p>
          </table:table-cell>
          <table:table-cell office:value-type="float" office:value="102" calcext:value-type="float">
            <text:p>102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4466119" calcext:value-type="float">
            <text:p>446611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10996" calcext:value-type="float">
            <text:p>1510996</text:p>
          </table:table-cell>
          <table:table-cell office:value-type="float" office:value="103" calcext:value-type="float">
            <text:p>103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99645" calcext:value-type="float">
            <text:p>1699645</text:p>
          </table:table-cell>
          <table:table-cell office:value-type="float" office:value="101" calcext:value-type="float">
            <text:p>101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3617303" calcext:value-type="float">
            <text:p>3617303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86197" calcext:value-type="float">
            <text:p>2086197</text:p>
          </table:table-cell>
          <table:table-cell office:value-type="float" office:value="102" calcext:value-type="float">
            <text:p>102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53919" calcext:value-type="float">
            <text:p>1853919</text:p>
          </table:table-cell>
          <table:table-cell office:value-type="float" office:value="101" calcext:value-type="float">
            <text:p>101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4504417" calcext:value-type="float">
            <text:p>450441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59830" calcext:value-type="float">
            <text:p>1359830</text:p>
          </table:table-cell>
          <table:table-cell office:value-type="float" office:value="103" calcext:value-type="float">
            <text:p>103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91466" calcext:value-type="float">
            <text:p>2991466</text:p>
          </table:table-cell>
          <table:table-cell office:value-type="float" office:value="102" calcext:value-type="float">
            <text:p>102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3786003" calcext:value-type="float">
            <text:p>378600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79239" calcext:value-type="float">
            <text:p>1379239</text:p>
          </table:table-cell>
          <table:table-cell office:value-type="float" office:value="105" calcext:value-type="float">
            <text:p>105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2069" calcext:value-type="float">
            <text:p>2012069</text:p>
          </table:table-cell>
          <table:table-cell office:value-type="float" office:value="99" calcext:value-type="float">
            <text:p>99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4532332" calcext:value-type="float">
            <text:p>453233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43851" calcext:value-type="float">
            <text:p>1443851</text:p>
          </table:table-cell>
          <table:table-cell office:value-type="float" office:value="104" calcext:value-type="float">
            <text:p>104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38937" calcext:value-type="float">
            <text:p>1638937</text:p>
          </table:table-cell>
          <table:table-cell office:value-type="float" office:value="100" calcext:value-type="float">
            <text:p>100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3691627" calcext:value-type="float">
            <text:p>369162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12637" calcext:value-type="float">
            <text:p>1312637</text:p>
          </table:table-cell>
          <table:table-cell office:value-type="float" office:value="104" calcext:value-type="float">
            <text:p>104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1799" calcext:value-type="float">
            <text:p>1591799</text:p>
          </table:table-cell>
          <table:table-cell office:value-type="float" office:value="103" calcext:value-type="float">
            <text:p>103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3667965" calcext:value-type="float">
            <text:p>366796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74914" calcext:value-type="float">
            <text:p>1374914</text:p>
          </table:table-cell>
          <table:table-cell office:value-type="float" office:value="104" calcext:value-type="float">
            <text:p>104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62886" calcext:value-type="float">
            <text:p>1662886</text:p>
          </table:table-cell>
          <table:table-cell office:value-type="float" office:value="100" calcext:value-type="float">
            <text:p>100</text:p>
          </table:table-cell>
          <table:table-cell office:value-type="float" office:value="6.4" calcext:value-type="float">
            <text:p>6,4</text:p>
          </table:table-cell>
          <table:table-cell table:number-columns-repeated="2"/>
          <table:table-cell office:value-type="float" office:value="5436833" calcext:value-type="float">
            <text:p>543683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5411" calcext:value-type="float">
            <text:p>2365411</text:p>
          </table:table-cell>
          <table:table-cell office:value-type="float" office:value="105" calcext:value-type="float">
            <text:p>105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84947" calcext:value-type="float">
            <text:p>1684947</text:p>
          </table:table-cell>
          <table:table-cell office:value-type="float" office:value="104" calcext:value-type="float">
            <text:p>104</text:p>
          </table:table-cell>
          <table:table-cell office:value-type="float" office:value="6.4" calcext:value-type="float">
            <text:p>6,4</text:p>
          </table:table-cell>
          <table:table-cell table:number-columns-repeated="2"/>
          <table:table-cell office:value-type="float" office:value="3672898" calcext:value-type="float">
            <text:p>367289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31376" calcext:value-type="float">
            <text:p>1631376</text:p>
          </table:table-cell>
          <table:table-cell office:value-type="float" office:value="100" calcext:value-type="float">
            <text:p>100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36929" calcext:value-type="float">
            <text:p>1636929</text:p>
          </table:table-cell>
          <table:table-cell office:value-type="float" office:value="104" calcext:value-type="float">
            <text:p>104</text:p>
          </table:table-cell>
          <table:table-cell office:value-type="float" office:value="6.4" calcext:value-type="float">
            <text:p>6,4</text:p>
          </table:table-cell>
          <table:table-cell table:number-columns-repeated="2"/>
          <table:table-cell office:value-type="float" office:value="3779066" calcext:value-type="float">
            <text:p>377906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8163" calcext:value-type="float">
            <text:p>2318163</text:p>
          </table:table-cell>
          <table:table-cell office:value-type="float" office:value="99" calcext:value-type="float">
            <text:p>99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02172" calcext:value-type="float">
            <text:p>2802172</text:p>
          </table:table-cell>
          <table:table-cell office:value-type="float" office:value="99" calcext:value-type="float">
            <text:p>99</text:p>
          </table:table-cell>
          <table:table-cell office:value-type="float" office:value="6.4" calcext:value-type="float">
            <text:p>6,4</text:p>
          </table:table-cell>
          <table:table-cell table:number-columns-repeated="2"/>
          <table:table-cell office:value-type="float" office:value="3711782" calcext:value-type="float">
            <text:p>371178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61722" calcext:value-type="float">
            <text:p>2061722</text:p>
          </table:table-cell>
          <table:table-cell office:value-type="float" office:value="101" calcext:value-type="float">
            <text:p>101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51812" calcext:value-type="float">
            <text:p>2751812</text:p>
          </table:table-cell>
          <table:table-cell office:value-type="float" office:value="101" calcext:value-type="float">
            <text:p>101</text:p>
          </table:table-cell>
          <table:table-cell office:value-type="float" office:value="6.4" calcext:value-type="float">
            <text:p>6,4</text:p>
          </table:table-cell>
          <table:table-cell table:number-columns-repeated="2"/>
          <table:table-cell office:value-type="float" office:value="6863744" calcext:value-type="float">
            <text:p>686374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2310" calcext:value-type="float">
            <text:p>2322310</text:p>
          </table:table-cell>
          <table:table-cell office:value-type="float" office:value="103" calcext:value-type="float">
            <text:p>103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05057" calcext:value-type="float">
            <text:p>3505057</text:p>
          </table:table-cell>
          <table:table-cell office:value-type="float" office:value="99" calcext:value-type="float">
            <text:p>99</text:p>
          </table:table-cell>
          <table:table-cell office:value-type="float" office:value="6.4" calcext:value-type="float">
            <text:p>6,4</text:p>
          </table:table-cell>
          <table:table-cell table:number-columns-repeated="2"/>
          <table:table-cell office:value-type="float" office:value="5381908" calcext:value-type="float">
            <text:p>538190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1086" calcext:value-type="float">
            <text:p>2291086</text:p>
          </table:table-cell>
          <table:table-cell office:value-type="float" office:value="103" calcext:value-type="float">
            <text:p>103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22357" calcext:value-type="float">
            <text:p>3422357</text:p>
          </table:table-cell>
          <table:table-cell office:value-type="float" office:value="98" calcext:value-type="float">
            <text:p>98</text:p>
          </table:table-cell>
          <table:table-cell office:value-type="float" office:value="6.4" calcext:value-type="float">
            <text:p>6,4</text:p>
          </table:table-cell>
          <table:table-cell table:number-columns-repeated="2"/>
          <table:table-cell office:value-type="float" office:value="7351671" calcext:value-type="float">
            <text:p>735167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52680" calcext:value-type="float">
            <text:p>1552680</text:p>
          </table:table-cell>
          <table:table-cell office:value-type="float" office:value="96" calcext:value-type="float">
            <text:p>96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09588" calcext:value-type="float">
            <text:p>3709588</text:p>
          </table:table-cell>
          <table:table-cell office:value-type="float" office:value="96" calcext:value-type="float">
            <text:p>96</text:p>
          </table:table-cell>
          <table:table-cell office:value-type="float" office:value="6.4" calcext:value-type="float">
            <text:p>6,4</text:p>
          </table:table-cell>
          <table:table-cell table:number-columns-repeated="2"/>
          <table:table-cell office:value-type="float" office:value="3762090" calcext:value-type="float">
            <text:p>376209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59121" calcext:value-type="float">
            <text:p>1459121</text:p>
          </table:table-cell>
          <table:table-cell office:value-type="float" office:value="102" calcext:value-type="float">
            <text:p>102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92430" calcext:value-type="float">
            <text:p>3092430</text:p>
          </table:table-cell>
          <table:table-cell office:value-type="float" office:value="93" calcext:value-type="float">
            <text:p>93</text:p>
          </table:table-cell>
          <table:table-cell office:value-type="float" office:value="6.4" calcext:value-type="float">
            <text:p>6,4</text:p>
          </table:table-cell>
          <table:table-cell table:number-columns-repeated="2"/>
          <table:table-cell office:value-type="float" office:value="3949525" calcext:value-type="float">
            <text:p>394952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4240" calcext:value-type="float">
            <text:p>2294240</text:p>
          </table:table-cell>
          <table:table-cell office:value-type="float" office:value="99" calcext:value-type="float">
            <text:p>99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84722" calcext:value-type="float">
            <text:p>1684722</text:p>
          </table:table-cell>
          <table:table-cell office:value-type="float" office:value="92" calcext:value-type="float">
            <text:p>92</text:p>
          </table:table-cell>
          <table:table-cell office:value-type="float" office:value="6.4" calcext:value-type="float">
            <text:p>6,4</text:p>
          </table:table-cell>
          <table:table-cell table:number-columns-repeated="2"/>
          <table:table-cell office:value-type="float" office:value="4243565" calcext:value-type="float">
            <text:p>424356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566685" calcext:value-type="float">
            <text:p>5566685</text:p>
          </table:table-cell>
          <table:table-cell office:value-type="float" office:value="101" calcext:value-type="float">
            <text:p>101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41958" calcext:value-type="float">
            <text:p>1641958</text:p>
          </table:table-cell>
          <table:table-cell office:value-type="float" office:value="100" calcext:value-type="float">
            <text:p>100</text:p>
          </table:table-cell>
          <table:table-cell office:value-type="float" office:value="6.4" calcext:value-type="float">
            <text:p>6,4</text:p>
          </table:table-cell>
          <table:table-cell table:number-columns-repeated="2"/>
          <table:table-cell office:value-type="float" office:value="6924330" calcext:value-type="float">
            <text:p>692433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78985" calcext:value-type="float">
            <text:p>3878985</text:p>
          </table:table-cell>
          <table:table-cell office:value-type="float" office:value="98" calcext:value-type="float">
            <text:p>98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32837" calcext:value-type="float">
            <text:p>3132837</text:p>
          </table:table-cell>
          <table:table-cell office:value-type="float" office:value="102" calcext:value-type="float">
            <text:p>102</text:p>
          </table:table-cell>
          <table:table-cell office:value-type="float" office:value="6.4" calcext:value-type="float">
            <text:p>6,4</text:p>
          </table:table-cell>
          <table:table-cell table:number-columns-repeated="2"/>
          <table:table-cell office:value-type="float" office:value="3597915" calcext:value-type="float">
            <text:p>3597915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1607" calcext:value-type="float">
            <text:p>2281607</text:p>
          </table:table-cell>
          <table:table-cell office:value-type="float" office:value="101" calcext:value-type="float">
            <text:p>101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50244" calcext:value-type="float">
            <text:p>3250244</text:p>
          </table:table-cell>
          <table:table-cell office:value-type="float" office:value="100" calcext:value-type="float">
            <text:p>100</text:p>
          </table:table-cell>
          <table:table-cell office:value-type="float" office:value="6.4" calcext:value-type="float">
            <text:p>6,4</text:p>
          </table:table-cell>
          <table:table-cell table:number-columns-repeated="2"/>
          <table:table-cell office:value-type="float" office:value="3843055" calcext:value-type="float">
            <text:p>384305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63470" calcext:value-type="float">
            <text:p>1563470</text:p>
          </table:table-cell>
          <table:table-cell office:value-type="float" office:value="101" calcext:value-type="float">
            <text:p>101</text:p>
          </table:table-cell>
          <table:table-cell office:value-type="float" office:value="7.6" calcext:value-type="float">
            <text:p>7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14060" calcext:value-type="float">
            <text:p>1714060</text:p>
          </table:table-cell>
          <table:table-cell office:value-type="float" office:value="101" calcext:value-type="float">
            <text:p>101</text:p>
          </table:table-cell>
          <table:table-cell office:value-type="float" office:value="6.4" calcext:value-type="float">
            <text:p>6,4</text:p>
          </table:table-cell>
          <table:table-cell table:number-columns-repeated="2"/>
          <table:table-cell office:value-type="float" office:value="3907818" calcext:value-type="float">
            <text:p>390781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6633" calcext:value-type="float">
            <text:p>2296633</text:p>
          </table:table-cell>
          <table:table-cell office:value-type="float" office:value="99" calcext:value-type="float">
            <text:p>99</text:p>
          </table:table-cell>
          <table:table-cell office:value-type="float" office:value="7.6" calcext:value-type="float">
            <text:p>7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466:.B565])" office:value-type="float" office:value="2599131.99" calcext:value-type="float">
            <text:p>2599131,99</text:p>
          </table:table-cell>
          <table:table-cell table:formula="of:=AVERAGE([.C466:.C565])" office:value-type="float" office:value="107.054" calcext:value-type="float">
            <text:p>107,054</text:p>
          </table:table-cell>
          <table:table-cell table:formula="of:=AVERAGE([.D466:.D565])" office:value-type="float" office:value="5.747" calcext:value-type="float">
            <text:p>5,747</text:p>
          </table:table-cell>
          <table:table-cell table:number-columns-repeated="2"/>
          <table:table-cell table:formula="of:=AVERAGE([.G466:.G565])" office:value-type="float" office:value="5065040.58" calcext:value-type="float">
            <text:p>5065040,58</text:p>
          </table:table-cell>
          <table:table-cell table:formula="of:=AVERAGE([.H466:.H565])" office:value-type="float" office:value="101.5" calcext:value-type="float">
            <text:p>101,5</text:p>
          </table:table-cell>
          <table:table-cell table:formula="of:=AVERAGE([.I466:.I565])" office:value-type="float" office:value="1.8" calcext:value-type="float">
            <text:p>1,8</text:p>
          </table:table-cell>
          <table:table-cell table:number-columns-repeated="2"/>
          <table:table-cell table:formula="of:=AVERAGE([.L466:.L565])" office:value-type="float" office:value="2099411.43" calcext:value-type="float">
            <text:p>2099411,43</text:p>
          </table:table-cell>
          <table:table-cell table:formula="of:=AVERAGE([.M466:.M565])" office:value-type="float" office:value="109.778" calcext:value-type="float">
            <text:p>109,778</text:p>
          </table:table-cell>
          <table:table-cell table:formula="of:=AVERAGE([.N466:.N565])" office:value-type="float" office:value="7.33800000000001" calcext:value-type="float">
            <text:p>7,338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466:.B565])" office:value-type="float" office:value="1785329.27525831" calcext:value-type="float">
            <text:p>1785329,27525831</text:p>
          </table:table-cell>
          <table:table-cell table:formula="of:=STDEVP([.C466:.C565])" office:value-type="float" office:value="15.4186407961273" calcext:value-type="float">
            <text:p>15,4186407961273</text:p>
          </table:table-cell>
          <table:table-cell table:formula="of:=STDEVP([.D466:.D565])" office:value-type="float" office:value="1.17664395634363" calcext:value-type="float">
            <text:p>1,17664395634363</text:p>
          </table:table-cell>
          <table:table-cell table:number-columns-repeated="2"/>
          <table:table-cell table:formula="of:=STDEVP([.G466:.G565])" office:value-type="float" office:value="2099857.08673522" calcext:value-type="float">
            <text:p>2099857,08673522</text:p>
          </table:table-cell>
          <table:table-cell table:formula="of:=STDEVP([.H466:.H565])" office:value-type="float" office:value="1.01488915650922" calcext:value-type="float">
            <text:p>1,01488915650922</text:p>
          </table:table-cell>
          <table:table-cell table:formula="of:=STDEVP([.I466:.I565])" office:value-type="float" office:value="0" calcext:value-type="float">
            <text:p>0</text:p>
          </table:table-cell>
          <table:table-cell table:number-columns-repeated="2"/>
          <table:table-cell table:formula="of:=STDEVP([.L466:.L565])" office:value-type="float" office:value="1068718.40749345" calcext:value-type="float">
            <text:p>1068718,40749345</text:p>
          </table:table-cell>
          <table:table-cell table:formula="of:=STDEVP([.M466:.M565])" office:value-type="float" office:value="23.5782848400811" calcext:value-type="float">
            <text:p>23,5782848400811</text:p>
          </table:table-cell>
          <table:table-cell table:formula="of:=STDEVP([.N466:.N565])" office:value-type="float" office:value="0.991542233089443" calcext:value-type="float">
            <text:p>0,9915422330894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466:.B565])" office:value-type="float" office:value="2334388.5" calcext:value-type="float">
            <text:p>2334388,5</text:p>
          </table:table-cell>
          <table:table-cell table:formula="of:=MEDIAN([.C466:.C565])" office:value-type="float" office:value="103" calcext:value-type="float">
            <text:p>103</text:p>
          </table:table-cell>
          <table:table-cell table:formula="of:=MEDIAN([.D466:.D565])" office:value-type="float" office:value="6.4" calcext:value-type="float">
            <text:p>6,4</text:p>
          </table:table-cell>
          <table:table-cell table:number-columns-repeated="2"/>
          <table:table-cell table:formula="of:=MEDIAN([.G466:.G565])" office:value-type="float" office:value="4000199" calcext:value-type="float">
            <text:p>4000199</text:p>
          </table:table-cell>
          <table:table-cell table:formula="of:=MEDIAN([.H466:.H565])" office:value-type="float" office:value="102" calcext:value-type="float">
            <text:p>102</text:p>
          </table:table-cell>
          <table:table-cell table:formula="of:=MEDIAN([.I466:.I565])" office:value-type="float" office:value="1.8" calcext:value-type="float">
            <text:p>1,8</text:p>
          </table:table-cell>
          <table:table-cell table:number-columns-repeated="2"/>
          <table:table-cell table:formula="of:=MEDIAN([.L466:.L565])" office:value-type="float" office:value="1783374.5" calcext:value-type="float">
            <text:p>1783374,5</text:p>
          </table:table-cell>
          <table:table-cell table:formula="of:=MEDIAN([.M466:.M565])" office:value-type="float" office:value="104" calcext:value-type="float">
            <text:p>104</text:p>
          </table:table-cell>
          <table:table-cell table:formula="of:=MEDIAN([.N466:.N565])"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466:.B515])" office:value-type="float" office:value="2865697.66" calcext:value-type="float">
            <text:p>2865697,66</text:p>
          </table:table-cell>
          <table:table-cell table:formula="of:=AVERAGE([.C466:.C515])" office:value-type="float" office:value="112.368" calcext:value-type="float">
            <text:p>112,368</text:p>
          </table:table-cell>
          <table:table-cell table:formula="of:=AVERAGE([.D466:.D515])" office:value-type="float" office:value="5" calcext:value-type="float">
            <text:p>5</text:p>
          </table:table-cell>
          <table:table-cell table:number-columns-repeated="2"/>
          <table:table-cell table:formula="of:=AVERAGE([.G466:.G515])" office:value-type="float" office:value="5346207.72" calcext:value-type="float">
            <text:p>5346207,72</text:p>
          </table:table-cell>
          <table:table-cell table:formula="of:=AVERAGE([.H466:.H515])" office:value-type="float" office:value="101.32" calcext:value-type="float">
            <text:p>101,32</text:p>
          </table:table-cell>
          <table:table-cell table:formula="of:=AVERAGE([.I466:.I515])" office:value-type="float" office:value="1.8" calcext:value-type="float">
            <text:p>1,8</text:p>
          </table:table-cell>
          <table:table-cell table:number-columns-repeated="2"/>
          <table:table-cell table:formula="of:=AVERAGE([.L466:.L515])" office:value-type="float" office:value="2173584.48" calcext:value-type="float">
            <text:p>2173584,48</text:p>
          </table:table-cell>
          <table:table-cell table:formula="of:=AVERAGE([.M466:.M515])" office:value-type="float" office:value="117.616" calcext:value-type="float">
            <text:p>117,616</text:p>
          </table:table-cell>
          <table:table-cell table:formula="of:=AVERAGE([.N466:.N515])" office:value-type="float" office:value="6.946" calcext:value-type="float">
            <text:p>6,9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516:.B565])" office:value-type="float" office:value="2332566.32" calcext:value-type="float">
            <text:p>2332566,32</text:p>
          </table:table-cell>
          <table:table-cell table:formula="of:=AVERAGE([.C516:.C565])" office:value-type="float" office:value="101.74" calcext:value-type="float">
            <text:p>101,74</text:p>
          </table:table-cell>
          <table:table-cell table:formula="of:=AVERAGE([.D516:.D565])" office:value-type="float" office:value="6.494" calcext:value-type="float">
            <text:p>6,494</text:p>
          </table:table-cell>
          <table:table-cell table:number-columns-repeated="2"/>
          <table:table-cell table:formula="of:=AVERAGE([.G516:.G565])" office:value-type="float" office:value="4783873.44" calcext:value-type="float">
            <text:p>4783873,44</text:p>
          </table:table-cell>
          <table:table-cell table:formula="of:=AVERAGE([.H516:.H565])" office:value-type="float" office:value="101.68" calcext:value-type="float">
            <text:p>101,68</text:p>
          </table:table-cell>
          <table:table-cell table:formula="of:=AVERAGE([.I516:.I565])" office:value-type="float" office:value="1.8" calcext:value-type="float">
            <text:p>1,8</text:p>
          </table:table-cell>
          <table:table-cell table:number-columns-repeated="2"/>
          <table:table-cell table:formula="of:=AVERAGE([.L516:.L565])" office:value-type="float" office:value="2025238.38" calcext:value-type="float">
            <text:p>2025238,38</text:p>
          </table:table-cell>
          <table:table-cell table:formula="of:=AVERAGE([.M516:.M565])" office:value-type="float" office:value="101.94" calcext:value-type="float">
            <text:p>101,94</text:p>
          </table:table-cell>
          <table:table-cell table:formula="of:=AVERAGE([.N516:.N565])" office:value-type="float" office:value="7.72999999999999" calcext:value-type="float">
            <text:p>7,729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516:.B565])" office:value-type="float" office:value="887204.440212141" calcext:value-type="float">
            <text:p>887204,440212141</text:p>
          </table:table-cell>
          <table:table-cell table:formula="of:=STDEVP([.C516:.C565])" office:value-type="float" office:value="2.79864252808393" calcext:value-type="float">
            <text:p>2,79864252808393</text:p>
          </table:table-cell>
          <table:table-cell table:formula="of:=STDEVP([.D516:.D565])" office:value-type="float" office:value="0.0704556598152339" calcext:value-type="float">
            <text:p>0,070455659815234</text:p>
          </table:table-cell>
          <table:table-cell table:number-columns-repeated="2"/>
          <table:table-cell table:formula="of:=STDEVP([.G516:.G565])" office:value-type="float" office:value="2042979.77186874" calcext:value-type="float">
            <text:p>2042979,77186874</text:p>
          </table:table-cell>
          <table:table-cell table:formula="of:=STDEVP([.H516:.H565])" office:value-type="float" office:value="0.76" calcext:value-type="float">
            <text:p>0,76</text:p>
          </table:table-cell>
          <table:table-cell table:formula="of:=STDEVP([.I516:.I565])" office:value-type="float" office:value="0" calcext:value-type="float">
            <text:p>0</text:p>
          </table:table-cell>
          <table:table-cell table:number-columns-repeated="2"/>
          <table:table-cell table:formula="of:=STDEVP([.L516:.L565])" office:value-type="float" office:value="737629.544340461" calcext:value-type="float">
            <text:p>737629,544340461</text:p>
          </table:table-cell>
          <table:table-cell table:formula="of:=STDEVP([.M516:.M565])" office:value-type="float" office:value="2.12988262587402" calcext:value-type="float">
            <text:p>2,12988262587402</text:p>
          </table:table-cell>
          <table:table-cell table:formula="of:=STDEVP([.N516:.N565])" office:value-type="float" office:value="0.053851648071345" calcext:value-type="float">
            <text:p>0,0538516480713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466:.B515])" office:value-type="float" office:value="2558570.5" calcext:value-type="float">
            <text:p>2558570,5</text:p>
          </table:table-cell>
          <table:table-cell table:formula="of:=MEDIAN([.C466:.C515])" office:value-type="float" office:value="105" calcext:value-type="float">
            <text:p>105</text:p>
          </table:table-cell>
          <table:table-cell table:formula="of:=MEDIAN([.D466:.D515])" office:value-type="float" office:value="5.25" calcext:value-type="float">
            <text:p>5,25</text:p>
          </table:table-cell>
          <table:table-cell table:number-columns-repeated="2"/>
          <table:table-cell table:formula="of:=MEDIAN([.G466:.G515])" office:value-type="float" office:value="4582846.5" calcext:value-type="float">
            <text:p>4582846,5</text:p>
          </table:table-cell>
          <table:table-cell table:formula="of:=MEDIAN([.H466:.H515])" office:value-type="float" office:value="101.5" calcext:value-type="float">
            <text:p>101,5</text:p>
          </table:table-cell>
          <table:table-cell table:formula="of:=MEDIAN([.I466:.I515])" office:value-type="float" office:value="1.8" calcext:value-type="float">
            <text:p>1,8</text:p>
          </table:table-cell>
          <table:table-cell table:number-columns-repeated="2"/>
          <table:table-cell table:formula="of:=MEDIAN([.L466:.L515])" office:value-type="float" office:value="1714428.5" calcext:value-type="float">
            <text:p>1714428,5</text:p>
          </table:table-cell>
          <table:table-cell table:formula="of:=MEDIAN([.M466:.M515])" office:value-type="float" office:value="108" calcext:value-type="float">
            <text:p>108</text:p>
          </table:table-cell>
          <table:table-cell table:formula="of:=MEDIAN([.N466:.N515])" office:value-type="float" office:value="7.4" calcext:value-type="float">
            <text:p>7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516:.B565])" office:value-type="float" office:value="1932994" calcext:value-type="float">
            <text:p>1932994</text:p>
          </table:table-cell>
          <table:table-cell table:formula="of:=MEDIAN([.C516:.C565])" office:value-type="float" office:value="102" calcext:value-type="float">
            <text:p>102</text:p>
          </table:table-cell>
          <table:table-cell table:formula="of:=MEDIAN([.D516:.D565])" office:value-type="float" office:value="6.5" calcext:value-type="float">
            <text:p>6,5</text:p>
          </table:table-cell>
          <table:table-cell table:number-columns-repeated="2"/>
          <table:table-cell table:formula="of:=MEDIAN([.G516:.G565])" office:value-type="float" office:value="3814410.5" calcext:value-type="float">
            <text:p>3814410,5</text:p>
          </table:table-cell>
          <table:table-cell table:formula="of:=MEDIAN([.H516:.H565])" office:value-type="float" office:value="102" calcext:value-type="float">
            <text:p>102</text:p>
          </table:table-cell>
          <table:table-cell table:formula="of:=MEDIAN([.I516:.I565])" office:value-type="float" office:value="1.8" calcext:value-type="float">
            <text:p>1,8</text:p>
          </table:table-cell>
          <table:table-cell table:number-columns-repeated="2"/>
          <table:table-cell table:formula="of:=MEDIAN([.L516:.L565])" office:value-type="float" office:value="1957909.5" calcext:value-type="float">
            <text:p>1957909,5</text:p>
          </table:table-cell>
          <table:table-cell table:formula="of:=MEDIAN([.M516:.M565])" office:value-type="float" office:value="102" calcext:value-type="float">
            <text:p>102</text:p>
          </table:table-cell>
          <table:table-cell table:formula="of:=MEDIAN([.N516:.N565])" office:value-type="float" office:value="7.7" calcext:value-type="float">
            <text:p>7,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.00.0000</text:date>, <text:time style:data-style-name="N2" text:time-value="14:27:18.31404021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09:23:47.843328695</meta:creation-date>
    <meta:editing-duration>PT7H44M19S</meta:editing-duration>
    <meta:editing-cycles>25</meta:editing-cycles>
    <meta:generator>LibreOffice/6.0.7.3$Linux_X86_64 LibreOffice_project/00m0$Build-3</meta:generator>
    <dc:date>2020-10-20T14:27:40.026042851</dc:date>
    <meta:document-statistic meta:table-count="1" meta:cell-count="5126" meta:object-count="0"/>
  </office:meta>
</office:document-meta>
</file>